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586cm"/>
    </style:style>
    <style:style style:name="co15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0.893cm"/>
    </style:style>
    <style:style style:name="co16" style:family="table-column">
      <style:table-column-properties fo:break-before="auto" style:column-width="2.364cm"/>
    </style:style>
    <style:style style:name="co17" style:family="table-column">
      <style:table-column-properties fo:break-before="auto" style:column-width="0.448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0.504cm"/>
    </style:style>
    <style:style style:name="co23" style:family="table-column">
      <style:table-column-properties fo:break-before="auto" style:column-width="1.087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0.5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11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12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13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14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15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17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18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19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71cm solid #000000" style:vertical-align="automatic"/>
      <style:paragraph-properties fo:text-align="center"/>
    </style:style>
    <style:style style:name="ce20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21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none" fo:border-right="none" fo:border-top="none" style:vertical-align="automatic"/>
      <style:paragraph-properties fo:text-align="center"/>
    </style:style>
    <style:style style:name="ce22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2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27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2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29" style:family="table-cell" style:parent-style-name="Excel_20_Built-in_20_Normal" style:data-style-name="N8000">
      <style:table-cell-properties fo:border-bottom="0.088cm solid #000000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30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31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32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</style:style>
    <style:style style:name="ce34" style:family="table-cell" style:parent-style-name="Excel_20_Built-in_20_Normal" style:data-style-name="N8000">
      <style:table-cell-properties fo:background-color="#bfbfbf" style:text-align-source="fix" style:repeat-content="false" style:vertical-align="automatic"/>
      <style:paragraph-properties fo:text-align="center"/>
    </style:style>
    <style:style style:name="ce35" style:family="table-cell" style:parent-style-name="Excel_20_Built-in_20_Normal" style:data-style-name="N8000">
      <style:table-cell-properties fo:border-bottom="0.088cm solid #000000" fo:background-color="#bfbfbf" style:text-align-source="fix" style:repeat-content="false" fo:border-left="none" fo:border-right="none" fo:border-top="none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order-bottom="0.088cm solid #000000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41" style:family="table-cell" style:parent-style-name="Excel_20_Built-in_20_Normal" style:data-style-name="N8000">
      <style:table-cell-properties fo:border-bottom="0.088cm solid #000000" fo:background-color="#ff3333" style:text-align-source="fix" style:repeat-content="false" fo:border-left="0.071cm solid #000000" fo:border-right="none" fo:border-top="0.071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71cm solid #000000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44" style:family="table-cell" style:parent-style-name="Excel_20_Built-in_20_Normal" style:data-style-name="N8000">
      <style:table-cell-properties fo:border-bottom="0.088cm solid #000000" fo:background-color="#ff3333" style:text-align-source="fix" style:repeat-content="false" fo:border-left="none" fo:border-right="none" fo:border-top="none" style:vertical-align="automatic"/>
      <style:paragraph-properties fo:text-align="center"/>
    </style:style>
    <style:style style:name="ce45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71cm solid #000000" style:vertical-align="automatic"/>
      <style:paragraph-properties fo:text-align="center"/>
    </style:style>
    <style:style style:name="ce47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order-bottom="0.088cm solid #000000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/>
    </style:style>
    <style:style style:name="ce51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5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fo:background-color="transparent" style:vertical-align="automatic"/>
    </style:style>
    <style:style style:name="ce58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59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60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61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  <style:style style:name="ce9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b2b2b2"/>
    </style:style>
    <style:style style:name="ce6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99"/>
    </style:style>
  </office:automatic-styles>
  <office:body>
    <office:spreadsheet>
      <table:table table:name="Charpad Export" table:style-name="ta1" table:print="false">
        <table:table-column table:style-name="co25" table:default-cell-style-name="Default"/>
        <table:table-column table:style-name="co2" table:number-columns-repeated="15" table:default-cell-style-name="Default"/>
        <table:table-column table:style-name="co2" table:default-cell-style-name="ce71"/>
        <table:table-column table:style-name="co26" table:visibility="collapse" table:number-columns-repeated="9" table:default-cell-style-name="Default"/>
        <table:table-column table:style-name="co26" table:number-columns-repeated="998" table:default-cell-style-name="Default"/>
        <table:table-row table:style-name="ro1" table:visibility="collapse">
          <table:table-cell table:style-name="ce67" office:value-type="string">
            <text:p>Char</text:p>
          </table:table-cell>
          <table:table-cell table:style-name="ce67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67" office:value-type="string">
            <text:p>Tile</text:p>
          </table:table-cell>
          <table:table-cell table:style-name="ce67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67" office:value-type="string">
            <text:p>Color</text:p>
          </table:table-cell>
          <table:table-cell table:style-name="ce67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>
          <table:table-cell table:style-name="ce68" office:value-type="string">
            <text:p>CHARSET IMAGE DATA...</text:p>
          </table:table-cell>
          <table:table-cell table:style-name="ce67" table:number-columns-repeated="4"/>
          <table:table-cell table:style-name="ce70" office:value-type="string" table:number-columns-spanned="12" table:number-rows-spanned="1">
            <text:p>SUMME 0-255</text:p>
          </table:table-cell>
          <table:covered-table-cell table:number-columns-repeated="10" table:style-name="ce67"/>
          <table:covered-table-cell table:style-name="ce72"/>
          <table:table-cell table:style-name="ce67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dc</text:p>
          </table:table-cell>
          <table:table-cell office:value-type="string">
            <text:p>$dc</text:p>
          </table:table-cell>
          <table:table-cell office:value-type="string">
            <text:p>$c0</text:p>
          </table:table-cell>
          <table:table-cell office:value-type="string">
            <text:p>$c4</text:p>
          </table:table-cell>
          <table:table-cell office:value-type="string">
            <text:p>$78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30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2</text:p>
          </table:table-cell>
          <table:table-cell office:value-type="string">
            <text:p>$30</text:p>
          </table:table-cell>
          <table:table-cell office:value-type="string">
            <text:p>$7c</text:p>
          </table:table-cell>
          <table:table-cell office:value-type="string">
            <text:p>$30</text:p>
          </table:table-cell>
          <table:table-cell office:value-type="string">
            <text:p>$62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0c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f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66</text:p>
          </table:table-cell>
          <table:table-cell table:number-columns-repeated="4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62</text:p>
          </table:table-cell>
          <table:table-cell office:value-type="string">
            <text:p>$6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6</text:p>
          </table:table-cell>
          <table:table-cell office:value-type="string">
            <text:p>$4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38</text:p>
          </table:table-cell>
          <table:table-cell office:value-type="string">
            <text:p>$67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3"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table:number-columns-repeated="3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03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d6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e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e</text:p>
          </table:table-cell>
          <table:table-cell table:number-columns-repeated="3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70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22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8</text:p>
          </table:table-cell>
          <table:table-cell table:number-columns-repeated="3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office:value-type="string">
            <text:p>$0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20</text:p>
          </table:table-cell>
          <table:table-cell office:value-type="string">
            <text:p>$23</text:p>
          </table:table-cell>
          <table:table-cell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2</text:p>
          </table:table-cell>
          <table:table-cell office:value-type="string">
            <text:p>$22</text:p>
          </table:table-cell>
          <table:table-cell office:value-type="string">
            <text:p>$02</text:p>
          </table:table-cell>
          <table:table-cell office:value-type="string">
            <text:p>$20</text:p>
          </table:table-cell>
          <table:table-cell office:value-type="string">
            <text:p>$22</text:p>
          </table:table-cell>
          <table:table-cell table:number-columns-repeated="2" office:value-type="string">
            <text:p>$20</text:p>
          </table:table-cell>
          <table:table-cell table:number-columns-repeated="2" office:value-type="string">
            <text:p>$2a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02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d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office:value-type="string">
            <text:p>$af</text:p>
          </table:table-cell>
          <table:table-cell office:value-type="string">
            <text:p>$37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fd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8</text:p>
          </table:table-cell>
          <table:table-cell office:value-type="string">
            <text:p>$f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9f</text:p>
          </table:table-cell>
          <table:table-cell office:value-type="string">
            <text:p>$2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e</text:p>
          </table:table-cell>
          <table:table-cell office:value-type="string">
            <text:p>$fa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3b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table:number-columns-repeated="8" office:value-type="string">
            <text:p>$a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14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1d</text:p>
          </table:table-cell>
          <table:table-cell office:value-type="string">
            <text:p>$3f</text:p>
          </table:table-cell>
          <table:table-cell office:value-type="string">
            <text:p>$1d</text:p>
          </table:table-cell>
          <table:table-cell office:value-type="string">
            <text:p>$00</text:p>
          </table:table-cell>
          <table:table-cell office:value-type="string">
            <text:p>$07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table:number-columns-repeated="2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0e</text:p>
          </table:table-cell>
          <table:table-cell office:value-type="string">
            <text:p>$37</text:p>
          </table:table-cell>
          <table:table-cell office:value-type="string">
            <text:p>$11</text:p>
          </table:table-cell>
          <table:table-cell office:value-type="string">
            <text:p>$37</text:p>
          </table:table-cell>
          <table:table-cell table:number-columns-repeated="4"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0e</text:p>
          </table:table-cell>
          <table:table-cell table:number-columns-repeated="3" office:value-type="string">
            <text:p>$0c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6</text:p>
          </table:table-cell>
          <table:table-cell office:value-type="string">
            <text:p>$22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7" office:value-type="string">
            <text:p>$2c</text:p>
          </table:table-cell>
          <table:table-cell office:value-type="string">
            <text:p>$2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5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table:number-columns-repeated="4" office:value-type="string">
            <text:p>$00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table:number-columns-repeated="2" office:value-type="string">
            <text:p>$2e</text:p>
          </table:table-cell>
          <table:table-cell table:number-columns-repeated="2"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2e</text:p>
          </table:table-cell>
          <table:table-cell table:number-columns-repeated="3"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2e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3</text:p>
          </table:table-cell>
          <table:table-cell office:value-type="string">
            <text:p>$2c</text:p>
          </table:table-cell>
          <table:table-cell table:number-columns-repeated="4" office:value-type="string">
            <text:p>$20</text:p>
          </table:table-cell>
          <table:table-cell office:value-type="string">
            <text:p>$bf</text:p>
          </table:table-cell>
          <table:table-cell office:value-type="string">
            <text:p>$c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bb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20</text:p>
          </table:table-cell>
          <table:table-cell office:value-type="string">
            <text:p>$28</text:p>
          </table:table-cell>
          <table:table-cell office:value-type="string">
            <text:p>$2e</text:p>
          </table:table-cell>
          <table:table-cell office:value-type="string">
            <text:p>$b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08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e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c0</text:p>
          </table:table-cell>
          <table:table-cell office:value-type="string">
            <text:p>$00</text:p>
          </table:table-cell>
          <table:table-cell table:number-columns-repeated="6" office:value-type="string">
            <text:p>$80</text:p>
          </table:table-cell>
          <table:table-cell office:value-type="string">
            <text:p>$02</text:p>
          </table:table-cell>
          <table:table-cell office:value-type="string">
            <text:p>$e8</text:p>
          </table:table-cell>
          <table:table-cell office:value-type="string">
            <text:p>$00</text:p>
          </table:table-cell>
          <table:table-cell office:value-type="string">
            <text:p>$8e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a2</text:p>
          </table:table-cell>
          <table:table-cell office:value-type="string">
            <text:p>$2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2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2a</text:p>
          </table:table-cell>
          <table:table-cell office:value-type="string">
            <text:p>$8a</text:p>
          </table:table-cell>
          <table:table-cell office:value-type="string">
            <text:p>$28</text:p>
          </table:table-cell>
          <table:table-cell office:value-type="string">
            <text:p>$aa</text:p>
          </table:table-cell>
          <table:table-cell office:value-type="string">
            <text:p>$20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table:number-columns-repeated="2" office:value-type="string">
            <text:p>$80</text:p>
          </table:table-cell>
          <table:table-cell table:number-columns-repeated="3" office:value-type="string">
            <text:p>$00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b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e8</text:p>
          </table:table-cell>
          <table:table-cell office:value-type="string">
            <text:p>$fe</text:p>
          </table:table-cell>
          <table:table-cell office:value-type="string">
            <text:p>$ab</text:p>
          </table:table-cell>
          <table:table-cell office:value-type="string">
            <text:p>$fe</text:p>
          </table:table-cell>
          <table:table-cell office:value-type="string">
            <text:p>$e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6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7"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7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office:value-type="string">
            <text:p>$0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c0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5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1">
          <table:table-cell table:style-name="ce68" office:value-type="string">
            <text:p>CHARTILESET DATA...</text:p>
          </table:table-cell>
          <table:table-cell table:style-name="ce67" table:number-columns-repeated="3"/>
          <table:table-cell table:style-name="ce69" office:value-type="string" table:number-columns-spanned="13" table:number-rows-spanned="1">
            <text:p>SUMME 0-39</text:p>
          </table:table-cell>
          <table:covered-table-cell table:number-columns-repeated="11" table:style-name="ce67"/>
          <table:covered-table-cell table:style-name="ce72"/>
          <table:table-cell table:style-name="ce67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table:number-columns-repeated="2" office:value-type="string">
            <text:p>$54</text:p>
          </table:table-cell>
          <table:table-cell office:value-type="string">
            <text:p>$53</text:p>
          </table:table-cell>
          <table:table-cell office:value-type="string">
            <text:p>$63</text:p>
          </table:table-cell>
          <table:table-cell office:value-type="string">
            <text:p>$64</text:p>
          </table:table-cell>
          <table:table-cell office:value-type="string">
            <text:p>$54</text:p>
          </table:table-cell>
          <table:table-cell office:value-type="string">
            <text:p>$53</text:p>
          </table:table-cell>
          <table:table-cell office:value-type="string">
            <text:p>$7f</text:p>
          </table:table-cell>
          <table:table-cell office:value-type="string">
            <text:p>$80</text:p>
          </table:table-cell>
          <table:table-cell office:value-type="string">
            <text:p>$81</text:p>
          </table:table-cell>
          <table:table-cell office:value-type="string">
            <text:p>$82</text:p>
          </table:table-cell>
          <table:table-cell office:value-type="string">
            <text:p>$53</text:p>
          </table:table-cell>
          <table:table-cell table:number-columns-repeated="2" office:value-type="string">
            <text:p>$55</text:p>
          </table:table-cell>
          <table:table-cell office:value-type="string">
            <text:p>$5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56</text:p>
          </table:table-cell>
          <table:table-cell office:value-type="string">
            <text:p>$53</text:p>
          </table:table-cell>
          <table:table-cell table:number-columns-repeated="2" office:value-type="string">
            <text:p>$54</text:p>
          </table:table-cell>
          <table:table-cell office:value-type="string">
            <text:p>$53</text:p>
          </table:table-cell>
          <table:table-cell office:value-type="string">
            <text:p>$91</text:p>
          </table:table-cell>
          <table:table-cell office:value-type="string">
            <text:p>$92</text:p>
          </table:table-cell>
          <table:table-cell office:value-type="string">
            <text:p>$93</text:p>
          </table:table-cell>
          <table:table-cell office:value-type="string">
            <text:p>$94</text:p>
          </table:table-cell>
          <table:table-cell table:number-columns-repeated="4" office:value-type="string">
            <text:p>$37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5</text:p>
          </table:table-cell>
          <table:table-cell office:value-type="string">
            <text:p>$66</text:p>
          </table:table-cell>
          <table:table-cell office:value-type="string">
            <text:p>$67</text:p>
          </table:table-cell>
          <table:table-cell office:value-type="string">
            <text:p>$68</text:p>
          </table:table-cell>
          <table:table-cell office:value-type="string">
            <text:p>$5c</text:p>
          </table:table-cell>
          <table:table-cell office:value-type="string">
            <text:p>$5d</text:p>
          </table:table-cell>
          <table:table-cell office:value-type="string">
            <text:p>$5e</text:p>
          </table:table-cell>
          <table:table-cell office:value-type="string">
            <text:p>$5f</text:p>
          </table:table-cell>
          <table:table-cell table:number-columns-repeated="4" office:value-type="string">
            <text:p>$51</text:p>
          </table:table-cell>
          <table:table-cell table:number-columns-repeated="4" office:value-type="string">
            <text:p>$5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7</text:p>
          </table:table-cell>
          <table:table-cell table:number-columns-repeated="2" office:value-type="string">
            <text:p>$56</text:p>
          </table:table-cell>
          <table:table-cell office:value-type="string">
            <text:p>$57</text:p>
          </table:table-cell>
          <table:table-cell office:value-type="string">
            <text:p>$61</text:p>
          </table:table-cell>
          <table:table-cell table:number-columns-repeated="2" office:value-type="string">
            <text:p>$62</text:p>
          </table:table-cell>
          <table:table-cell office:value-type="string">
            <text:p>$61</text:p>
          </table:table-cell>
          <table:table-cell office:value-type="string">
            <text:p>$6a</text:p>
          </table:table-cell>
          <table:table-cell office:value-type="string">
            <text:p>$96</text:p>
          </table:table-cell>
          <table:table-cell office:value-type="string">
            <text:p>$97</text:p>
          </table:table-cell>
          <table:table-cell office:value-type="string">
            <text:p>$98</text:p>
          </table:table-cell>
          <table:table-cell office:value-type="string">
            <text:p>$6b</text:p>
          </table:table-cell>
          <table:table-cell office:value-type="string">
            <text:p>$6c</text:p>
          </table:table-cell>
          <table:table-cell office:value-type="string">
            <text:p>$6d</text:p>
          </table:table-cell>
          <table:table-cell office:value-type="string">
            <text:p>$6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77</text:p>
          </table:table-cell>
          <table:table-cell office:value-type="string">
            <text:p>$78</text:p>
          </table:table-cell>
          <table:table-cell office:value-type="string">
            <text:p>$79</text:p>
          </table:table-cell>
          <table:table-cell office:value-type="string">
            <text:p>$7a</text:p>
          </table:table-cell>
          <table:table-cell office:value-type="string">
            <text:p>$8c</text:p>
          </table:table-cell>
          <table:table-cell office:value-type="string">
            <text:p>$8d</text:p>
          </table:table-cell>
          <table:table-cell office:value-type="string">
            <text:p>$8e</text:p>
          </table:table-cell>
          <table:table-cell office:value-type="string">
            <text:p>$8f</text:p>
          </table:table-cell>
          <table:table-cell table:number-columns-repeated="4" office:value-type="string">
            <text:p>$90</text:p>
          </table:table-cell>
          <table:table-cell table:number-columns-repeated="2" office:value-type="string">
            <text:p>$9e</text:p>
          </table:table-cell>
          <table:table-cell table:number-columns-repeated="2" office:value-type="string">
            <text:p>$9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9e</text:p>
          </table:table-cell>
          <table:table-cell office:value-type="string">
            <text:p>$9f</text:p>
          </table:table-cell>
          <table:table-cell table:number-columns-repeated="2" office:value-type="string">
            <text:p>$9d</text:p>
          </table:table-cell>
          <table:table-cell office:value-type="string">
            <text:p>$99</text:p>
          </table:table-cell>
          <table:table-cell office:value-type="string">
            <text:p>$9a</text:p>
          </table:table-cell>
          <table:table-cell office:value-type="string">
            <text:p>$9b</text:p>
          </table:table-cell>
          <table:table-cell office:value-type="string">
            <text:p>$9c</text:p>
          </table:table-cell>
          <table:table-cell office:value-type="string">
            <text:p>$9f</text:p>
          </table:table-cell>
          <table:table-cell office:value-type="string">
            <text:p>$9e</text:p>
          </table:table-cell>
          <table:table-cell table:number-columns-repeated="2" office:value-type="string">
            <text:p>$9d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9</text:p>
          </table:table-cell>
          <table:table-cell office:value-type="string">
            <text:p>$4a</text:p>
          </table:table-cell>
          <table:table-cell office:value-type="string">
            <text:p>$4b</text:p>
          </table:table-cell>
          <table:table-cell office:value-type="string">
            <text:p>$4c</text:p>
          </table:table-cell>
          <table:table-cell office:value-type="string">
            <text:p>$95</text:p>
          </table:table-cell>
          <table:table-cell office:value-type="string">
            <text:p>$96</text:p>
          </table:table-cell>
          <table:table-cell office:value-type="string">
            <text:p>$97</text:p>
          </table:table-cell>
          <table:table-cell office:value-type="string">
            <text:p>$98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d</text:p>
          </table:table-cell>
          <table:table-cell office:value-type="string">
            <text:p>$4e</text:p>
          </table:table-cell>
          <table:table-cell office:value-type="string">
            <text:p>$4f</text:p>
          </table:table-cell>
          <table:table-cell office:value-type="string">
            <text:p>$50</text:p>
          </table:table-cell>
          <table:table-cell office:value-type="string">
            <text:p>$58</text:p>
          </table:table-cell>
          <table:table-cell office:value-type="string">
            <text:p>$59</text:p>
          </table:table-cell>
          <table:table-cell office:value-type="string">
            <text:p>$5a</text:p>
          </table:table-cell>
          <table:table-cell office:value-type="string">
            <text:p>$5b</text:p>
          </table:table-cell>
          <table:table-cell office:value-type="string">
            <text:p>$58</text:p>
          </table:table-cell>
          <table:table-cell office:value-type="string">
            <text:p>$59</text:p>
          </table:table-cell>
          <table:table-cell office:value-type="string">
            <text:p>$5a</text:p>
          </table:table-cell>
          <table:table-cell office:value-type="string">
            <text:p>$5b</text:p>
          </table:table-cell>
          <table:table-cell office:value-type="string">
            <text:p>$4d</text:p>
          </table:table-cell>
          <table:table-cell office:value-type="string">
            <text:p>$4e</text:p>
          </table:table-cell>
          <table:table-cell office:value-type="string">
            <text:p>$4f</text:p>
          </table:table-cell>
          <table:table-cell office:value-type="string">
            <text:p>$5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table:number-columns-repeated="2" office:value-type="string">
            <text:p>$71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office:value-type="string">
            <text:p>$71</text:p>
          </table:table-cell>
          <table:table-cell office:value-type="string">
            <text:p>$72</text:p>
          </table:table-cell>
          <table:table-cell office:value-type="string">
            <text:p>$73</text:p>
          </table:table-cell>
          <table:table-cell office:value-type="string">
            <text:p>$74</text:p>
          </table:table-cell>
          <table:table-cell office:value-type="string">
            <text:p>$75</text:p>
          </table:table-cell>
          <table:table-cell office:value-type="string">
            <text:p>$76</text:p>
          </table:table-cell>
          <table:table-cell office:value-type="string">
            <text:p>$7b</text:p>
          </table:table-cell>
          <table:table-cell office:value-type="string">
            <text:p>$7c</text:p>
          </table:table-cell>
          <table:table-cell office:value-type="string">
            <text:p>$7d</text:p>
          </table:table-cell>
          <table:table-cell office:value-type="string">
            <text:p>$7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6f</text:p>
          </table:table-cell>
          <table:table-cell office:value-type="string">
            <text:p>$70</text:p>
          </table:table-cell>
          <table:table-cell office:value-type="string">
            <text:p>$71</text:p>
          </table:table-cell>
          <table:table-cell office:value-type="string">
            <text:p>$72</text:p>
          </table:table-cell>
          <table:table-cell office:value-type="string">
            <text:p>$7b</text:p>
          </table:table-cell>
          <table:table-cell office:value-type="string">
            <text:p>$7c</text:p>
          </table:table-cell>
          <table:table-cell office:value-type="string">
            <text:p>$7d</text:p>
          </table:table-cell>
          <table:table-cell office:value-type="string">
            <text:p>$7e</text:p>
          </table:table-cell>
          <table:table-cell office:value-type="string">
            <text:p>$73</text:p>
          </table:table-cell>
          <table:table-cell office:value-type="string">
            <text:p>$74</text:p>
          </table:table-cell>
          <table:table-cell office:value-type="string">
            <text:p>$75</text:p>
          </table:table-cell>
          <table:table-cell office:value-type="string">
            <text:p>$76</text:p>
          </table:table-cell>
          <table:table-cell office:value-type="string">
            <text:p>$73</text:p>
          </table:table-cell>
          <table:table-cell office:value-type="string">
            <text:p>$74</text:p>
          </table:table-cell>
          <table:table-cell office:value-type="string">
            <text:p>$75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4</text:p>
          </table:table-cell>
          <table:table-cell office:value-type="string">
            <text:p>$85</text:p>
          </table:table-cell>
          <table:table-cell office:value-type="string">
            <text:p>$86</text:p>
          </table:table-cell>
          <table:table-cell office:value-type="string">
            <text:p>$87</text:p>
          </table:table-cell>
          <table:table-cell office:value-type="string">
            <text:p>$88</text:p>
          </table:table-cell>
          <table:table-cell office:value-type="string">
            <text:p>$89</text:p>
          </table:table-cell>
          <table:table-cell office:value-type="string">
            <text:p>$8a</text:p>
          </table:table-cell>
          <table:table-cell office:value-type="string">
            <text:p>$8b</text:p>
          </table:table-cell>
          <table:table-cell table:number-columns-repeated="8" office:value-type="string">
            <text:p>$00</text:p>
          </table:table-cell>
          <table:table-cell table:number-columns-repeated="1007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>
          <table:table-cell table:style-name="ce68" office:value-type="string">
            <text:p>CHARTILESET COLOUR DATA...</text:p>
          </table:table-cell>
          <table:table-cell table:style-name="ce67" table:number-columns-repeated="5"/>
          <table:table-cell table:style-name="ce69" office:value-type="string" table:number-columns-spanned="11" table:number-rows-spanned="1">
            <text:p>SUMME 0-39</text:p>
          </table:table-cell>
          <table:covered-table-cell table:number-columns-repeated="9" table:style-name="ce67"/>
          <table:covered-table-cell table:style-name="ce72"/>
          <table:table-cell table:style-name="ce67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8</text:p>
          </table:table-cell>
          <table:table-cell office:value-type="string">
            <text:p>$09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9</text:p>
          </table:table-cell>
          <table:table-cell table:number-columns-repeated="2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b</text:p>
          </table:table-cell>
          <table:table-cell office:value-type="string">
            <text:p>$0d</text:p>
          </table:table-cell>
          <table:table-cell table:number-columns-repeated="3"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9</text:p>
          </table:table-cell>
          <table:table-cell table:number-columns-repeated="9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9</text:p>
          </table:table-cell>
          <table:table-cell table:number-columns-repeated="15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a</text:p>
          </table:table-cell>
          <table:table-cell office:value-type="string">
            <text:p>$0b</text:p>
          </table:table-cell>
          <table:table-cell office:value-type="string">
            <text:p>$09</text:p>
          </table:table-cell>
          <table:table-cell office:value-type="string">
            <text:p>$0c</text:p>
          </table:table-cell>
          <table:table-cell table:number-columns-repeated="2" office:value-type="string">
            <text:p>$0d</text:p>
          </table:table-cell>
          <table:table-cell office:value-type="string">
            <text:p>$09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b</text:p>
          </table:table-cell>
          <table:table-cell office:value-type="string">
            <text:p>$0f</text:p>
          </table:table-cell>
          <table:table-cell office:value-type="string">
            <text:p>$0b</text:p>
          </table:table-cell>
          <table:table-cell office:value-type="string">
            <text:p>$0a</text:p>
          </table:table-cell>
          <table:table-cell office:value-type="string">
            <text:p>$0c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d</text:p>
          </table:table-cell>
          <table:table-cell table:number-columns-repeated="3" office:value-type="string">
            <text:p>$0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table:number-columns-repeated="2" office:value-type="string">
            <text:p>$03</text:p>
          </table:table-cell>
          <table:table-cell table:number-columns-repeated="1007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har" table:style-name="ta1" table:print="false">
        <table:table-column table:style-name="co4" table:default-cell-style-name="Default"/>
        <table:table-column table:style-name="co2" table:default-cell-style-name="ce67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ce67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column table:style-name="co27" table:default-cell-style-name="ce73"/>
        <table:table-column table:style-name="co2" table:default-cell-style-name="Default"/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70">
            <text:p>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96">
            <text:p>9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34">
            <text:p>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12">
            <text:p>1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130">
            <text:p>13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187">
            <text:p>18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238">
            <text:p>238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154">
            <text:p>1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106">
            <text:p>106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169">
            <text:p>16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160">
            <text:p>160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127">
            <text:p>127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175">
            <text:p>17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186">
            <text:p>186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191">
            <text:p>191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191">
            <text:p>19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250">
            <text:p>250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234">
            <text:p>2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171">
            <text:p>17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153">
            <text:p>1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105">
            <text:p>105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251">
            <text:p>251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235">
            <text:p>23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202">
            <text:p>202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64">
            <text:p>6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131">
            <text:p>13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13">
            <text:p>1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14">
            <text:p>1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46">
            <text:p>4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44">
            <text:p>4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234">
            <text:p>234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162">
            <text:p>162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136">
            <text:p>13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190">
            <text:p>19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63">
            <text:p>6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80">
            <text:p>80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84">
            <text:p>84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143">
            <text:p>14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176">
            <text:p>176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42">
            <text:p>4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26">
            <text:p>2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148">
            <text:p>148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74">
            <text:p>7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79">
            <text:p>79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243">
            <text:p>243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15">
            <text:p>1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95">
            <text:p>95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165">
            <text:p>16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86">
            <text:p>86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1" table:number-rows-repeated="104844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ata Tile" table:style-name="ta1" table:print="false">
        <table:table-column table:style-name="co8" table:number-columns-repeated="4" table:default-cell-style-name="Default"/>
        <table:table-column table:style-name="co4" table:number-columns-repeated="4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50"/>
        <table:table-column table:style-name="co19" table:default-cell-style-name="ce50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9" office:value-type="string" table:number-columns-spanned="4" table:number-rows-spanned="1">
            <text:p>HEX CHAR INDEX</text:p>
          </table:table-cell>
          <table:covered-table-cell table:number-columns-repeated="3" table:style-name="ce14"/>
          <table:table-cell table:number-columns-repeated="4" table:style-name="ce15" office:value-type="string">
            <text:p>DEZ</text:p>
          </table:table-cell>
          <table:table-cell table:style-name="ce22" office:value-type="string">
            <text:p>ADD</text:p>
          </table:table-cell>
          <table:table-cell table:number-columns-repeated="2" table:style-name="ce15" office:value-type="string">
            <text:p>ADD</text:p>
          </table:table-cell>
          <table:table-cell table:style-name="ce24" office:value-type="string">
            <text:p>ADD</text:p>
          </table:table-cell>
          <table:table-cell table:style-name="ce25" office:value-type="string" table:number-columns-spanned="10" table:number-rows-spanned="1">
            <text:p>COLOR</text:p>
          </table:table-cell>
          <table:covered-table-cell table:number-columns-repeated="9" table:style-name="ce14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15" office:value-type="string">
            <text:p>IST</text:p>
          </table:table-cell>
          <table:table-cell table:style-name="ce15" table:number-columns-repeated="4"/>
          <table:table-cell table:style-name="ce15" office:value-type="string">
            <text:p>IST</text:p>
          </table:table-cell>
          <table:table-cell table:style-name="ce15" table:number-columns-repeated="5"/>
          <table:table-cell table:style-name="ce15" office:value-type="string">
            <text:p>IST</text:p>
          </table:table-cell>
          <table:table-cell table:style-name="ce15" table:number-columns-repeated="4"/>
          <table:table-cell table:style-name="ce15" office:value-type="string">
            <text:p>IST</text:p>
          </table:table-cell>
          <table:table-cell table:style-name="ce15"/>
          <table:table-cell table:style-name="ce45"/>
          <table:table-cell table:style-name="ce49" office:value-type="string">
            <text:p>CHAR</text:p>
          </table:table-cell>
          <table:table-cell table:style-name="ce51"/>
          <table:table-cell table:style-name="ce52" office:value-type="string" table:number-columns-spanned="5" table:number-rows-spanned="1">
            <text:p>COLOR NUMMER</text:p>
          </table:table-cell>
          <table:covered-table-cell table:number-columns-repeated="4" table:style-name="ce58"/>
        </table:table-row>
        <table:table-row table:style-name="ro1">
          <table:table-cell table:style-name="ce10" table:formula="of:=MID(['Charpad Export'.B209];2;2)" office:value-type="string" office:string-value="a8">
            <text:p>a8</text:p>
          </table:table-cell>
          <table:table-cell table:style-name="ce10" table:formula="of:=MID(['Charpad Export'.C209];2;2)" office:value-type="string" office:string-value="54">
            <text:p>54</text:p>
          </table:table-cell>
          <table:table-cell table:style-name="ce10" table:formula="of:=MID(['Charpad Export'.D209];2;2)" office:value-type="string" office:string-value="54">
            <text:p>54</text:p>
          </table:table-cell>
          <table:table-cell table:style-name="ce10" table:formula="of:=MID(['Charpad Export'.E209];2;2)" office:value-type="string" office:string-value="53">
            <text:p>53</text:p>
          </table:table-cell>
          <table:table-cell table:style-name="ce16" table:formula="of:=HEX2DEC([.A2])" office:value-type="float" office:value="168">
            <text:p>168</text:p>
          </table:table-cell>
          <table:table-cell table:style-name="ce19" table:formula="of:=HEX2DEC([.B2])" office:value-type="float" office:value="84">
            <text:p>84</text:p>
          </table:table-cell>
          <table:table-cell table:style-name="ce19" table:formula="of:=HEX2DEC([.C2])" office:value-type="float" office:value="84">
            <text:p>84</text:p>
          </table:table-cell>
          <table:table-cell table:style-name="ce19" table:formula="of:=HEX2DEC([.D2])" office:value-type="float" office:value="83">
            <text:p>83</text:p>
          </table:table-cell>
          <table:table-cell table:style-name="ce16" table:formula="of:=IF(AND([.E2]&gt;=0;[.E2]&lt;=31);&quot;+64&quot;;IF(AND([.E2]&gt;=32;[.E2]&lt;=63);&quot;0&quot;;IF(AND([.E2]&gt;=64;[.E2]&lt;=95);&quot;+32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-128">
            <text:p>-128</text:p>
          </table:table-cell>
          <table:table-cell table:style-name="ce16" table:formula="of:=IF(AND([.F2]&gt;=0;[.F2]&lt;=31);&quot;+64&quot;;IF(AND([.F2]&gt;=32;[.F2]&lt;=63);&quot;0&quot;;IF(AND([.F2]&gt;=64;[.F2]&lt;=95);&quot;+32&quot;;IF(AND([.F2]&gt;=96;[.F2]&lt;=127);&quot;+64&quot;;IF(AND([.F2]&gt;=128;[.F2]&lt;=159);&quot;-64&quot;;IF(AND([.F2]&gt;=160;[.F2]&lt;=191);&quot;-128&quot;;IF(AND([.F2]&gt;=192;[.F2]&lt;=254);&quot;0&quot;;IF(AND([.E2]=255);&quot;-64&quot;;&quot;&quot;))))))))" office:value-type="string" office:string-value="+32">
            <text:p>+32</text:p>
          </table:table-cell>
          <table:table-cell table:style-name="ce16" table:formula="of:=IF(AND([.G2]&gt;=0;[.G2]&lt;=31);&quot;+64&quot;;IF(AND([.G2]&gt;=32;[.G2]&lt;=63);&quot;0&quot;;IF(AND([.G2]&gt;=64;[.G2]&lt;=95);&quot;+32&quot;;IF(AND([.G2]&gt;=96;[.G2]&lt;=127);&quot;+64&quot;;IF(AND([.G2]&gt;=128;[.G2]&lt;=159);&quot;-64&quot;;IF(AND([.G2]&gt;=160;[.G2]&lt;=191);&quot;-128&quot;;IF(AND([.G2]&gt;=192;[.G2]&lt;=254);&quot;0&quot;;IF(AND([.E2]=255);&quot;-64&quot;;&quot;&quot;))))))))" office:value-type="string" office:string-value="+32">
            <text:p>+32</text:p>
          </table:table-cell>
          <table:table-cell table:style-name="ce16" table:formula="of:=IF(AND([.H2]&gt;=0;[.H2]&lt;=31);&quot;+64&quot;;IF(AND([.H2]&gt;=32;[.H2]&lt;=63);&quot;0&quot;;IF(AND([.H2]&gt;=64;[.H2]&lt;=95);&quot;+32&quot;;IF(AND([.H2]&gt;=96;[.H2]&lt;=127);&quot;+64&quot;;IF(AND([.H2]&gt;=128;[.H2]&lt;=159);&quot;-64&quot;;IF(AND([.H2]&gt;=160;[.H2]&lt;=191);&quot;-128&quot;;IF(AND([.H2]&gt;=192;[.H2]&lt;=254);&quot;0&quot;;IF(AND([.E2]=255);&quot;-64&quot;;&quot;&quot;))))))))" office:value-type="string" office:string-value="+32">
            <text:p>+32</text:p>
          </table:table-cell>
          <table:table-cell table:style-name="ce26" table:formula="of:=MID(['Charpad Export'.B236];2;2)" office:value-type="string" office:string-value="0d">
            <text:p>0d</text:p>
          </table:table-cell>
          <table:table-cell table:style-name="ce20" table:formula="of:=HEX2DEC([.M2])" office:value-type="float" office:value="13">
            <text:p>13</text:p>
          </table:table-cell>
          <table:table-cell table:style-name="ce20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lt. green}">
            <text:p>{lt. green}</text:p>
          </table:table-cell>
          <table:table-cell table:style-name="ce30" table:formula="of:=[.M2]" office:value-type="string" office:string-value="0d">
            <text:p>0d</text:p>
          </table:table-cell>
          <table:table-cell table:style-name="ce20" table:formula="of:=HEX2DEC([.P2])" office:value-type="float" office:value="13">
            <text:p>13</text:p>
          </table:table-cell>
          <table:table-cell table:style-name="ce20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lt. green}">
            <text:p>{lt. green}</text:p>
          </table:table-cell>
          <table:table-cell table:style-name="ce30" table:formula="of:=[.M2]" office:value-type="string" office:string-value="0d">
            <text:p>0d</text:p>
          </table:table-cell>
          <table:table-cell table:style-name="ce20" table:formula="of:=HEX2DEC([.S2])" office:value-type="float" office:value="13">
            <text:p>13</text:p>
          </table:table-cell>
          <table:table-cell table:style-name="ce20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lt. green}">
            <text:p>{lt. green}</text:p>
          </table:table-cell>
          <table:table-cell table:style-name="ce36" table:formula="of:=[.M2]" office:value-type="string" office:string-value="0d">
            <text:p>0d</text:p>
          </table:table-cell>
          <table:table-cell table:style-name="ce19" table:formula="of:=HEX2DEC([.V2])" office:value-type="float" office:value="13">
            <text:p>13</text:p>
          </table:table-cell>
          <table:table-cell table:style-name="ce19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2" table:formula="of:=[.O2]" office:value-type="string" office:string-value="{lt. green}">
            <text:p>{lt. green}</text:p>
          </table:table-cell>
          <table:table-cell table:style-name="ce42" table:formula="of:=IF(AND([.E2]&gt;=128;[.E2]&lt;=255);&quot;{rvrs on}&quot;;&quot;{rvrs off}&quot;)" office:value-type="string" office:string-value="{rvrs on}">
            <text:p>{rvrs on}</text:p>
          </table:table-cell>
          <table:table-cell table:style-name="ce42" office:value-type="string">
            <text:p>{</text:p>
          </table:table-cell>
          <table:table-cell table:style-name="ce42" table:formula="of:=[.E2]+[.I2]" office:value-type="float" office:value="40">
            <text:p>40</text:p>
          </table:table-cell>
          <table:table-cell table:style-name="ce42" office:value-type="string">
            <text:p>}</text:p>
          </table:table-cell>
          <table:table-cell table:style-name="ce42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42" table:formula="of:=[.R2]" office:value-type="string" office:string-value="{lt. green}">
            <text:p>{lt. green}</text:p>
          </table:table-cell>
          <table:table-cell table:style-name="ce42" office:value-type="string">
            <text:p>{</text:p>
          </table:table-cell>
          <table:table-cell table:style-name="ce42" table:formula="of:=[.F2]+[.J2]" office:value-type="float" office:value="116">
            <text:p>116</text:p>
          </table:table-cell>
          <table:table-cell table:style-name="ce42" office:value-type="string">
            <text:p>}</text:p>
          </table:table-cell>
          <table:table-cell table:style-name="ce42" office:value-type="string">
            <text:p>{down}{left:2}</text:p>
          </table:table-cell>
          <table:table-cell table:style-name="ce42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42" table:formula="of:=[.U2]" office:value-type="string" office:string-value="{lt. green}">
            <text:p>{lt. green}</text:p>
          </table:table-cell>
          <table:table-cell table:style-name="ce42" office:value-type="string">
            <text:p>{</text:p>
          </table:table-cell>
          <table:table-cell table:style-name="ce42" table:formula="of:=[.G2]+[.K2]" office:value-type="float" office:value="116">
            <text:p>116</text:p>
          </table:table-cell>
          <table:table-cell table:style-name="ce42" office:value-type="string">
            <text:p>}</text:p>
          </table:table-cell>
          <table:table-cell table:style-name="ce42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42" table:formula="of:=[.X2]" office:value-type="string" office:string-value="{lt. green}">
            <text:p>{lt. green}</text:p>
          </table:table-cell>
          <table:table-cell table:style-name="ce42" office:value-type="string">
            <text:p>{</text:p>
          </table:table-cell>
          <table:table-cell table:style-name="ce42" table:formula="of:=[.H2]+[.L2]" office:value-type="float" office:value="115">
            <text:p>115</text:p>
          </table:table-cell>
          <table:table-cell table:style-name="ce42" office:value-type="string">
            <text:p>}</text:p>
          </table:table-cell>
          <table:table-cell table:style-name="ce46" office:value-type="string">
            <text:p>"</text:p>
          </table:table-cell>
          <table:table-cell table:style-name="ce11" office:value-type="float" office:value="0">
            <text:p>0</text:p>
          </table:table-cell>
          <table:table-cell table:style-name="ce32"/>
          <table:table-cell table:style-name="ce53" office:value-type="string">
            <text:p>Multi Color</text:p>
          </table:table-cell>
          <table:table-cell table:style-name="ce59"/>
          <table:table-cell table:style-name="ce60" office:value-type="string">
            <text:p>Char Color</text:p>
          </table:table-cell>
          <table:table-cell table:style-name="ce65"/>
          <table:table-cell table:style-name="ce59"/>
        </table:table-row>
        <table:table-row table:style-name="ro1">
          <table:table-cell table:style-name="ce10" table:formula="of:=MID(['Charpad Export'.F209];2;2)" office:value-type="string" office:string-value="63">
            <text:p>63</text:p>
          </table:table-cell>
          <table:table-cell table:style-name="ce10" table:formula="of:=MID(['Charpad Export'.G209];2;2)" office:value-type="string" office:string-value="64">
            <text:p>64</text:p>
          </table:table-cell>
          <table:table-cell table:style-name="ce10" table:formula="of:=MID(['Charpad Export'.H209];2;2)" office:value-type="string" office:string-value="54">
            <text:p>54</text:p>
          </table:table-cell>
          <table:table-cell table:style-name="ce10" table:formula="of:=MID(['Charpad Export'.I209];2;2)" office:value-type="string" office:string-value="53">
            <text:p>53</text:p>
          </table:table-cell>
          <table:table-cell table:style-name="ce17" table:formula="of:=HEX2DEC([.A3])" office:value-type="float" office:value="99">
            <text:p>99</text:p>
          </table:table-cell>
          <table:table-cell table:style-name="ce20" table:formula="of:=HEX2DEC([.B3])" office:value-type="float" office:value="100">
            <text:p>100</text:p>
          </table:table-cell>
          <table:table-cell table:style-name="ce20" table:formula="of:=HEX2DEC([.C3])" office:value-type="float" office:value="84">
            <text:p>84</text:p>
          </table:table-cell>
          <table:table-cell table:style-name="ce20" table:formula="of:=HEX2DEC([.D3])" office:value-type="float" office:value="83">
            <text:p>83</text:p>
          </table:table-cell>
          <table:table-cell table:style-name="ce16" table:formula="of:=IF(AND([.E3]&gt;=0;[.E3]&lt;=31);&quot;+64&quot;;IF(AND([.E3]&gt;=32;[.E3]&lt;=63);&quot;0&quot;;IF(AND([.E3]&gt;=64;[.E3]&lt;=95);&quot;+32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+64">
            <text:p>+64</text:p>
          </table:table-cell>
          <table:table-cell table:style-name="ce16" table:formula="of:=IF(AND([.F3]&gt;=0;[.F3]&lt;=31);&quot;+64&quot;;IF(AND([.F3]&gt;=32;[.F3]&lt;=63);&quot;0&quot;;IF(AND([.F3]&gt;=64;[.F3]&lt;=95);&quot;+32&quot;;IF(AND([.F3]&gt;=96;[.F3]&lt;=127);&quot;+64&quot;;IF(AND([.F3]&gt;=128;[.F3]&lt;=159);&quot;-64&quot;;IF(AND([.F3]&gt;=160;[.F3]&lt;=191);&quot;-128&quot;;IF(AND([.F3]&gt;=192;[.F3]&lt;=254);&quot;0&quot;;IF(AND([.E3]=255);&quot;-64&quot;;&quot;&quot;))))))))" office:value-type="string" office:string-value="+64">
            <text:p>+64</text:p>
          </table:table-cell>
          <table:table-cell table:style-name="ce16" table:formula="of:=IF(AND([.G3]&gt;=0;[.G3]&lt;=31);&quot;+64&quot;;IF(AND([.G3]&gt;=32;[.G3]&lt;=63);&quot;0&quot;;IF(AND([.G3]&gt;=64;[.G3]&lt;=95);&quot;+32&quot;;IF(AND([.G3]&gt;=96;[.G3]&lt;=127);&quot;+64&quot;;IF(AND([.G3]&gt;=128;[.G3]&lt;=159);&quot;-64&quot;;IF(AND([.G3]&gt;=160;[.G3]&lt;=191);&quot;-128&quot;;IF(AND([.G3]&gt;=192;[.G3]&lt;=254);&quot;0&quot;;IF(AND([.E3]=255);&quot;-64&quot;;&quot;&quot;))))))))" office:value-type="string" office:string-value="+32">
            <text:p>+32</text:p>
          </table:table-cell>
          <table:table-cell table:style-name="ce16" table:formula="of:=IF(AND([.H3]&gt;=0;[.H3]&lt;=31);&quot;+64&quot;;IF(AND([.H3]&gt;=32;[.H3]&lt;=63);&quot;0&quot;;IF(AND([.H3]&gt;=64;[.H3]&lt;=95);&quot;+32&quot;;IF(AND([.H3]&gt;=96;[.H3]&lt;=127);&quot;+64&quot;;IF(AND([.H3]&gt;=128;[.H3]&lt;=159);&quot;-64&quot;;IF(AND([.H3]&gt;=160;[.H3]&lt;=191);&quot;-128&quot;;IF(AND([.H3]&gt;=192;[.H3]&lt;=254);&quot;0&quot;;IF(AND([.E3]=255);&quot;-64&quot;;&quot;&quot;))))))))" office:value-type="string" office:string-value="+32">
            <text:p>+32</text:p>
          </table:table-cell>
          <table:table-cell table:style-name="ce27" table:formula="of:=MID(['Charpad Export'.C236];2;2)" office:value-type="string" office:string-value="09">
            <text:p>09</text:p>
          </table:table-cell>
          <table:table-cell table:style-name="ce20" table:formula="of:=HEX2DEC([.M3])" office:value-type="float" office:value="9">
            <text:p>9</text:p>
          </table:table-cell>
          <table:table-cell table:style-name="ce20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brown}">
            <text:p>{brown}</text:p>
          </table:table-cell>
          <table:table-cell table:style-name="ce31" table:formula="of:=[.M3]" office:value-type="string" office:string-value="09">
            <text:p>09</text:p>
          </table:table-cell>
          <table:table-cell table:style-name="ce20" table:formula="of:=HEX2DEC([.P3])" office:value-type="float" office:value="9">
            <text:p>9</text:p>
          </table:table-cell>
          <table:table-cell table:style-name="ce20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brown}">
            <text:p>{brown}</text:p>
          </table:table-cell>
          <table:table-cell table:style-name="ce31" table:formula="of:=[.M3]" office:value-type="string" office:string-value="09">
            <text:p>09</text:p>
          </table:table-cell>
          <table:table-cell table:style-name="ce20" table:formula="of:=HEX2DEC([.S3])" office:value-type="float" office:value="9">
            <text:p>9</text:p>
          </table:table-cell>
          <table:table-cell table:style-name="ce20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brown}">
            <text:p>{brown}</text:p>
          </table:table-cell>
          <table:table-cell table:style-name="ce37" table:formula="of:=[.M3]" office:value-type="string" office:string-value="09">
            <text:p>09</text:p>
          </table:table-cell>
          <table:table-cell table:style-name="ce20" table:formula="of:=HEX2DEC([.V3])" office:value-type="float" office:value="9">
            <text:p>9</text:p>
          </table:table-cell>
          <table:table-cell table:style-name="ce20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3]" office:value-type="string" office:string-value="{brown}">
            <text:p>{brown}</text:p>
          </table:table-cell>
          <table:table-cell table:style-name="ce43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]+[.I3]" office:value-type="float" office:value="163">
            <text:p>163</text:p>
          </table:table-cell>
          <table:table-cell table:style-name="ce43" office:value-type="string">
            <text:p>}</text:p>
          </table:table-cell>
          <table:table-cell table:style-name="ce43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43" table:formula="of:=[.R3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3]+[.J3]" office:value-type="float" office:value="164">
            <text:p>1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43" table:formula="of:=[.U3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3]+[.K3]" office:value-type="float" office:value="116">
            <text:p>116</text:p>
          </table:table-cell>
          <table:table-cell table:style-name="ce43" office:value-type="string">
            <text:p>}</text:p>
          </table:table-cell>
          <table:table-cell table:style-name="ce43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43" table:formula="of:=[.X3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3]+[.L3]" office:value-type="float" office:value="115">
            <text:p>115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">
            <text:p>1</text:p>
          </table:table-cell>
          <table:table-cell table:style-name="ce32"/>
          <table:table-cell table:style-name="ce54" office:value-type="string">
            <text:p>sw</text:p>
          </table:table-cell>
          <table:table-cell table:style-name="ce54" office:value-type="float" office:value="0">
            <text:p>0</text:p>
          </table:table-cell>
          <table:table-cell table:style-name="ce61" office:value-type="string">
            <text:p>sw</text:p>
          </table:table-cell>
          <table:table-cell table:style-name="ce61" office:value-type="float" office:value="0">
            <text:p>0</text:p>
          </table:table-cell>
          <table:table-cell table:style-name="ce61" office:value-type="string">
            <text:p>hires</text:p>
          </table:table-cell>
        </table:table-row>
        <table:table-row table:style-name="ro1">
          <table:table-cell table:style-name="ce10" table:formula="of:=MID(['Charpad Export'.J209];2;2)" office:value-type="string" office:string-value="7f">
            <text:p>7f</text:p>
          </table:table-cell>
          <table:table-cell table:style-name="ce10" table:formula="of:=MID(['Charpad Export'.K209];2;2)" office:value-type="string" office:string-value="80">
            <text:p>80</text:p>
          </table:table-cell>
          <table:table-cell table:style-name="ce10" table:formula="of:=MID(['Charpad Export'.L209];2;2)" office:value-type="string" office:string-value="81">
            <text:p>81</text:p>
          </table:table-cell>
          <table:table-cell table:style-name="ce10" table:formula="of:=MID(['Charpad Export'.M209];2;2)" office:value-type="string" office:string-value="82">
            <text:p>82</text:p>
          </table:table-cell>
          <table:table-cell table:style-name="ce17" table:formula="of:=HEX2DEC([.A4])" office:value-type="float" office:value="127">
            <text:p>127</text:p>
          </table:table-cell>
          <table:table-cell table:style-name="ce20" table:formula="of:=HEX2DEC([.B4])" office:value-type="float" office:value="128">
            <text:p>128</text:p>
          </table:table-cell>
          <table:table-cell table:style-name="ce20" table:formula="of:=HEX2DEC([.C4])" office:value-type="float" office:value="129">
            <text:p>129</text:p>
          </table:table-cell>
          <table:table-cell table:style-name="ce20" table:formula="of:=HEX2DEC([.D4])" office:value-type="float" office:value="130">
            <text:p>130</text:p>
          </table:table-cell>
          <table:table-cell table:style-name="ce16" table:formula="of:=IF(AND([.E4]&gt;=0;[.E4]&lt;=31);&quot;+64&quot;;IF(AND([.E4]&gt;=32;[.E4]&lt;=63);&quot;0&quot;;IF(AND([.E4]&gt;=64;[.E4]&lt;=95);&quot;+32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+64">
            <text:p>+64</text:p>
          </table:table-cell>
          <table:table-cell table:style-name="ce16" table:formula="of:=IF(AND([.F4]&gt;=0;[.F4]&lt;=31);&quot;+64&quot;;IF(AND([.F4]&gt;=32;[.F4]&lt;=63);&quot;0&quot;;IF(AND([.F4]&gt;=64;[.F4]&lt;=95);&quot;+32&quot;;IF(AND([.F4]&gt;=96;[.F4]&lt;=127);&quot;+64&quot;;IF(AND([.F4]&gt;=128;[.F4]&lt;=159);&quot;-64&quot;;IF(AND([.F4]&gt;=160;[.F4]&lt;=191);&quot;-128&quot;;IF(AND([.F4]&gt;=192;[.F4]&lt;=254);&quot;0&quot;;IF(AND([.E4]=255);&quot;-64&quot;;&quot;&quot;))))))))" office:value-type="string" office:string-value="-64">
            <text:p>-64</text:p>
          </table:table-cell>
          <table:table-cell table:style-name="ce16" table:formula="of:=IF(AND([.G4]&gt;=0;[.G4]&lt;=31);&quot;+64&quot;;IF(AND([.G4]&gt;=32;[.G4]&lt;=63);&quot;0&quot;;IF(AND([.G4]&gt;=64;[.G4]&lt;=95);&quot;+32&quot;;IF(AND([.G4]&gt;=96;[.G4]&lt;=127);&quot;+64&quot;;IF(AND([.G4]&gt;=128;[.G4]&lt;=159);&quot;-64&quot;;IF(AND([.G4]&gt;=160;[.G4]&lt;=191);&quot;-128&quot;;IF(AND([.G4]&gt;=192;[.G4]&lt;=254);&quot;0&quot;;IF(AND([.E4]=255);&quot;-64&quot;;&quot;&quot;))))))))" office:value-type="string" office:string-value="-64">
            <text:p>-64</text:p>
          </table:table-cell>
          <table:table-cell table:style-name="ce16" table:formula="of:=IF(AND([.H4]&gt;=0;[.H4]&lt;=31);&quot;+64&quot;;IF(AND([.H4]&gt;=32;[.H4]&lt;=63);&quot;0&quot;;IF(AND([.H4]&gt;=64;[.H4]&lt;=95);&quot;+32&quot;;IF(AND([.H4]&gt;=96;[.H4]&lt;=127);&quot;+64&quot;;IF(AND([.H4]&gt;=128;[.H4]&lt;=159);&quot;-64&quot;;IF(AND([.H4]&gt;=160;[.H4]&lt;=191);&quot;-128&quot;;IF(AND([.H4]&gt;=192;[.H4]&lt;=254);&quot;0&quot;;IF(AND([.E4]=255);&quot;-64&quot;;&quot;&quot;))))))))" office:value-type="string" office:string-value="-64">
            <text:p>-64</text:p>
          </table:table-cell>
          <table:table-cell table:style-name="ce28" table:formula="of:=MID(['Charpad Export'.D236];2;2)" office:value-type="string" office:string-value="0a">
            <text:p>0a</text:p>
          </table:table-cell>
          <table:table-cell table:style-name="ce20" table:formula="of:=HEX2DEC([.M4])" office:value-type="float" office:value="10">
            <text:p>10</text:p>
          </table:table-cell>
          <table:table-cell table:style-name="ce20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lt. red}">
            <text:p>{lt. red}</text:p>
          </table:table-cell>
          <table:table-cell table:style-name="ce32" table:formula="of:=[.M4]" office:value-type="string" office:string-value="0a">
            <text:p>0a</text:p>
          </table:table-cell>
          <table:table-cell table:style-name="ce20" table:formula="of:=HEX2DEC([.P4])" office:value-type="float" office:value="10">
            <text:p>10</text:p>
          </table:table-cell>
          <table:table-cell table:style-name="ce20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lt. red}">
            <text:p>{lt. red}</text:p>
          </table:table-cell>
          <table:table-cell table:style-name="ce32" table:formula="of:=[.M4]" office:value-type="string" office:string-value="0a">
            <text:p>0a</text:p>
          </table:table-cell>
          <table:table-cell table:style-name="ce20" table:formula="of:=HEX2DEC([.S4])" office:value-type="float" office:value="10">
            <text:p>10</text:p>
          </table:table-cell>
          <table:table-cell table:style-name="ce20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lt. red}">
            <text:p>{lt. red}</text:p>
          </table:table-cell>
          <table:table-cell table:style-name="ce38" table:formula="of:=[.M4]" office:value-type="string" office:string-value="0a">
            <text:p>0a</text:p>
          </table:table-cell>
          <table:table-cell table:style-name="ce20" table:formula="of:=HEX2DEC([.V4])" office:value-type="float" office:value="10">
            <text:p>10</text:p>
          </table:table-cell>
          <table:table-cell table:style-name="ce20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lt. red}">
            <text:p>{lt. red}</text:p>
          </table:table-cell>
          <table:table-cell table:style-name="ce40" office:value-type="string">
            <text:p>data"</text:p>
          </table:table-cell>
          <table:table-cell table:style-name="ce43" table:formula="of:=[.O4]" office:value-type="string" office:string-value="{lt. red}">
            <text:p>{lt. red}</text:p>
          </table:table-cell>
          <table:table-cell table:style-name="ce43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4]+[.I4]" office:value-type="float" office:value="191">
            <text:p>191</text:p>
          </table:table-cell>
          <table:table-cell table:style-name="ce43" office:value-type="string">
            <text:p>}</text:p>
          </table:table-cell>
          <table:table-cell table:style-name="ce43" table:formula="of:=IF(AND([.F4]&gt;=128;[.F4]&lt;=255);&quot;{rvrs on}&quot;;&quot;{rvrs off}&quot;)" office:value-type="string" office:string-value="{rvrs on}">
            <text:p>{rvrs on}</text:p>
          </table:table-cell>
          <table:table-cell table:style-name="ce43" table:formula="of:=[.R4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F4]+[.J4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4]&gt;=128;[.G4]&lt;=255);&quot;{rvrs on}&quot;;&quot;{rvrs off}&quot;)" office:value-type="string" office:string-value="{rvrs on}">
            <text:p>{rvrs on}</text:p>
          </table:table-cell>
          <table:table-cell table:style-name="ce43" table:formula="of:=[.U4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G4]+[.K4]" office:value-type="float" office:value="65">
            <text:p>65</text:p>
          </table:table-cell>
          <table:table-cell table:style-name="ce43" office:value-type="string">
            <text:p>}</text:p>
          </table:table-cell>
          <table:table-cell table:style-name="ce43" table:formula="of:=IF(AND([.H4]&gt;=128;[.H4]&lt;=255);&quot;{rvrs on}&quot;;&quot;{rvrs off}&quot;)" office:value-type="string" office:string-value="{rvrs on}">
            <text:p>{rvrs on}</text:p>
          </table:table-cell>
          <table:table-cell table:style-name="ce43" table:formula="of:=[.X4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H4]+[.L4]" office:value-type="float" office:value="66">
            <text:p>66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">
            <text:p>2</text:p>
          </table:table-cell>
          <table:table-cell table:style-name="ce32"/>
          <table:table-cell table:style-name="ce55" office:value-type="string">
            <text:p>ws</text:p>
          </table:table-cell>
          <table:table-cell table:style-name="ce55" office:value-type="float" office:value="1">
            <text:p>1</text:p>
          </table:table-cell>
          <table:table-cell table:style-name="ce62" office:value-type="string">
            <text:p>ws</text:p>
          </table:table-cell>
          <table:table-cell table:style-name="ce62" office:value-type="float" office:value="1">
            <text:p>1</text:p>
          </table:table-cell>
          <table:table-cell table:style-name="ce62" office:value-type="string">
            <text:p>hires</text:p>
          </table:table-cell>
        </table:table-row>
        <table:table-row table:style-name="ro1">
          <table:table-cell table:style-name="ce10" table:formula="of:=MID(['Charpad Export'.N209];2;2)" office:value-type="string" office:string-value="53">
            <text:p>53</text:p>
          </table:table-cell>
          <table:table-cell table:style-name="ce10" table:formula="of:=MID(['Charpad Export'.O209];2;2)" office:value-type="string" office:string-value="55">
            <text:p>55</text:p>
          </table:table-cell>
          <table:table-cell table:style-name="ce10" table:formula="of:=MID(['Charpad Export'.P209];2;2)" office:value-type="string" office:string-value="55">
            <text:p>55</text:p>
          </table:table-cell>
          <table:table-cell table:style-name="ce10" table:formula="of:=MID(['Charpad Export'.Q209];2;2)" office:value-type="string" office:string-value="53">
            <text:p>53</text:p>
          </table:table-cell>
          <table:table-cell table:style-name="ce17" table:formula="of:=HEX2DEC([.A5])" office:value-type="float" office:value="83">
            <text:p>83</text:p>
          </table:table-cell>
          <table:table-cell table:style-name="ce20" table:formula="of:=HEX2DEC([.B5])" office:value-type="float" office:value="85">
            <text:p>85</text:p>
          </table:table-cell>
          <table:table-cell table:style-name="ce20" table:formula="of:=HEX2DEC([.C5])" office:value-type="float" office:value="85">
            <text:p>85</text:p>
          </table:table-cell>
          <table:table-cell table:style-name="ce20" table:formula="of:=HEX2DEC([.D5])" office:value-type="float" office:value="83">
            <text:p>83</text:p>
          </table:table-cell>
          <table:table-cell table:style-name="ce16" table:formula="of:=IF(AND([.E5]&gt;=0;[.E5]&lt;=31);&quot;+64&quot;;IF(AND([.E5]&gt;=32;[.E5]&lt;=63);&quot;0&quot;;IF(AND([.E5]&gt;=64;[.E5]&lt;=95);&quot;+32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+32">
            <text:p>+32</text:p>
          </table:table-cell>
          <table:table-cell table:style-name="ce16" table:formula="of:=IF(AND([.F5]&gt;=0;[.F5]&lt;=31);&quot;+64&quot;;IF(AND([.F5]&gt;=32;[.F5]&lt;=63);&quot;0&quot;;IF(AND([.F5]&gt;=64;[.F5]&lt;=95);&quot;+32&quot;;IF(AND([.F5]&gt;=96;[.F5]&lt;=127);&quot;+64&quot;;IF(AND([.F5]&gt;=128;[.F5]&lt;=159);&quot;-64&quot;;IF(AND([.F5]&gt;=160;[.F5]&lt;=191);&quot;-128&quot;;IF(AND([.F5]&gt;=192;[.F5]&lt;=254);&quot;0&quot;;IF(AND([.E5]=255);&quot;-64&quot;;&quot;&quot;))))))))" office:value-type="string" office:string-value="+32">
            <text:p>+32</text:p>
          </table:table-cell>
          <table:table-cell table:style-name="ce16" table:formula="of:=IF(AND([.G5]&gt;=0;[.G5]&lt;=31);&quot;+64&quot;;IF(AND([.G5]&gt;=32;[.G5]&lt;=63);&quot;0&quot;;IF(AND([.G5]&gt;=64;[.G5]&lt;=95);&quot;+32&quot;;IF(AND([.G5]&gt;=96;[.G5]&lt;=127);&quot;+64&quot;;IF(AND([.G5]&gt;=128;[.G5]&lt;=159);&quot;-64&quot;;IF(AND([.G5]&gt;=160;[.G5]&lt;=191);&quot;-128&quot;;IF(AND([.G5]&gt;=192;[.G5]&lt;=254);&quot;0&quot;;IF(AND([.E5]=255);&quot;-64&quot;;&quot;&quot;))))))))" office:value-type="string" office:string-value="+32">
            <text:p>+32</text:p>
          </table:table-cell>
          <table:table-cell table:style-name="ce16" table:formula="of:=IF(AND([.H5]&gt;=0;[.H5]&lt;=31);&quot;+64&quot;;IF(AND([.H5]&gt;=32;[.H5]&lt;=63);&quot;0&quot;;IF(AND([.H5]&gt;=64;[.H5]&lt;=95);&quot;+32&quot;;IF(AND([.H5]&gt;=96;[.H5]&lt;=127);&quot;+64&quot;;IF(AND([.H5]&gt;=128;[.H5]&lt;=159);&quot;-64&quot;;IF(AND([.H5]&gt;=160;[.H5]&lt;=191);&quot;-128&quot;;IF(AND([.H5]&gt;=192;[.H5]&lt;=254);&quot;0&quot;;IF(AND([.E5]=255);&quot;-64&quot;;&quot;&quot;))))))))" office:value-type="string" office:string-value="+32">
            <text:p>+32</text:p>
          </table:table-cell>
          <table:table-cell table:style-name="ce27" table:formula="of:=MID(['Charpad Export'.E236];2;2)" office:value-type="string" office:string-value="0d">
            <text:p>0d</text:p>
          </table:table-cell>
          <table:table-cell table:style-name="ce20" table:formula="of:=HEX2DEC([.M5])" office:value-type="float" office:value="13">
            <text:p>13</text:p>
          </table:table-cell>
          <table:table-cell table:style-name="ce20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lt. green}">
            <text:p>{lt. green}</text:p>
          </table:table-cell>
          <table:table-cell table:style-name="ce31" table:formula="of:=[.M5]" office:value-type="string" office:string-value="0d">
            <text:p>0d</text:p>
          </table:table-cell>
          <table:table-cell table:style-name="ce20" table:formula="of:=HEX2DEC([.P5])" office:value-type="float" office:value="13">
            <text:p>13</text:p>
          </table:table-cell>
          <table:table-cell table:style-name="ce20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lt. green}">
            <text:p>{lt. green}</text:p>
          </table:table-cell>
          <table:table-cell table:style-name="ce31" table:formula="of:=[.M5]" office:value-type="string" office:string-value="0d">
            <text:p>0d</text:p>
          </table:table-cell>
          <table:table-cell table:style-name="ce20" table:formula="of:=HEX2DEC([.S5])" office:value-type="float" office:value="13">
            <text:p>13</text:p>
          </table:table-cell>
          <table:table-cell table:style-name="ce20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lt. green}">
            <text:p>{lt. green}</text:p>
          </table:table-cell>
          <table:table-cell table:style-name="ce37" table:formula="of:=[.M5]" office:value-type="string" office:string-value="0d">
            <text:p>0d</text:p>
          </table:table-cell>
          <table:table-cell table:style-name="ce20" table:formula="of:=HEX2DEC([.V5])" office:value-type="float" office:value="13">
            <text:p>13</text:p>
          </table:table-cell>
          <table:table-cell table:style-name="ce20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3" table:formula="of:=[.O5]" office:value-type="string" office:string-value="{lt. green}">
            <text:p>{lt. green}</text:p>
          </table:table-cell>
          <table:table-cell table:style-name="ce43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5]+[.I5]" office:value-type="float" office:value="115">
            <text:p>115</text:p>
          </table:table-cell>
          <table:table-cell table:style-name="ce43" office:value-type="string">
            <text:p>}</text:p>
          </table:table-cell>
          <table:table-cell table:style-name="ce43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43" table:formula="of:=[.R5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F5]+[.J5]" office:value-type="float" office:value="117">
            <text:p>117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43" table:formula="of:=[.U5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G5]+[.K5]" office:value-type="float" office:value="117">
            <text:p>117</text:p>
          </table:table-cell>
          <table:table-cell table:style-name="ce43" office:value-type="string">
            <text:p>}</text:p>
          </table:table-cell>
          <table:table-cell table:style-name="ce43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43" table:formula="of:=[.X5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H5]+[.L5]" office:value-type="float" office:value="115">
            <text:p>115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">
            <text:p>3</text:p>
          </table:table-cell>
          <table:table-cell table:style-name="ce32"/>
          <table:table-cell table:style-name="ce55" office:value-type="string">
            <text:p>rd</text:p>
          </table:table-cell>
          <table:table-cell table:style-name="ce55" office:value-type="float" office:value="2">
            <text:p>2</text:p>
          </table:table-cell>
          <table:table-cell table:style-name="ce62" office:value-type="string">
            <text:p>rd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hires</text:p>
          </table:table-cell>
        </table:table-row>
        <table:table-row table:style-name="ro1">
          <table:table-cell table:style-name="ce11" table:formula="of:=MID(['Charpad Export'.B210];2;2)" office:value-type="string" office:string-value="56">
            <text:p>56</text:p>
          </table:table-cell>
          <table:table-cell table:style-name="ce11" table:formula="of:=MID(['Charpad Export'.C210];2;2)" office:value-type="string" office:string-value="56">
            <text:p>56</text:p>
          </table:table-cell>
          <table:table-cell table:style-name="ce11" table:formula="of:=MID(['Charpad Export'.D210];2;2)" office:value-type="string" office:string-value="56">
            <text:p>56</text:p>
          </table:table-cell>
          <table:table-cell table:style-name="ce11" table:formula="of:=MID(['Charpad Export'.E210];2;2)" office:value-type="string" office:string-value="56">
            <text:p>56</text:p>
          </table:table-cell>
          <table:table-cell table:style-name="ce17" table:formula="of:=HEX2DEC([.A6])" office:value-type="float" office:value="86">
            <text:p>86</text:p>
          </table:table-cell>
          <table:table-cell table:style-name="ce20" table:formula="of:=HEX2DEC([.B6])" office:value-type="float" office:value="86">
            <text:p>86</text:p>
          </table:table-cell>
          <table:table-cell table:style-name="ce20" table:formula="of:=HEX2DEC([.C6])" office:value-type="float" office:value="86">
            <text:p>86</text:p>
          </table:table-cell>
          <table:table-cell table:style-name="ce20" table:formula="of:=HEX2DEC([.D6])" office:value-type="float" office:value="86">
            <text:p>86</text:p>
          </table:table-cell>
          <table:table-cell table:style-name="ce16" table:formula="of:=IF(AND([.E6]&gt;=0;[.E6]&lt;=31);&quot;+64&quot;;IF(AND([.E6]&gt;=32;[.E6]&lt;=63);&quot;0&quot;;IF(AND([.E6]&gt;=64;[.E6]&lt;=95);&quot;+32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+32">
            <text:p>+32</text:p>
          </table:table-cell>
          <table:table-cell table:style-name="ce16" table:formula="of:=IF(AND([.F6]&gt;=0;[.F6]&lt;=31);&quot;+64&quot;;IF(AND([.F6]&gt;=32;[.F6]&lt;=63);&quot;0&quot;;IF(AND([.F6]&gt;=64;[.F6]&lt;=95);&quot;+32&quot;;IF(AND([.F6]&gt;=96;[.F6]&lt;=127);&quot;+64&quot;;IF(AND([.F6]&gt;=128;[.F6]&lt;=159);&quot;-64&quot;;IF(AND([.F6]&gt;=160;[.F6]&lt;=191);&quot;-128&quot;;IF(AND([.F6]&gt;=192;[.F6]&lt;=254);&quot;0&quot;;IF(AND([.E6]=255);&quot;-64&quot;;&quot;&quot;))))))))" office:value-type="string" office:string-value="+32">
            <text:p>+32</text:p>
          </table:table-cell>
          <table:table-cell table:style-name="ce16" table:formula="of:=IF(AND([.G6]&gt;=0;[.G6]&lt;=31);&quot;+64&quot;;IF(AND([.G6]&gt;=32;[.G6]&lt;=63);&quot;0&quot;;IF(AND([.G6]&gt;=64;[.G6]&lt;=95);&quot;+32&quot;;IF(AND([.G6]&gt;=96;[.G6]&lt;=127);&quot;+64&quot;;IF(AND([.G6]&gt;=128;[.G6]&lt;=159);&quot;-64&quot;;IF(AND([.G6]&gt;=160;[.G6]&lt;=191);&quot;-128&quot;;IF(AND([.G6]&gt;=192;[.G6]&lt;=254);&quot;0&quot;;IF(AND([.E6]=255);&quot;-64&quot;;&quot;&quot;))))))))" office:value-type="string" office:string-value="+32">
            <text:p>+32</text:p>
          </table:table-cell>
          <table:table-cell table:style-name="ce16" table:formula="of:=IF(AND([.H6]&gt;=0;[.H6]&lt;=31);&quot;+64&quot;;IF(AND([.H6]&gt;=32;[.H6]&lt;=63);&quot;0&quot;;IF(AND([.H6]&gt;=64;[.H6]&lt;=95);&quot;+32&quot;;IF(AND([.H6]&gt;=96;[.H6]&lt;=127);&quot;+64&quot;;IF(AND([.H6]&gt;=128;[.H6]&lt;=159);&quot;-64&quot;;IF(AND([.H6]&gt;=160;[.H6]&lt;=191);&quot;-128&quot;;IF(AND([.H6]&gt;=192;[.H6]&lt;=254);&quot;0&quot;;IF(AND([.E6]=255);&quot;-64&quot;;&quot;&quot;))))))))" office:value-type="string" office:string-value="+32">
            <text:p>+32</text:p>
          </table:table-cell>
          <table:table-cell table:style-name="ce28" table:formula="of:=MID(['Charpad Export'.F236];2;2)" office:value-type="string" office:string-value="08">
            <text:p>08</text:p>
          </table:table-cell>
          <table:table-cell table:style-name="ce20" table:formula="of:=HEX2DEC([.M6])" office:value-type="float" office:value="8">
            <text:p>8</text:p>
          </table:table-cell>
          <table:table-cell table:style-name="ce20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orange}">
            <text:p>{orange}</text:p>
          </table:table-cell>
          <table:table-cell table:style-name="ce32" table:formula="of:=[.M6]" office:value-type="string" office:string-value="08">
            <text:p>08</text:p>
          </table:table-cell>
          <table:table-cell table:style-name="ce20" table:formula="of:=HEX2DEC([.P6])" office:value-type="float" office:value="8">
            <text:p>8</text:p>
          </table:table-cell>
          <table:table-cell table:style-name="ce20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orange}">
            <text:p>{orange}</text:p>
          </table:table-cell>
          <table:table-cell table:style-name="ce32" table:formula="of:=[.M6]" office:value-type="string" office:string-value="08">
            <text:p>08</text:p>
          </table:table-cell>
          <table:table-cell table:style-name="ce20" table:formula="of:=HEX2DEC([.S6])" office:value-type="float" office:value="8">
            <text:p>8</text:p>
          </table:table-cell>
          <table:table-cell table:style-name="ce20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orange}">
            <text:p>{orange}</text:p>
          </table:table-cell>
          <table:table-cell table:style-name="ce38" table:formula="of:=[.M6]" office:value-type="string" office:string-value="08">
            <text:p>08</text:p>
          </table:table-cell>
          <table:table-cell table:style-name="ce20" table:formula="of:=HEX2DEC([.V6])" office:value-type="float" office:value="8">
            <text:p>8</text:p>
          </table:table-cell>
          <table:table-cell table:style-name="ce20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orange}">
            <text:p>{orange}</text:p>
          </table:table-cell>
          <table:table-cell table:style-name="ce40" office:value-type="string">
            <text:p>data"</text:p>
          </table:table-cell>
          <table:table-cell table:style-name="ce43" table:formula="of:=[.O6]" office:value-type="string" office:string-value="{orange}">
            <text:p>{orange}</text:p>
          </table:table-cell>
          <table:table-cell table:style-name="ce43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6]+[.I6]" office:value-type="float" office:value="118">
            <text:p>118</text:p>
          </table:table-cell>
          <table:table-cell table:style-name="ce43" office:value-type="string">
            <text:p>}</text:p>
          </table:table-cell>
          <table:table-cell table:style-name="ce43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43" table:formula="of:=[.R6]" office:value-type="string" office:string-value="{orange}">
            <text:p>{orange}</text:p>
          </table:table-cell>
          <table:table-cell table:style-name="ce43" office:value-type="string">
            <text:p>{</text:p>
          </table:table-cell>
          <table:table-cell table:style-name="ce43" table:formula="of:=[.F6]+[.J6]" office:value-type="float" office:value="118">
            <text:p>11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43" table:formula="of:=[.U6]" office:value-type="string" office:string-value="{orange}">
            <text:p>{orange}</text:p>
          </table:table-cell>
          <table:table-cell table:style-name="ce43" office:value-type="string">
            <text:p>{</text:p>
          </table:table-cell>
          <table:table-cell table:style-name="ce43" table:formula="of:=[.G6]+[.K6]" office:value-type="float" office:value="118">
            <text:p>118</text:p>
          </table:table-cell>
          <table:table-cell table:style-name="ce43" office:value-type="string">
            <text:p>}</text:p>
          </table:table-cell>
          <table:table-cell table:style-name="ce43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43" table:formula="of:=[.X6]" office:value-type="string" office:string-value="{orange}">
            <text:p>{orange}</text:p>
          </table:table-cell>
          <table:table-cell table:style-name="ce43" office:value-type="string">
            <text:p>{</text:p>
          </table:table-cell>
          <table:table-cell table:style-name="ce43" table:formula="of:=[.H6]+[.L6]" office:value-type="float" office:value="118">
            <text:p>118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4">
            <text:p>4</text:p>
          </table:table-cell>
          <table:table-cell table:style-name="ce32"/>
          <table:table-cell table:style-name="ce55" office:value-type="string">
            <text:p>tk</text:p>
          </table:table-cell>
          <table:table-cell table:style-name="ce55" office:value-type="float" office:value="3">
            <text:p>3</text:p>
          </table:table-cell>
          <table:table-cell table:style-name="ce62" office:value-type="string">
            <text:p>rd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hires</text:p>
          </table:table-cell>
        </table:table-row>
        <table:table-row table:style-name="ro1">
          <table:table-cell table:style-name="ce11" table:formula="of:=MID(['Charpad Export'.F210];2;2)" office:value-type="string" office:string-value="53">
            <text:p>53</text:p>
          </table:table-cell>
          <table:table-cell table:style-name="ce11" table:formula="of:=MID(['Charpad Export'.G210];2;2)" office:value-type="string" office:string-value="54">
            <text:p>54</text:p>
          </table:table-cell>
          <table:table-cell table:style-name="ce11" table:formula="of:=MID(['Charpad Export'.H210];2;2)" office:value-type="string" office:string-value="54">
            <text:p>54</text:p>
          </table:table-cell>
          <table:table-cell table:style-name="ce11" table:formula="of:=MID(['Charpad Export'.I210];2;2)" office:value-type="string" office:string-value="53">
            <text:p>53</text:p>
          </table:table-cell>
          <table:table-cell table:style-name="ce17" table:formula="of:=HEX2DEC([.A7])" office:value-type="float" office:value="83">
            <text:p>83</text:p>
          </table:table-cell>
          <table:table-cell table:style-name="ce20" table:formula="of:=HEX2DEC([.B7])" office:value-type="float" office:value="84">
            <text:p>84</text:p>
          </table:table-cell>
          <table:table-cell table:style-name="ce20" table:formula="of:=HEX2DEC([.C7])" office:value-type="float" office:value="84">
            <text:p>84</text:p>
          </table:table-cell>
          <table:table-cell table:style-name="ce20" table:formula="of:=HEX2DEC([.D7])" office:value-type="float" office:value="83">
            <text:p>83</text:p>
          </table:table-cell>
          <table:table-cell table:style-name="ce16" table:formula="of:=IF(AND([.E7]&gt;=0;[.E7]&lt;=31);&quot;+64&quot;;IF(AND([.E7]&gt;=32;[.E7]&lt;=63);&quot;0&quot;;IF(AND([.E7]&gt;=64;[.E7]&lt;=95);&quot;+32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+32">
            <text:p>+32</text:p>
          </table:table-cell>
          <table:table-cell table:style-name="ce16" table:formula="of:=IF(AND([.F7]&gt;=0;[.F7]&lt;=31);&quot;+64&quot;;IF(AND([.F7]&gt;=32;[.F7]&lt;=63);&quot;0&quot;;IF(AND([.F7]&gt;=64;[.F7]&lt;=95);&quot;+32&quot;;IF(AND([.F7]&gt;=96;[.F7]&lt;=127);&quot;+64&quot;;IF(AND([.F7]&gt;=128;[.F7]&lt;=159);&quot;-64&quot;;IF(AND([.F7]&gt;=160;[.F7]&lt;=191);&quot;-128&quot;;IF(AND([.F7]&gt;=192;[.F7]&lt;=254);&quot;0&quot;;IF(AND([.E7]=255);&quot;-64&quot;;&quot;&quot;))))))))" office:value-type="string" office:string-value="+32">
            <text:p>+32</text:p>
          </table:table-cell>
          <table:table-cell table:style-name="ce16" table:formula="of:=IF(AND([.G7]&gt;=0;[.G7]&lt;=31);&quot;+64&quot;;IF(AND([.G7]&gt;=32;[.G7]&lt;=63);&quot;0&quot;;IF(AND([.G7]&gt;=64;[.G7]&lt;=95);&quot;+32&quot;;IF(AND([.G7]&gt;=96;[.G7]&lt;=127);&quot;+64&quot;;IF(AND([.G7]&gt;=128;[.G7]&lt;=159);&quot;-64&quot;;IF(AND([.G7]&gt;=160;[.G7]&lt;=191);&quot;-128&quot;;IF(AND([.G7]&gt;=192;[.G7]&lt;=254);&quot;0&quot;;IF(AND([.E7]=255);&quot;-64&quot;;&quot;&quot;))))))))" office:value-type="string" office:string-value="+32">
            <text:p>+32</text:p>
          </table:table-cell>
          <table:table-cell table:style-name="ce16" table:formula="of:=IF(AND([.H7]&gt;=0;[.H7]&lt;=31);&quot;+64&quot;;IF(AND([.H7]&gt;=32;[.H7]&lt;=63);&quot;0&quot;;IF(AND([.H7]&gt;=64;[.H7]&lt;=95);&quot;+32&quot;;IF(AND([.H7]&gt;=96;[.H7]&lt;=127);&quot;+64&quot;;IF(AND([.H7]&gt;=128;[.H7]&lt;=159);&quot;-64&quot;;IF(AND([.H7]&gt;=160;[.H7]&lt;=191);&quot;-128&quot;;IF(AND([.H7]&gt;=192;[.H7]&lt;=254);&quot;0&quot;;IF(AND([.E7]=255);&quot;-64&quot;;&quot;&quot;))))))))" office:value-type="string" office:string-value="+32">
            <text:p>+32</text:p>
          </table:table-cell>
          <table:table-cell table:style-name="ce27" table:formula="of:=MID(['Charpad Export'.G236];2;2)" office:value-type="string" office:string-value="09">
            <text:p>09</text:p>
          </table:table-cell>
          <table:table-cell table:style-name="ce20" table:formula="of:=HEX2DEC([.M7])" office:value-type="float" office:value="9">
            <text:p>9</text:p>
          </table:table-cell>
          <table:table-cell table:style-name="ce20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brown}">
            <text:p>{brown}</text:p>
          </table:table-cell>
          <table:table-cell table:style-name="ce31" table:formula="of:=[.M7]" office:value-type="string" office:string-value="09">
            <text:p>09</text:p>
          </table:table-cell>
          <table:table-cell table:style-name="ce20" table:formula="of:=HEX2DEC([.P7])" office:value-type="float" office:value="9">
            <text:p>9</text:p>
          </table:table-cell>
          <table:table-cell table:style-name="ce20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brown}">
            <text:p>{brown}</text:p>
          </table:table-cell>
          <table:table-cell table:style-name="ce31" table:formula="of:=[.M7]" office:value-type="string" office:string-value="09">
            <text:p>09</text:p>
          </table:table-cell>
          <table:table-cell table:style-name="ce20" table:formula="of:=HEX2DEC([.S7])" office:value-type="float" office:value="9">
            <text:p>9</text:p>
          </table:table-cell>
          <table:table-cell table:style-name="ce20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brown}">
            <text:p>{brown}</text:p>
          </table:table-cell>
          <table:table-cell table:style-name="ce37" table:formula="of:=[.M7]" office:value-type="string" office:string-value="09">
            <text:p>09</text:p>
          </table:table-cell>
          <table:table-cell table:style-name="ce20" table:formula="of:=HEX2DEC([.V7])" office:value-type="float" office:value="9">
            <text:p>9</text:p>
          </table:table-cell>
          <table:table-cell table:style-name="ce20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7]" office:value-type="string" office:string-value="{brown}">
            <text:p>{brown}</text:p>
          </table:table-cell>
          <table:table-cell table:style-name="ce43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7]+[.I7]" office:value-type="float" office:value="115">
            <text:p>115</text:p>
          </table:table-cell>
          <table:table-cell table:style-name="ce43" office:value-type="string">
            <text:p>}</text:p>
          </table:table-cell>
          <table:table-cell table:style-name="ce43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43" table:formula="of:=[.R7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7]+[.J7]" office:value-type="float" office:value="116">
            <text:p>116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43" table:formula="of:=[.U7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7]+[.K7]" office:value-type="float" office:value="116">
            <text:p>116</text:p>
          </table:table-cell>
          <table:table-cell table:style-name="ce43" office:value-type="string">
            <text:p>}</text:p>
          </table:table-cell>
          <table:table-cell table:style-name="ce43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43" table:formula="of:=[.X7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7]+[.L7]" office:value-type="float" office:value="115">
            <text:p>115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5">
            <text:p>5</text:p>
          </table:table-cell>
          <table:table-cell table:style-name="ce32"/>
          <table:table-cell table:style-name="ce55" office:value-type="string">
            <text:p>vi</text:p>
          </table:table-cell>
          <table:table-cell table:style-name="ce55" office:value-type="float" office:value="4">
            <text:p>4</text:p>
          </table:table-cell>
          <table:table-cell table:style-name="ce62" office:value-type="string">
            <text:p>vi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hires</text:p>
          </table:table-cell>
        </table:table-row>
        <table:table-row table:style-name="ro1">
          <table:table-cell table:style-name="ce11" table:formula="of:=MID(['Charpad Export'.J210];2;2)" office:value-type="string" office:string-value="91">
            <text:p>91</text:p>
          </table:table-cell>
          <table:table-cell table:style-name="ce11" table:formula="of:=MID(['Charpad Export'.K210];2;2)" office:value-type="string" office:string-value="92">
            <text:p>92</text:p>
          </table:table-cell>
          <table:table-cell table:style-name="ce11" table:formula="of:=MID(['Charpad Export'.L210];2;2)" office:value-type="string" office:string-value="93">
            <text:p>93</text:p>
          </table:table-cell>
          <table:table-cell table:style-name="ce11" table:formula="of:=MID(['Charpad Export'.M210];2;2)" office:value-type="string" office:string-value="94">
            <text:p>94</text:p>
          </table:table-cell>
          <table:table-cell table:style-name="ce17" table:formula="of:=HEX2DEC([.A8])" office:value-type="float" office:value="145">
            <text:p>145</text:p>
          </table:table-cell>
          <table:table-cell table:style-name="ce20" table:formula="of:=HEX2DEC([.B8])" office:value-type="float" office:value="146">
            <text:p>146</text:p>
          </table:table-cell>
          <table:table-cell table:style-name="ce20" table:formula="of:=HEX2DEC([.C8])" office:value-type="float" office:value="147">
            <text:p>147</text:p>
          </table:table-cell>
          <table:table-cell table:style-name="ce20" table:formula="of:=HEX2DEC([.D8])" office:value-type="float" office:value="148">
            <text:p>148</text:p>
          </table:table-cell>
          <table:table-cell table:style-name="ce16" table:formula="of:=IF(AND([.E8]&gt;=0;[.E8]&lt;=31);&quot;+64&quot;;IF(AND([.E8]&gt;=32;[.E8]&lt;=63);&quot;0&quot;;IF(AND([.E8]&gt;=64;[.E8]&lt;=95);&quot;+32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-64">
            <text:p>-64</text:p>
          </table:table-cell>
          <table:table-cell table:style-name="ce16" table:formula="of:=IF(AND([.F8]&gt;=0;[.F8]&lt;=31);&quot;+64&quot;;IF(AND([.F8]&gt;=32;[.F8]&lt;=63);&quot;0&quot;;IF(AND([.F8]&gt;=64;[.F8]&lt;=95);&quot;+32&quot;;IF(AND([.F8]&gt;=96;[.F8]&lt;=127);&quot;+64&quot;;IF(AND([.F8]&gt;=128;[.F8]&lt;=159);&quot;-64&quot;;IF(AND([.F8]&gt;=160;[.F8]&lt;=191);&quot;-128&quot;;IF(AND([.F8]&gt;=192;[.F8]&lt;=254);&quot;0&quot;;IF(AND([.E8]=255);&quot;-64&quot;;&quot;&quot;))))))))" office:value-type="string" office:string-value="-64">
            <text:p>-64</text:p>
          </table:table-cell>
          <table:table-cell table:style-name="ce16" table:formula="of:=IF(AND([.G8]&gt;=0;[.G8]&lt;=31);&quot;+64&quot;;IF(AND([.G8]&gt;=32;[.G8]&lt;=63);&quot;0&quot;;IF(AND([.G8]&gt;=64;[.G8]&lt;=95);&quot;+32&quot;;IF(AND([.G8]&gt;=96;[.G8]&lt;=127);&quot;+64&quot;;IF(AND([.G8]&gt;=128;[.G8]&lt;=159);&quot;-64&quot;;IF(AND([.G8]&gt;=160;[.G8]&lt;=191);&quot;-128&quot;;IF(AND([.G8]&gt;=192;[.G8]&lt;=254);&quot;0&quot;;IF(AND([.E8]=255);&quot;-64&quot;;&quot;&quot;))))))))" office:value-type="string" office:string-value="-64">
            <text:p>-64</text:p>
          </table:table-cell>
          <table:table-cell table:style-name="ce16" table:formula="of:=IF(AND([.H8]&gt;=0;[.H8]&lt;=31);&quot;+64&quot;;IF(AND([.H8]&gt;=32;[.H8]&lt;=63);&quot;0&quot;;IF(AND([.H8]&gt;=64;[.H8]&lt;=95);&quot;+32&quot;;IF(AND([.H8]&gt;=96;[.H8]&lt;=127);&quot;+64&quot;;IF(AND([.H8]&gt;=128;[.H8]&lt;=159);&quot;-64&quot;;IF(AND([.H8]&gt;=160;[.H8]&lt;=191);&quot;-128&quot;;IF(AND([.H8]&gt;=192;[.H8]&lt;=254);&quot;0&quot;;IF(AND([.E8]=255);&quot;-64&quot;;&quot;&quot;))))))))" office:value-type="string" office:string-value="-64">
            <text:p>-64</text:p>
          </table:table-cell>
          <table:table-cell table:style-name="ce28" table:formula="of:=MID(['Charpad Export'.H236];2;2)" office:value-type="string" office:string-value="0d">
            <text:p>0d</text:p>
          </table:table-cell>
          <table:table-cell table:style-name="ce20" table:formula="of:=HEX2DEC([.M8])" office:value-type="float" office:value="13">
            <text:p>13</text:p>
          </table:table-cell>
          <table:table-cell table:style-name="ce20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lt. green}">
            <text:p>{lt. green}</text:p>
          </table:table-cell>
          <table:table-cell table:style-name="ce32" table:formula="of:=[.M8]" office:value-type="string" office:string-value="0d">
            <text:p>0d</text:p>
          </table:table-cell>
          <table:table-cell table:style-name="ce20" table:formula="of:=HEX2DEC([.P8])" office:value-type="float" office:value="13">
            <text:p>13</text:p>
          </table:table-cell>
          <table:table-cell table:style-name="ce20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lt. green}">
            <text:p>{lt. green}</text:p>
          </table:table-cell>
          <table:table-cell table:style-name="ce32" table:formula="of:=[.M8]" office:value-type="string" office:string-value="0d">
            <text:p>0d</text:p>
          </table:table-cell>
          <table:table-cell table:style-name="ce20" table:formula="of:=HEX2DEC([.S8])" office:value-type="float" office:value="13">
            <text:p>13</text:p>
          </table:table-cell>
          <table:table-cell table:style-name="ce20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lt. green}">
            <text:p>{lt. green}</text:p>
          </table:table-cell>
          <table:table-cell table:style-name="ce38" table:formula="of:=[.M8]" office:value-type="string" office:string-value="0d">
            <text:p>0d</text:p>
          </table:table-cell>
          <table:table-cell table:style-name="ce20" table:formula="of:=HEX2DEC([.V8])" office:value-type="float" office:value="13">
            <text:p>13</text:p>
          </table:table-cell>
          <table:table-cell table:style-name="ce20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3" table:formula="of:=[.O8]" office:value-type="string" office:string-value="{lt. green}">
            <text:p>{lt. green}</text:p>
          </table:table-cell>
          <table:table-cell table:style-name="ce43" table:formula="of:=IF(AND([.E8]&gt;=128;[.E8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8]+[.I8]" office:value-type="float" office:value="81">
            <text:p>81</text:p>
          </table:table-cell>
          <table:table-cell table:style-name="ce43" office:value-type="string">
            <text:p>}</text:p>
          </table:table-cell>
          <table:table-cell table:style-name="ce43" table:formula="of:=IF(AND([.F8]&gt;=128;[.F8]&lt;=255);&quot;{rvrs on}&quot;;&quot;{rvrs off}&quot;)" office:value-type="string" office:string-value="{rvrs on}">
            <text:p>{rvrs on}</text:p>
          </table:table-cell>
          <table:table-cell table:style-name="ce43" table:formula="of:=[.R8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F8]+[.J8]" office:value-type="float" office:value="82">
            <text:p>8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8]&gt;=128;[.G8]&lt;=255);&quot;{rvrs on}&quot;;&quot;{rvrs off}&quot;)" office:value-type="string" office:string-value="{rvrs on}">
            <text:p>{rvrs on}</text:p>
          </table:table-cell>
          <table:table-cell table:style-name="ce43" table:formula="of:=[.U8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G8]+[.K8]" office:value-type="float" office:value="83">
            <text:p>83</text:p>
          </table:table-cell>
          <table:table-cell table:style-name="ce43" office:value-type="string">
            <text:p>}</text:p>
          </table:table-cell>
          <table:table-cell table:style-name="ce43" table:formula="of:=IF(AND([.H8]&gt;=128;[.H8]&lt;=255);&quot;{rvrs on}&quot;;&quot;{rvrs off}&quot;)" office:value-type="string" office:string-value="{rvrs on}">
            <text:p>{rvrs on}</text:p>
          </table:table-cell>
          <table:table-cell table:style-name="ce43" table:formula="of:=[.X8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H8]+[.L8]" office:value-type="float" office:value="84">
            <text:p>8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6">
            <text:p>6</text:p>
          </table:table-cell>
          <table:table-cell table:style-name="ce32"/>
          <table:table-cell table:style-name="ce55" office:value-type="string">
            <text:p>gn</text:p>
          </table:table-cell>
          <table:table-cell table:style-name="ce55" office:value-type="float" office:value="5">
            <text:p>5</text:p>
          </table:table-cell>
          <table:table-cell table:style-name="ce62" office:value-type="string">
            <text:p>gn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hires</text:p>
          </table:table-cell>
        </table:table-row>
        <table:table-row table:style-name="ro1">
          <table:table-cell table:style-name="ce11" table:formula="of:=MID(['Charpad Export'.N210];2;2)" office:value-type="string" office:string-value="37">
            <text:p>37</text:p>
          </table:table-cell>
          <table:table-cell table:style-name="ce11" table:formula="of:=MID(['Charpad Export'.O210];2;2)" office:value-type="string" office:string-value="37">
            <text:p>37</text:p>
          </table:table-cell>
          <table:table-cell table:style-name="ce11" table:formula="of:=MID(['Charpad Export'.P210];2;2)" office:value-type="string" office:string-value="37">
            <text:p>37</text:p>
          </table:table-cell>
          <table:table-cell table:style-name="ce11" table:formula="of:=MID(['Charpad Export'.Q210];2;2)" office:value-type="string" office:string-value="37">
            <text:p>37</text:p>
          </table:table-cell>
          <table:table-cell table:style-name="ce17" table:formula="of:=HEX2DEC([.A9])" office:value-type="float" office:value="55">
            <text:p>55</text:p>
          </table:table-cell>
          <table:table-cell table:style-name="ce20" table:formula="of:=HEX2DEC([.B9])" office:value-type="float" office:value="55">
            <text:p>55</text:p>
          </table:table-cell>
          <table:table-cell table:style-name="ce20" table:formula="of:=HEX2DEC([.C9])" office:value-type="float" office:value="55">
            <text:p>55</text:p>
          </table:table-cell>
          <table:table-cell table:style-name="ce20" table:formula="of:=HEX2DEC([.D9])" office:value-type="float" office:value="55">
            <text:p>55</text:p>
          </table:table-cell>
          <table:table-cell table:style-name="ce16" table:formula="of:=IF(AND([.E9]&gt;=0;[.E9]&lt;=31);&quot;+64&quot;;IF(AND([.E9]&gt;=32;[.E9]&lt;=63);&quot;0&quot;;IF(AND([.E9]&gt;=64;[.E9]&lt;=95);&quot;+32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0">
            <text:p>0</text:p>
          </table:table-cell>
          <table:table-cell table:style-name="ce16" table:formula="of:=IF(AND([.F9]&gt;=0;[.F9]&lt;=31);&quot;+64&quot;;IF(AND([.F9]&gt;=32;[.F9]&lt;=63);&quot;0&quot;;IF(AND([.F9]&gt;=64;[.F9]&lt;=95);&quot;+32&quot;;IF(AND([.F9]&gt;=96;[.F9]&lt;=127);&quot;+64&quot;;IF(AND([.F9]&gt;=128;[.F9]&lt;=159);&quot;-64&quot;;IF(AND([.F9]&gt;=160;[.F9]&lt;=191);&quot;-128&quot;;IF(AND([.F9]&gt;=192;[.F9]&lt;=254);&quot;0&quot;;IF(AND([.E9]=255);&quot;-64&quot;;&quot;&quot;))))))))" office:value-type="string" office:string-value="0">
            <text:p>0</text:p>
          </table:table-cell>
          <table:table-cell table:style-name="ce16" table:formula="of:=IF(AND([.G9]&gt;=0;[.G9]&lt;=31);&quot;+64&quot;;IF(AND([.G9]&gt;=32;[.G9]&lt;=63);&quot;0&quot;;IF(AND([.G9]&gt;=64;[.G9]&lt;=95);&quot;+32&quot;;IF(AND([.G9]&gt;=96;[.G9]&lt;=127);&quot;+64&quot;;IF(AND([.G9]&gt;=128;[.G9]&lt;=159);&quot;-64&quot;;IF(AND([.G9]&gt;=160;[.G9]&lt;=191);&quot;-128&quot;;IF(AND([.G9]&gt;=192;[.G9]&lt;=254);&quot;0&quot;;IF(AND([.E9]=255);&quot;-64&quot;;&quot;&quot;))))))))" office:value-type="string" office:string-value="0">
            <text:p>0</text:p>
          </table:table-cell>
          <table:table-cell table:style-name="ce16" table:formula="of:=IF(AND([.H9]&gt;=0;[.H9]&lt;=31);&quot;+64&quot;;IF(AND([.H9]&gt;=32;[.H9]&lt;=63);&quot;0&quot;;IF(AND([.H9]&gt;=64;[.H9]&lt;=95);&quot;+32&quot;;IF(AND([.H9]&gt;=96;[.H9]&lt;=127);&quot;+64&quot;;IF(AND([.H9]&gt;=128;[.H9]&lt;=159);&quot;-64&quot;;IF(AND([.H9]&gt;=160;[.H9]&lt;=191);&quot;-128&quot;;IF(AND([.H9]&gt;=192;[.H9]&lt;=254);&quot;0&quot;;IF(AND([.E9]=255);&quot;-64&quot;;&quot;&quot;))))))))" office:value-type="string" office:string-value="0">
            <text:p>0</text:p>
          </table:table-cell>
          <table:table-cell table:style-name="ce27" table:formula="of:=MID(['Charpad Export'.I236];2;2)" office:value-type="string" office:string-value="09">
            <text:p>09</text:p>
          </table:table-cell>
          <table:table-cell table:style-name="ce20" table:formula="of:=HEX2DEC([.M9])" office:value-type="float" office:value="9">
            <text:p>9</text:p>
          </table:table-cell>
          <table:table-cell table:style-name="ce20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brown}">
            <text:p>{brown}</text:p>
          </table:table-cell>
          <table:table-cell table:style-name="ce31" table:formula="of:=[.M9]" office:value-type="string" office:string-value="09">
            <text:p>09</text:p>
          </table:table-cell>
          <table:table-cell table:style-name="ce20" table:formula="of:=HEX2DEC([.P9])" office:value-type="float" office:value="9">
            <text:p>9</text:p>
          </table:table-cell>
          <table:table-cell table:style-name="ce20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brown}">
            <text:p>{brown}</text:p>
          </table:table-cell>
          <table:table-cell table:style-name="ce31" table:formula="of:=[.M9]" office:value-type="string" office:string-value="09">
            <text:p>09</text:p>
          </table:table-cell>
          <table:table-cell table:style-name="ce20" table:formula="of:=HEX2DEC([.S9])" office:value-type="float" office:value="9">
            <text:p>9</text:p>
          </table:table-cell>
          <table:table-cell table:style-name="ce20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brown}">
            <text:p>{brown}</text:p>
          </table:table-cell>
          <table:table-cell table:style-name="ce37" table:formula="of:=[.M9]" office:value-type="string" office:string-value="09">
            <text:p>09</text:p>
          </table:table-cell>
          <table:table-cell table:style-name="ce20" table:formula="of:=HEX2DEC([.V9])" office:value-type="float" office:value="9">
            <text:p>9</text:p>
          </table:table-cell>
          <table:table-cell table:style-name="ce20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9]" office:value-type="string" office:string-value="{brown}">
            <text:p>{brown}</text:p>
          </table:table-cell>
          <table:table-cell table:style-name="ce43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9]+[.I9]" office:value-type="float" office:value="55">
            <text:p>55</text:p>
          </table:table-cell>
          <table:table-cell table:style-name="ce43" office:value-type="string">
            <text:p>}</text:p>
          </table:table-cell>
          <table:table-cell table:style-name="ce43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43" table:formula="of:=[.R9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9]+[.J9]" office:value-type="float" office:value="55">
            <text:p>55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43" table:formula="of:=[.U9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9]+[.K9]" office:value-type="float" office:value="55">
            <text:p>55</text:p>
          </table:table-cell>
          <table:table-cell table:style-name="ce43" office:value-type="string">
            <text:p>}</text:p>
          </table:table-cell>
          <table:table-cell table:style-name="ce43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43" table:formula="of:=[.X9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9]+[.L9]" office:value-type="float" office:value="55">
            <text:p>55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7">
            <text:p>7</text:p>
          </table:table-cell>
          <table:table-cell table:style-name="ce32"/>
          <table:table-cell table:style-name="ce55" office:value-type="string">
            <text:p>bl</text:p>
          </table:table-cell>
          <table:table-cell table:style-name="ce55" office:value-type="float" office:value="6">
            <text:p>6</text:p>
          </table:table-cell>
          <table:table-cell table:style-name="ce62" office:value-type="string">
            <text:p>bl</text:p>
          </table:table-cell>
          <table:table-cell table:style-name="ce62" office:value-type="float" office:value="6">
            <text:p>6</text:p>
          </table:table-cell>
          <table:table-cell table:style-name="ce62" office:value-type="string">
            <text:p>hires</text:p>
          </table:table-cell>
        </table:table-row>
        <table:table-row table:style-name="ro1">
          <table:table-cell table:style-name="ce10" table:formula="of:=MID(['Charpad Export'.B211];2;2)" office:value-type="string" office:string-value="65">
            <text:p>65</text:p>
          </table:table-cell>
          <table:table-cell table:style-name="ce10" table:formula="of:=MID(['Charpad Export'.C211];2;2)" office:value-type="string" office:string-value="66">
            <text:p>66</text:p>
          </table:table-cell>
          <table:table-cell table:style-name="ce10" table:formula="of:=MID(['Charpad Export'.D211];2;2)" office:value-type="string" office:string-value="67">
            <text:p>67</text:p>
          </table:table-cell>
          <table:table-cell table:style-name="ce10" table:formula="of:=MID(['Charpad Export'.E211];2;2)" office:value-type="string" office:string-value="68">
            <text:p>68</text:p>
          </table:table-cell>
          <table:table-cell table:style-name="ce17" table:formula="of:=HEX2DEC([.A10])" office:value-type="float" office:value="101">
            <text:p>101</text:p>
          </table:table-cell>
          <table:table-cell table:style-name="ce20" table:formula="of:=HEX2DEC([.B10])" office:value-type="float" office:value="102">
            <text:p>102</text:p>
          </table:table-cell>
          <table:table-cell table:style-name="ce20" table:formula="of:=HEX2DEC([.C10])" office:value-type="float" office:value="103">
            <text:p>103</text:p>
          </table:table-cell>
          <table:table-cell table:style-name="ce20" table:formula="of:=HEX2DEC([.D10])" office:value-type="float" office:value="104">
            <text:p>104</text:p>
          </table:table-cell>
          <table:table-cell table:style-name="ce16" table:formula="of:=IF(AND([.E10]&gt;=0;[.E10]&lt;=31);&quot;+64&quot;;IF(AND([.E10]&gt;=32;[.E10]&lt;=63);&quot;0&quot;;IF(AND([.E10]&gt;=64;[.E10]&lt;=95);&quot;+32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64">
            <text:p>+64</text:p>
          </table:table-cell>
          <table:table-cell table:style-name="ce16" table:formula="of:=IF(AND([.F10]&gt;=0;[.F10]&lt;=31);&quot;+64&quot;;IF(AND([.F10]&gt;=32;[.F10]&lt;=63);&quot;0&quot;;IF(AND([.F10]&gt;=64;[.F10]&lt;=95);&quot;+32&quot;;IF(AND([.F10]&gt;=96;[.F10]&lt;=127);&quot;+64&quot;;IF(AND([.F10]&gt;=128;[.F10]&lt;=159);&quot;-64&quot;;IF(AND([.F10]&gt;=160;[.F10]&lt;=191);&quot;-128&quot;;IF(AND([.F10]&gt;=192;[.F10]&lt;=254);&quot;0&quot;;IF(AND([.E10]=255);&quot;-64&quot;;&quot;&quot;))))))))" office:value-type="string" office:string-value="+64">
            <text:p>+64</text:p>
          </table:table-cell>
          <table:table-cell table:style-name="ce16" table:formula="of:=IF(AND([.G10]&gt;=0;[.G10]&lt;=31);&quot;+64&quot;;IF(AND([.G10]&gt;=32;[.G10]&lt;=63);&quot;0&quot;;IF(AND([.G10]&gt;=64;[.G10]&lt;=95);&quot;+32&quot;;IF(AND([.G10]&gt;=96;[.G10]&lt;=127);&quot;+64&quot;;IF(AND([.G10]&gt;=128;[.G10]&lt;=159);&quot;-64&quot;;IF(AND([.G10]&gt;=160;[.G10]&lt;=191);&quot;-128&quot;;IF(AND([.G10]&gt;=192;[.G10]&lt;=254);&quot;0&quot;;IF(AND([.E10]=255);&quot;-64&quot;;&quot;&quot;))))))))" office:value-type="string" office:string-value="+64">
            <text:p>+64</text:p>
          </table:table-cell>
          <table:table-cell table:style-name="ce16" table:formula="of:=IF(AND([.H10]&gt;=0;[.H10]&lt;=31);&quot;+64&quot;;IF(AND([.H10]&gt;=32;[.H10]&lt;=63);&quot;0&quot;;IF(AND([.H10]&gt;=64;[.H10]&lt;=95);&quot;+32&quot;;IF(AND([.H10]&gt;=96;[.H10]&lt;=127);&quot;+64&quot;;IF(AND([.H10]&gt;=128;[.H10]&lt;=159);&quot;-64&quot;;IF(AND([.H10]&gt;=160;[.H10]&lt;=191);&quot;-128&quot;;IF(AND([.H10]&gt;=192;[.H10]&lt;=254);&quot;0&quot;;IF(AND([.E10]=255);&quot;-64&quot;;&quot;&quot;))))))))" office:value-type="string" office:string-value="+64">
            <text:p>+64</text:p>
          </table:table-cell>
          <table:table-cell table:style-name="ce28" table:formula="of:=MID(['Charpad Export'.J236];2;2)" office:value-type="string" office:string-value="0b">
            <text:p>0b</text:p>
          </table:table-cell>
          <table:table-cell table:style-name="ce20" table:formula="of:=HEX2DEC([.M10])" office:value-type="float" office:value="11">
            <text:p>11</text:p>
          </table:table-cell>
          <table:table-cell table:style-name="ce20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gray1}">
            <text:p>{gray1}</text:p>
          </table:table-cell>
          <table:table-cell table:style-name="ce32" table:formula="of:=[.M10]" office:value-type="string" office:string-value="0b">
            <text:p>0b</text:p>
          </table:table-cell>
          <table:table-cell table:style-name="ce20" table:formula="of:=HEX2DEC([.P10])" office:value-type="float" office:value="11">
            <text:p>11</text:p>
          </table:table-cell>
          <table:table-cell table:style-name="ce20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gray1}">
            <text:p>{gray1}</text:p>
          </table:table-cell>
          <table:table-cell table:style-name="ce32" table:formula="of:=[.M10]" office:value-type="string" office:string-value="0b">
            <text:p>0b</text:p>
          </table:table-cell>
          <table:table-cell table:style-name="ce20" table:formula="of:=HEX2DEC([.S10])" office:value-type="float" office:value="11">
            <text:p>11</text:p>
          </table:table-cell>
          <table:table-cell table:style-name="ce20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gray1}">
            <text:p>{gray1}</text:p>
          </table:table-cell>
          <table:table-cell table:style-name="ce38" table:formula="of:=[.M10]" office:value-type="string" office:string-value="0b">
            <text:p>0b</text:p>
          </table:table-cell>
          <table:table-cell table:style-name="ce20" table:formula="of:=HEX2DEC([.V10])" office:value-type="float" office:value="11">
            <text:p>11</text:p>
          </table:table-cell>
          <table:table-cell table:style-name="ce20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10]" office:value-type="string" office:string-value="{gray1}">
            <text:p>{gray1}</text:p>
          </table:table-cell>
          <table:table-cell table:style-name="ce43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0]+[.I10]" office:value-type="float" office:value="165">
            <text:p>165</text:p>
          </table:table-cell>
          <table:table-cell table:style-name="ce43" office:value-type="string">
            <text:p>}</text:p>
          </table:table-cell>
          <table:table-cell table:style-name="ce43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43" table:formula="of:=[.R10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10]+[.J10]" office:value-type="float" office:value="166">
            <text:p>166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43" table:formula="of:=[.U10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10]+[.K10]" office:value-type="float" office:value="167">
            <text:p>167</text:p>
          </table:table-cell>
          <table:table-cell table:style-name="ce43" office:value-type="string">
            <text:p>}</text:p>
          </table:table-cell>
          <table:table-cell table:style-name="ce43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43" table:formula="of:=[.X10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10]+[.L10]" office:value-type="float" office:value="168">
            <text:p>168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8">
            <text:p>8</text:p>
          </table:table-cell>
          <table:table-cell table:style-name="ce32"/>
          <table:table-cell table:style-name="ce55" office:value-type="string">
            <text:p>ge</text:p>
          </table:table-cell>
          <table:table-cell table:style-name="ce55" office:value-type="float" office:value="7">
            <text:p>7</text:p>
          </table:table-cell>
          <table:table-cell table:style-name="ce62" office:value-type="string">
            <text:p>ge</text:p>
          </table:table-cell>
          <table:table-cell table:style-name="ce62" office:value-type="float" office:value="7">
            <text:p>7</text:p>
          </table:table-cell>
          <table:table-cell table:style-name="ce62" office:value-type="string">
            <text:p>hires</text:p>
          </table:table-cell>
        </table:table-row>
        <table:table-row table:style-name="ro1">
          <table:table-cell table:style-name="ce10" table:formula="of:=MID(['Charpad Export'.F211];2;2)" office:value-type="string" office:string-value="5c">
            <text:p>5c</text:p>
          </table:table-cell>
          <table:table-cell table:style-name="ce10" table:formula="of:=MID(['Charpad Export'.G211];2;2)" office:value-type="string" office:string-value="5d">
            <text:p>5d</text:p>
          </table:table-cell>
          <table:table-cell table:style-name="ce10" table:formula="of:=MID(['Charpad Export'.H211];2;2)" office:value-type="string" office:string-value="5e">
            <text:p>5e</text:p>
          </table:table-cell>
          <table:table-cell table:style-name="ce10" table:formula="of:=MID(['Charpad Export'.I211];2;2)" office:value-type="string" office:string-value="5f">
            <text:p>5f</text:p>
          </table:table-cell>
          <table:table-cell table:style-name="ce17" table:formula="of:=HEX2DEC([.A11])" office:value-type="float" office:value="92">
            <text:p>92</text:p>
          </table:table-cell>
          <table:table-cell table:style-name="ce20" table:formula="of:=HEX2DEC([.B11])" office:value-type="float" office:value="93">
            <text:p>93</text:p>
          </table:table-cell>
          <table:table-cell table:style-name="ce20" table:formula="of:=HEX2DEC([.C11])" office:value-type="float" office:value="94">
            <text:p>94</text:p>
          </table:table-cell>
          <table:table-cell table:style-name="ce20" table:formula="of:=HEX2DEC([.D11])" office:value-type="float" office:value="95">
            <text:p>95</text:p>
          </table:table-cell>
          <table:table-cell table:style-name="ce16" table:formula="of:=IF(AND([.E11]&gt;=0;[.E11]&lt;=31);&quot;+64&quot;;IF(AND([.E11]&gt;=32;[.E11]&lt;=63);&quot;0&quot;;IF(AND([.E11]&gt;=64;[.E11]&lt;=95);&quot;+32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32">
            <text:p>+32</text:p>
          </table:table-cell>
          <table:table-cell table:style-name="ce16" table:formula="of:=IF(AND([.F11]&gt;=0;[.F11]&lt;=31);&quot;+64&quot;;IF(AND([.F11]&gt;=32;[.F11]&lt;=63);&quot;0&quot;;IF(AND([.F11]&gt;=64;[.F11]&lt;=95);&quot;+32&quot;;IF(AND([.F11]&gt;=96;[.F11]&lt;=127);&quot;+64&quot;;IF(AND([.F11]&gt;=128;[.F11]&lt;=159);&quot;-64&quot;;IF(AND([.F11]&gt;=160;[.F11]&lt;=191);&quot;-128&quot;;IF(AND([.F11]&gt;=192;[.F11]&lt;=254);&quot;0&quot;;IF(AND([.E11]=255);&quot;-64&quot;;&quot;&quot;))))))))" office:value-type="string" office:string-value="+32">
            <text:p>+32</text:p>
          </table:table-cell>
          <table:table-cell table:style-name="ce16" table:formula="of:=IF(AND([.G11]&gt;=0;[.G11]&lt;=31);&quot;+64&quot;;IF(AND([.G11]&gt;=32;[.G11]&lt;=63);&quot;0&quot;;IF(AND([.G11]&gt;=64;[.G11]&lt;=95);&quot;+32&quot;;IF(AND([.G11]&gt;=96;[.G11]&lt;=127);&quot;+64&quot;;IF(AND([.G11]&gt;=128;[.G11]&lt;=159);&quot;-64&quot;;IF(AND([.G11]&gt;=160;[.G11]&lt;=191);&quot;-128&quot;;IF(AND([.G11]&gt;=192;[.G11]&lt;=254);&quot;0&quot;;IF(AND([.E11]=255);&quot;-64&quot;;&quot;&quot;))))))))" office:value-type="string" office:string-value="+32">
            <text:p>+32</text:p>
          </table:table-cell>
          <table:table-cell table:style-name="ce16" table:formula="of:=IF(AND([.H11]&gt;=0;[.H11]&lt;=31);&quot;+64&quot;;IF(AND([.H11]&gt;=32;[.H11]&lt;=63);&quot;0&quot;;IF(AND([.H11]&gt;=64;[.H11]&lt;=95);&quot;+32&quot;;IF(AND([.H11]&gt;=96;[.H11]&lt;=127);&quot;+64&quot;;IF(AND([.H11]&gt;=128;[.H11]&lt;=159);&quot;-64&quot;;IF(AND([.H11]&gt;=160;[.H11]&lt;=191);&quot;-128&quot;;IF(AND([.H11]&gt;=192;[.H11]&lt;=254);&quot;0&quot;;IF(AND([.E11]=255);&quot;-64&quot;;&quot;&quot;))))))))" office:value-type="string" office:string-value="+32">
            <text:p>+32</text:p>
          </table:table-cell>
          <table:table-cell table:style-name="ce27" table:formula="of:=MID(['Charpad Export'.K236];2;2)" office:value-type="string" office:string-value="09">
            <text:p>09</text:p>
          </table:table-cell>
          <table:table-cell table:style-name="ce20" table:formula="of:=HEX2DEC([.M11])" office:value-type="float" office:value="9">
            <text:p>9</text:p>
          </table:table-cell>
          <table:table-cell table:style-name="ce20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brown}">
            <text:p>{brown}</text:p>
          </table:table-cell>
          <table:table-cell table:style-name="ce31" table:formula="of:=[.M11]" office:value-type="string" office:string-value="09">
            <text:p>09</text:p>
          </table:table-cell>
          <table:table-cell table:style-name="ce20" table:formula="of:=HEX2DEC([.P11])" office:value-type="float" office:value="9">
            <text:p>9</text:p>
          </table:table-cell>
          <table:table-cell table:style-name="ce20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brown}">
            <text:p>{brown}</text:p>
          </table:table-cell>
          <table:table-cell table:style-name="ce31" table:formula="of:=[.M11]" office:value-type="string" office:string-value="09">
            <text:p>09</text:p>
          </table:table-cell>
          <table:table-cell table:style-name="ce20" table:formula="of:=HEX2DEC([.S11])" office:value-type="float" office:value="9">
            <text:p>9</text:p>
          </table:table-cell>
          <table:table-cell table:style-name="ce20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brown}">
            <text:p>{brown}</text:p>
          </table:table-cell>
          <table:table-cell table:style-name="ce37" table:formula="of:=[.M11]" office:value-type="string" office:string-value="09">
            <text:p>09</text:p>
          </table:table-cell>
          <table:table-cell table:style-name="ce20" table:formula="of:=HEX2DEC([.V11])" office:value-type="float" office:value="9">
            <text:p>9</text:p>
          </table:table-cell>
          <table:table-cell table:style-name="ce20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11]" office:value-type="string" office:string-value="{brown}">
            <text:p>{brown}</text:p>
          </table:table-cell>
          <table:table-cell table:style-name="ce43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1]+[.I11]" office:value-type="float" office:value="124">
            <text:p>124</text:p>
          </table:table-cell>
          <table:table-cell table:style-name="ce43" office:value-type="string">
            <text:p>}</text:p>
          </table:table-cell>
          <table:table-cell table:style-name="ce43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43" table:formula="of:=[.R11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11]+[.J11]" office:value-type="float" office:value="125">
            <text:p>125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43" table:formula="of:=[.U11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11]+[.K11]" office:value-type="float" office:value="126">
            <text:p>126</text:p>
          </table:table-cell>
          <table:table-cell table:style-name="ce43" office:value-type="string">
            <text:p>}</text:p>
          </table:table-cell>
          <table:table-cell table:style-name="ce43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43" table:formula="of:=[.X11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11]+[.L11]" office:value-type="float" office:value="127">
            <text:p>127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9">
            <text:p>9</text:p>
          </table:table-cell>
          <table:table-cell table:style-name="ce32"/>
          <table:table-cell table:style-name="ce55" office:value-type="string">
            <text:p>or</text:p>
          </table:table-cell>
          <table:table-cell table:style-name="ce55" office:value-type="float" office:value="8">
            <text:p>8</text:p>
          </table:table-cell>
          <table:table-cell table:style-name="ce63" office:value-type="string">
            <text:p>sw</text:p>
          </table:table-cell>
          <table:table-cell table:style-name="ce63" office:value-type="float" office:value="8">
            <text:p>8</text:p>
          </table:table-cell>
          <table:table-cell table:style-name="ce63" office:value-type="string">
            <text:p>multi</text:p>
          </table:table-cell>
        </table:table-row>
        <table:table-row table:style-name="ro1">
          <table:table-cell table:style-name="ce10" table:formula="of:=MID(['Charpad Export'.J211];2;2)" office:value-type="string" office:string-value="51">
            <text:p>51</text:p>
          </table:table-cell>
          <table:table-cell table:style-name="ce10" table:formula="of:=MID(['Charpad Export'.K211];2;2)" office:value-type="string" office:string-value="51">
            <text:p>51</text:p>
          </table:table-cell>
          <table:table-cell table:style-name="ce10" table:formula="of:=MID(['Charpad Export'.L211];2;2)" office:value-type="string" office:string-value="51">
            <text:p>51</text:p>
          </table:table-cell>
          <table:table-cell table:style-name="ce10" table:formula="of:=MID(['Charpad Export'.M211];2;2)" office:value-type="string" office:string-value="51">
            <text:p>51</text:p>
          </table:table-cell>
          <table:table-cell table:style-name="ce17" table:formula="of:=HEX2DEC([.A12])" office:value-type="float" office:value="81">
            <text:p>81</text:p>
          </table:table-cell>
          <table:table-cell table:style-name="ce20" table:formula="of:=HEX2DEC([.B12])" office:value-type="float" office:value="81">
            <text:p>81</text:p>
          </table:table-cell>
          <table:table-cell table:style-name="ce20" table:formula="of:=HEX2DEC([.C12])" office:value-type="float" office:value="81">
            <text:p>81</text:p>
          </table:table-cell>
          <table:table-cell table:style-name="ce20" table:formula="of:=HEX2DEC([.D12])" office:value-type="float" office:value="81">
            <text:p>81</text:p>
          </table:table-cell>
          <table:table-cell table:style-name="ce16" table:formula="of:=IF(AND([.E12]&gt;=0;[.E12]&lt;=31);&quot;+64&quot;;IF(AND([.E12]&gt;=32;[.E12]&lt;=63);&quot;0&quot;;IF(AND([.E12]&gt;=64;[.E12]&lt;=95);&quot;+32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32">
            <text:p>+32</text:p>
          </table:table-cell>
          <table:table-cell table:style-name="ce16" table:formula="of:=IF(AND([.F12]&gt;=0;[.F12]&lt;=31);&quot;+64&quot;;IF(AND([.F12]&gt;=32;[.F12]&lt;=63);&quot;0&quot;;IF(AND([.F12]&gt;=64;[.F12]&lt;=95);&quot;+32&quot;;IF(AND([.F12]&gt;=96;[.F12]&lt;=127);&quot;+64&quot;;IF(AND([.F12]&gt;=128;[.F12]&lt;=159);&quot;-64&quot;;IF(AND([.F12]&gt;=160;[.F12]&lt;=191);&quot;-128&quot;;IF(AND([.F12]&gt;=192;[.F12]&lt;=254);&quot;0&quot;;IF(AND([.E12]=255);&quot;-64&quot;;&quot;&quot;))))))))" office:value-type="string" office:string-value="+32">
            <text:p>+32</text:p>
          </table:table-cell>
          <table:table-cell table:style-name="ce16" table:formula="of:=IF(AND([.G12]&gt;=0;[.G12]&lt;=31);&quot;+64&quot;;IF(AND([.G12]&gt;=32;[.G12]&lt;=63);&quot;0&quot;;IF(AND([.G12]&gt;=64;[.G12]&lt;=95);&quot;+32&quot;;IF(AND([.G12]&gt;=96;[.G12]&lt;=127);&quot;+64&quot;;IF(AND([.G12]&gt;=128;[.G12]&lt;=159);&quot;-64&quot;;IF(AND([.G12]&gt;=160;[.G12]&lt;=191);&quot;-128&quot;;IF(AND([.G12]&gt;=192;[.G12]&lt;=254);&quot;0&quot;;IF(AND([.E12]=255);&quot;-64&quot;;&quot;&quot;))))))))" office:value-type="string" office:string-value="+32">
            <text:p>+32</text:p>
          </table:table-cell>
          <table:table-cell table:style-name="ce16" table:formula="of:=IF(AND([.H12]&gt;=0;[.H12]&lt;=31);&quot;+64&quot;;IF(AND([.H12]&gt;=32;[.H12]&lt;=63);&quot;0&quot;;IF(AND([.H12]&gt;=64;[.H12]&lt;=95);&quot;+32&quot;;IF(AND([.H12]&gt;=96;[.H12]&lt;=127);&quot;+64&quot;;IF(AND([.H12]&gt;=128;[.H12]&lt;=159);&quot;-64&quot;;IF(AND([.H12]&gt;=160;[.H12]&lt;=191);&quot;-128&quot;;IF(AND([.H12]&gt;=192;[.H12]&lt;=254);&quot;0&quot;;IF(AND([.E12]=255);&quot;-64&quot;;&quot;&quot;))))))))" office:value-type="string" office:string-value="+32">
            <text:p>+32</text:p>
          </table:table-cell>
          <table:table-cell table:style-name="ce28" table:formula="of:=MID(['Charpad Export'.L236];2;2)" office:value-type="string" office:string-value="0a">
            <text:p>0a</text:p>
          </table:table-cell>
          <table:table-cell table:style-name="ce20" table:formula="of:=HEX2DEC([.M12])" office:value-type="float" office:value="10">
            <text:p>10</text:p>
          </table:table-cell>
          <table:table-cell table:style-name="ce20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32" table:formula="of:=[.M12]" office:value-type="string" office:string-value="0a">
            <text:p>0a</text:p>
          </table:table-cell>
          <table:table-cell table:style-name="ce20" table:formula="of:=HEX2DEC([.P12])" office:value-type="float" office:value="10">
            <text:p>10</text:p>
          </table:table-cell>
          <table:table-cell table:style-name="ce20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32" table:formula="of:=[.M12]" office:value-type="string" office:string-value="0a">
            <text:p>0a</text:p>
          </table:table-cell>
          <table:table-cell table:style-name="ce20" table:formula="of:=HEX2DEC([.S12])" office:value-type="float" office:value="10">
            <text:p>10</text:p>
          </table:table-cell>
          <table:table-cell table:style-name="ce20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38" table:formula="of:=[.M12]" office:value-type="string" office:string-value="0a">
            <text:p>0a</text:p>
          </table:table-cell>
          <table:table-cell table:style-name="ce20" table:formula="of:=HEX2DEC([.V12])" office:value-type="float" office:value="10">
            <text:p>10</text:p>
          </table:table-cell>
          <table:table-cell table:style-name="ce20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40" office:value-type="string">
            <text:p>data"</text:p>
          </table:table-cell>
          <table:table-cell table:style-name="ce43" table:formula="of:=[.O12]" office:value-type="string" office:string-value="{lt. red}">
            <text:p>{lt. red}</text:p>
          </table:table-cell>
          <table:table-cell table:style-name="ce43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2]+[.I12]" office:value-type="float" office:value="113">
            <text:p>113</text:p>
          </table:table-cell>
          <table:table-cell table:style-name="ce43" office:value-type="string">
            <text:p>}</text:p>
          </table:table-cell>
          <table:table-cell table:style-name="ce43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43" table:formula="of:=[.R12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F12]+[.J12]" office:value-type="float" office:value="113">
            <text:p>113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43" table:formula="of:=[.U12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G12]+[.K12]" office:value-type="float" office:value="113">
            <text:p>113</text:p>
          </table:table-cell>
          <table:table-cell table:style-name="ce43" office:value-type="string">
            <text:p>}</text:p>
          </table:table-cell>
          <table:table-cell table:style-name="ce43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43" table:formula="of:=[.X12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H12]+[.L12]" office:value-type="float" office:value="113">
            <text:p>113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0">
            <text:p>10</text:p>
          </table:table-cell>
          <table:table-cell table:style-name="ce32"/>
          <table:table-cell table:style-name="ce55" office:value-type="string">
            <text:p>br</text:p>
          </table:table-cell>
          <table:table-cell table:style-name="ce55" office:value-type="float" office:value="9">
            <text:p>9</text:p>
          </table:table-cell>
          <table:table-cell table:style-name="ce63" office:value-type="string">
            <text:p>ws</text:p>
          </table:table-cell>
          <table:table-cell table:style-name="ce63" office:value-type="float" office:value="9">
            <text:p>9</text:p>
          </table:table-cell>
          <table:table-cell table:style-name="ce63" office:value-type="string">
            <text:p>multi</text:p>
          </table:table-cell>
        </table:table-row>
        <table:table-row table:style-name="ro1">
          <table:table-cell table:style-name="ce10" table:formula="of:=MID(['Charpad Export'.N211];2;2)" office:value-type="string" office:string-value="52">
            <text:p>52</text:p>
          </table:table-cell>
          <table:table-cell table:style-name="ce10" table:formula="of:=MID(['Charpad Export'.O211];2;2)" office:value-type="string" office:string-value="52">
            <text:p>52</text:p>
          </table:table-cell>
          <table:table-cell table:style-name="ce10" table:formula="of:=MID(['Charpad Export'.P211];2;2)" office:value-type="string" office:string-value="52">
            <text:p>52</text:p>
          </table:table-cell>
          <table:table-cell table:style-name="ce10" table:formula="of:=MID(['Charpad Export'.Q211];2;2)" office:value-type="string" office:string-value="52">
            <text:p>52</text:p>
          </table:table-cell>
          <table:table-cell table:style-name="ce17" table:formula="of:=HEX2DEC([.A13])" office:value-type="float" office:value="82">
            <text:p>82</text:p>
          </table:table-cell>
          <table:table-cell table:style-name="ce20" table:formula="of:=HEX2DEC([.B13])" office:value-type="float" office:value="82">
            <text:p>82</text:p>
          </table:table-cell>
          <table:table-cell table:style-name="ce20" table:formula="of:=HEX2DEC([.C13])" office:value-type="float" office:value="82">
            <text:p>82</text:p>
          </table:table-cell>
          <table:table-cell table:style-name="ce20" table:formula="of:=HEX2DEC([.D13])" office:value-type="float" office:value="82">
            <text:p>82</text:p>
          </table:table-cell>
          <table:table-cell table:style-name="ce16" table:formula="of:=IF(AND([.E13]&gt;=0;[.E13]&lt;=31);&quot;+64&quot;;IF(AND([.E13]&gt;=32;[.E13]&lt;=63);&quot;0&quot;;IF(AND([.E13]&gt;=64;[.E13]&lt;=95);&quot;+32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32">
            <text:p>+32</text:p>
          </table:table-cell>
          <table:table-cell table:style-name="ce16" table:formula="of:=IF(AND([.F13]&gt;=0;[.F13]&lt;=31);&quot;+64&quot;;IF(AND([.F13]&gt;=32;[.F13]&lt;=63);&quot;0&quot;;IF(AND([.F13]&gt;=64;[.F13]&lt;=95);&quot;+32&quot;;IF(AND([.F13]&gt;=96;[.F13]&lt;=127);&quot;+64&quot;;IF(AND([.F13]&gt;=128;[.F13]&lt;=159);&quot;-64&quot;;IF(AND([.F13]&gt;=160;[.F13]&lt;=191);&quot;-128&quot;;IF(AND([.F13]&gt;=192;[.F13]&lt;=254);&quot;0&quot;;IF(AND([.E13]=255);&quot;-64&quot;;&quot;&quot;))))))))" office:value-type="string" office:string-value="+32">
            <text:p>+32</text:p>
          </table:table-cell>
          <table:table-cell table:style-name="ce16" table:formula="of:=IF(AND([.G13]&gt;=0;[.G13]&lt;=31);&quot;+64&quot;;IF(AND([.G13]&gt;=32;[.G13]&lt;=63);&quot;0&quot;;IF(AND([.G13]&gt;=64;[.G13]&lt;=95);&quot;+32&quot;;IF(AND([.G13]&gt;=96;[.G13]&lt;=127);&quot;+64&quot;;IF(AND([.G13]&gt;=128;[.G13]&lt;=159);&quot;-64&quot;;IF(AND([.G13]&gt;=160;[.G13]&lt;=191);&quot;-128&quot;;IF(AND([.G13]&gt;=192;[.G13]&lt;=254);&quot;0&quot;;IF(AND([.E13]=255);&quot;-64&quot;;&quot;&quot;))))))))" office:value-type="string" office:string-value="+32">
            <text:p>+32</text:p>
          </table:table-cell>
          <table:table-cell table:style-name="ce16" table:formula="of:=IF(AND([.H13]&gt;=0;[.H13]&lt;=31);&quot;+64&quot;;IF(AND([.H13]&gt;=32;[.H13]&lt;=63);&quot;0&quot;;IF(AND([.H13]&gt;=64;[.H13]&lt;=95);&quot;+32&quot;;IF(AND([.H13]&gt;=96;[.H13]&lt;=127);&quot;+64&quot;;IF(AND([.H13]&gt;=128;[.H13]&lt;=159);&quot;-64&quot;;IF(AND([.H13]&gt;=160;[.H13]&lt;=191);&quot;-128&quot;;IF(AND([.H13]&gt;=192;[.H13]&lt;=254);&quot;0&quot;;IF(AND([.E13]=255);&quot;-64&quot;;&quot;&quot;))))))))" office:value-type="string" office:string-value="+32">
            <text:p>+32</text:p>
          </table:table-cell>
          <table:table-cell table:style-name="ce27" table:formula="of:=MID(['Charpad Export'.M236];2;2)" office:value-type="string" office:string-value="0a">
            <text:p>0a</text:p>
          </table:table-cell>
          <table:table-cell table:style-name="ce20" table:formula="of:=HEX2DEC([.M13])" office:value-type="float" office:value="10">
            <text:p>10</text:p>
          </table:table-cell>
          <table:table-cell table:style-name="ce20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lt. red}">
            <text:p>{lt. red}</text:p>
          </table:table-cell>
          <table:table-cell table:style-name="ce31" table:formula="of:=[.M13]" office:value-type="string" office:string-value="0a">
            <text:p>0a</text:p>
          </table:table-cell>
          <table:table-cell table:style-name="ce20" table:formula="of:=HEX2DEC([.P13])" office:value-type="float" office:value="10">
            <text:p>10</text:p>
          </table:table-cell>
          <table:table-cell table:style-name="ce20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lt. red}">
            <text:p>{lt. red}</text:p>
          </table:table-cell>
          <table:table-cell table:style-name="ce31" table:formula="of:=[.M13]" office:value-type="string" office:string-value="0a">
            <text:p>0a</text:p>
          </table:table-cell>
          <table:table-cell table:style-name="ce20" table:formula="of:=HEX2DEC([.S13])" office:value-type="float" office:value="10">
            <text:p>10</text:p>
          </table:table-cell>
          <table:table-cell table:style-name="ce20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lt. red}">
            <text:p>{lt. red}</text:p>
          </table:table-cell>
          <table:table-cell table:style-name="ce37" table:formula="of:=[.M13]" office:value-type="string" office:string-value="0a">
            <text:p>0a</text:p>
          </table:table-cell>
          <table:table-cell table:style-name="ce20" table:formula="of:=HEX2DEC([.V13])" office:value-type="float" office:value="10">
            <text:p>10</text:p>
          </table:table-cell>
          <table:table-cell table:style-name="ce20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lt. red}">
            <text:p>{lt. red}</text:p>
          </table:table-cell>
          <table:table-cell table:style-name="ce40" office:value-type="string">
            <text:p>data"</text:p>
          </table:table-cell>
          <table:table-cell table:style-name="ce43" table:formula="of:=[.O13]" office:value-type="string" office:string-value="{lt. red}">
            <text:p>{lt. red}</text:p>
          </table:table-cell>
          <table:table-cell table:style-name="ce43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3]+[.I13]" office:value-type="float" office:value="114">
            <text:p>114</text:p>
          </table:table-cell>
          <table:table-cell table:style-name="ce43" office:value-type="string">
            <text:p>}</text:p>
          </table:table-cell>
          <table:table-cell table:style-name="ce43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43" table:formula="of:=[.R13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F13]+[.J13]" office:value-type="float" office:value="114">
            <text:p>11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43" table:formula="of:=[.U13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G13]+[.K13]" office:value-type="float" office:value="114">
            <text:p>114</text:p>
          </table:table-cell>
          <table:table-cell table:style-name="ce43" office:value-type="string">
            <text:p>}</text:p>
          </table:table-cell>
          <table:table-cell table:style-name="ce43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43" table:formula="of:=[.X13]" office:value-type="string" office:string-value="{lt. red}">
            <text:p>{lt. red}</text:p>
          </table:table-cell>
          <table:table-cell table:style-name="ce43" office:value-type="string">
            <text:p>{</text:p>
          </table:table-cell>
          <table:table-cell table:style-name="ce43" table:formula="of:=[.H13]+[.L13]" office:value-type="float" office:value="114">
            <text:p>11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1">
            <text:p>11</text:p>
          </table:table-cell>
          <table:table-cell table:style-name="ce32"/>
          <table:table-cell table:style-name="ce55" office:value-type="string">
            <text:p>lrd</text:p>
          </table:table-cell>
          <table:table-cell table:style-name="ce55" office:value-type="float" office:value="10">
            <text:p>10</text:p>
          </table:table-cell>
          <table:table-cell table:style-name="ce63" office:value-type="string">
            <text:p>rd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multi</text:p>
          </table:table-cell>
        </table:table-row>
        <table:table-row table:style-name="ro1">
          <table:table-cell table:style-name="ce11" table:formula="of:=MID(['Charpad Export'.B212];2;2)" office:value-type="string" office:string-value="57">
            <text:p>57</text:p>
          </table:table-cell>
          <table:table-cell table:style-name="ce11" table:formula="of:=MID(['Charpad Export'.C212];2;2)" office:value-type="string" office:string-value="56">
            <text:p>56</text:p>
          </table:table-cell>
          <table:table-cell table:style-name="ce11" table:formula="of:=MID(['Charpad Export'.D212];2;2)" office:value-type="string" office:string-value="56">
            <text:p>56</text:p>
          </table:table-cell>
          <table:table-cell table:style-name="ce11" table:formula="of:=MID(['Charpad Export'.E212];2;2)" office:value-type="string" office:string-value="57">
            <text:p>57</text:p>
          </table:table-cell>
          <table:table-cell table:style-name="ce17" table:formula="of:=HEX2DEC([.A14])" office:value-type="float" office:value="87">
            <text:p>87</text:p>
          </table:table-cell>
          <table:table-cell table:style-name="ce20" table:formula="of:=HEX2DEC([.B14])" office:value-type="float" office:value="86">
            <text:p>86</text:p>
          </table:table-cell>
          <table:table-cell table:style-name="ce20" table:formula="of:=HEX2DEC([.C14])" office:value-type="float" office:value="86">
            <text:p>86</text:p>
          </table:table-cell>
          <table:table-cell table:style-name="ce20" table:formula="of:=HEX2DEC([.D14])" office:value-type="float" office:value="87">
            <text:p>87</text:p>
          </table:table-cell>
          <table:table-cell table:style-name="ce16" table:formula="of:=IF(AND([.E14]&gt;=0;[.E14]&lt;=31);&quot;+64&quot;;IF(AND([.E14]&gt;=32;[.E14]&lt;=63);&quot;0&quot;;IF(AND([.E14]&gt;=64;[.E14]&lt;=95);&quot;+32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32">
            <text:p>+32</text:p>
          </table:table-cell>
          <table:table-cell table:style-name="ce16" table:formula="of:=IF(AND([.F14]&gt;=0;[.F14]&lt;=31);&quot;+64&quot;;IF(AND([.F14]&gt;=32;[.F14]&lt;=63);&quot;0&quot;;IF(AND([.F14]&gt;=64;[.F14]&lt;=95);&quot;+32&quot;;IF(AND([.F14]&gt;=96;[.F14]&lt;=127);&quot;+64&quot;;IF(AND([.F14]&gt;=128;[.F14]&lt;=159);&quot;-64&quot;;IF(AND([.F14]&gt;=160;[.F14]&lt;=191);&quot;-128&quot;;IF(AND([.F14]&gt;=192;[.F14]&lt;=254);&quot;0&quot;;IF(AND([.E14]=255);&quot;-64&quot;;&quot;&quot;))))))))" office:value-type="string" office:string-value="+32">
            <text:p>+32</text:p>
          </table:table-cell>
          <table:table-cell table:style-name="ce16" table:formula="of:=IF(AND([.G14]&gt;=0;[.G14]&lt;=31);&quot;+64&quot;;IF(AND([.G14]&gt;=32;[.G14]&lt;=63);&quot;0&quot;;IF(AND([.G14]&gt;=64;[.G14]&lt;=95);&quot;+32&quot;;IF(AND([.G14]&gt;=96;[.G14]&lt;=127);&quot;+64&quot;;IF(AND([.G14]&gt;=128;[.G14]&lt;=159);&quot;-64&quot;;IF(AND([.G14]&gt;=160;[.G14]&lt;=191);&quot;-128&quot;;IF(AND([.G14]&gt;=192;[.G14]&lt;=254);&quot;0&quot;;IF(AND([.E14]=255);&quot;-64&quot;;&quot;&quot;))))))))" office:value-type="string" office:string-value="+32">
            <text:p>+32</text:p>
          </table:table-cell>
          <table:table-cell table:style-name="ce16" table:formula="of:=IF(AND([.H14]&gt;=0;[.H14]&lt;=31);&quot;+64&quot;;IF(AND([.H14]&gt;=32;[.H14]&lt;=63);&quot;0&quot;;IF(AND([.H14]&gt;=64;[.H14]&lt;=95);&quot;+32&quot;;IF(AND([.H14]&gt;=96;[.H14]&lt;=127);&quot;+64&quot;;IF(AND([.H14]&gt;=128;[.H14]&lt;=159);&quot;-64&quot;;IF(AND([.H14]&gt;=160;[.H14]&lt;=191);&quot;-128&quot;;IF(AND([.H14]&gt;=192;[.H14]&lt;=254);&quot;0&quot;;IF(AND([.E14]=255);&quot;-64&quot;;&quot;&quot;))))))))" office:value-type="string" office:string-value="+32">
            <text:p>+32</text:p>
          </table:table-cell>
          <table:table-cell table:style-name="ce28" table:formula="of:=MID(['Charpad Export'.N236];2;2)" office:value-type="string" office:string-value="0d">
            <text:p>0d</text:p>
          </table:table-cell>
          <table:table-cell table:style-name="ce20" table:formula="of:=HEX2DEC([.M14])" office:value-type="float" office:value="13">
            <text:p>13</text:p>
          </table:table-cell>
          <table:table-cell table:style-name="ce20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lt. green}">
            <text:p>{lt. green}</text:p>
          </table:table-cell>
          <table:table-cell table:style-name="ce32" table:formula="of:=[.M14]" office:value-type="string" office:string-value="0d">
            <text:p>0d</text:p>
          </table:table-cell>
          <table:table-cell table:style-name="ce20" table:formula="of:=HEX2DEC([.P14])" office:value-type="float" office:value="13">
            <text:p>13</text:p>
          </table:table-cell>
          <table:table-cell table:style-name="ce20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lt. green}">
            <text:p>{lt. green}</text:p>
          </table:table-cell>
          <table:table-cell table:style-name="ce32" table:formula="of:=[.M14]" office:value-type="string" office:string-value="0d">
            <text:p>0d</text:p>
          </table:table-cell>
          <table:table-cell table:style-name="ce20" table:formula="of:=HEX2DEC([.S14])" office:value-type="float" office:value="13">
            <text:p>13</text:p>
          </table:table-cell>
          <table:table-cell table:style-name="ce20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lt. green}">
            <text:p>{lt. green}</text:p>
          </table:table-cell>
          <table:table-cell table:style-name="ce38" table:formula="of:=[.M14]" office:value-type="string" office:string-value="0d">
            <text:p>0d</text:p>
          </table:table-cell>
          <table:table-cell table:style-name="ce20" table:formula="of:=HEX2DEC([.V14])" office:value-type="float" office:value="13">
            <text:p>13</text:p>
          </table:table-cell>
          <table:table-cell table:style-name="ce20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3" table:formula="of:=[.O14]" office:value-type="string" office:string-value="{lt. green}">
            <text:p>{lt. green}</text:p>
          </table:table-cell>
          <table:table-cell table:style-name="ce43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4]+[.I14]" office:value-type="float" office:value="119">
            <text:p>119</text:p>
          </table:table-cell>
          <table:table-cell table:style-name="ce43" office:value-type="string">
            <text:p>}</text:p>
          </table:table-cell>
          <table:table-cell table:style-name="ce43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43" table:formula="of:=[.R14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F14]+[.J14]" office:value-type="float" office:value="118">
            <text:p>118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43" table:formula="of:=[.U14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G14]+[.K14]" office:value-type="float" office:value="118">
            <text:p>118</text:p>
          </table:table-cell>
          <table:table-cell table:style-name="ce43" office:value-type="string">
            <text:p>}</text:p>
          </table:table-cell>
          <table:table-cell table:style-name="ce43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43" table:formula="of:=[.X14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H14]+[.L14]" office:value-type="float" office:value="119">
            <text:p>119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2">
            <text:p>12</text:p>
          </table:table-cell>
          <table:table-cell table:style-name="ce32"/>
          <table:table-cell table:style-name="ce55" office:value-type="string">
            <text:p>dgr</text:p>
          </table:table-cell>
          <table:table-cell table:style-name="ce55" office:value-type="string">
            <text:p>a</text:p>
          </table:table-cell>
          <table:table-cell table:style-name="ce63" office:value-type="string">
            <text:p>rd</text:p>
          </table:table-cell>
          <table:table-cell table:style-name="ce63" office:value-type="string">
            <text:p>b</text:p>
          </table:table-cell>
          <table:table-cell table:style-name="ce63" office:value-type="string">
            <text:p>multi</text:p>
          </table:table-cell>
        </table:table-row>
        <table:table-row table:style-name="ro1">
          <table:table-cell table:style-name="ce11" table:formula="of:=MID(['Charpad Export'.F212];2;2)" office:value-type="string" office:string-value="61">
            <text:p>61</text:p>
          </table:table-cell>
          <table:table-cell table:style-name="ce11" table:formula="of:=MID(['Charpad Export'.G212];2;2)" office:value-type="string" office:string-value="62">
            <text:p>62</text:p>
          </table:table-cell>
          <table:table-cell table:style-name="ce11" table:formula="of:=MID(['Charpad Export'.H212];2;2)" office:value-type="string" office:string-value="62">
            <text:p>62</text:p>
          </table:table-cell>
          <table:table-cell table:style-name="ce11" table:formula="of:=MID(['Charpad Export'.I212];2;2)" office:value-type="string" office:string-value="61">
            <text:p>61</text:p>
          </table:table-cell>
          <table:table-cell table:style-name="ce17" table:formula="of:=HEX2DEC([.A15])" office:value-type="float" office:value="97">
            <text:p>97</text:p>
          </table:table-cell>
          <table:table-cell table:style-name="ce20" table:formula="of:=HEX2DEC([.B15])" office:value-type="float" office:value="98">
            <text:p>98</text:p>
          </table:table-cell>
          <table:table-cell table:style-name="ce20" table:formula="of:=HEX2DEC([.C15])" office:value-type="float" office:value="98">
            <text:p>98</text:p>
          </table:table-cell>
          <table:table-cell table:style-name="ce20" table:formula="of:=HEX2DEC([.D15])" office:value-type="float" office:value="97">
            <text:p>97</text:p>
          </table:table-cell>
          <table:table-cell table:style-name="ce16" table:formula="of:=IF(AND([.E15]&gt;=0;[.E15]&lt;=31);&quot;+64&quot;;IF(AND([.E15]&gt;=32;[.E15]&lt;=63);&quot;0&quot;;IF(AND([.E15]&gt;=64;[.E15]&lt;=95);&quot;+32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+64">
            <text:p>+64</text:p>
          </table:table-cell>
          <table:table-cell table:style-name="ce16" table:formula="of:=IF(AND([.F15]&gt;=0;[.F15]&lt;=31);&quot;+64&quot;;IF(AND([.F15]&gt;=32;[.F15]&lt;=63);&quot;0&quot;;IF(AND([.F15]&gt;=64;[.F15]&lt;=95);&quot;+32&quot;;IF(AND([.F15]&gt;=96;[.F15]&lt;=127);&quot;+64&quot;;IF(AND([.F15]&gt;=128;[.F15]&lt;=159);&quot;-64&quot;;IF(AND([.F15]&gt;=160;[.F15]&lt;=191);&quot;-128&quot;;IF(AND([.F15]&gt;=192;[.F15]&lt;=254);&quot;0&quot;;IF(AND([.E15]=255);&quot;-64&quot;;&quot;&quot;))))))))" office:value-type="string" office:string-value="+64">
            <text:p>+64</text:p>
          </table:table-cell>
          <table:table-cell table:style-name="ce16" table:formula="of:=IF(AND([.G15]&gt;=0;[.G15]&lt;=31);&quot;+64&quot;;IF(AND([.G15]&gt;=32;[.G15]&lt;=63);&quot;0&quot;;IF(AND([.G15]&gt;=64;[.G15]&lt;=95);&quot;+32&quot;;IF(AND([.G15]&gt;=96;[.G15]&lt;=127);&quot;+64&quot;;IF(AND([.G15]&gt;=128;[.G15]&lt;=159);&quot;-64&quot;;IF(AND([.G15]&gt;=160;[.G15]&lt;=191);&quot;-128&quot;;IF(AND([.G15]&gt;=192;[.G15]&lt;=254);&quot;0&quot;;IF(AND([.E15]=255);&quot;-64&quot;;&quot;&quot;))))))))" office:value-type="string" office:string-value="+64">
            <text:p>+64</text:p>
          </table:table-cell>
          <table:table-cell table:style-name="ce16" table:formula="of:=IF(AND([.H15]&gt;=0;[.H15]&lt;=31);&quot;+64&quot;;IF(AND([.H15]&gt;=32;[.H15]&lt;=63);&quot;0&quot;;IF(AND([.H15]&gt;=64;[.H15]&lt;=95);&quot;+32&quot;;IF(AND([.H15]&gt;=96;[.H15]&lt;=127);&quot;+64&quot;;IF(AND([.H15]&gt;=128;[.H15]&lt;=159);&quot;-64&quot;;IF(AND([.H15]&gt;=160;[.H15]&lt;=191);&quot;-128&quot;;IF(AND([.H15]&gt;=192;[.H15]&lt;=254);&quot;0&quot;;IF(AND([.E15]=255);&quot;-64&quot;;&quot;&quot;))))))))" office:value-type="string" office:string-value="+64">
            <text:p>+64</text:p>
          </table:table-cell>
          <table:table-cell table:style-name="ce27" table:formula="of:=MID(['Charpad Export'.O236];2;2)" office:value-type="string" office:string-value="09">
            <text:p>09</text:p>
          </table:table-cell>
          <table:table-cell table:style-name="ce20" table:formula="of:=HEX2DEC([.M15])" office:value-type="float" office:value="9">
            <text:p>9</text:p>
          </table:table-cell>
          <table:table-cell table:style-name="ce20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31" table:formula="of:=[.M15]" office:value-type="string" office:string-value="09">
            <text:p>09</text:p>
          </table:table-cell>
          <table:table-cell table:style-name="ce20" table:formula="of:=HEX2DEC([.P15])" office:value-type="float" office:value="9">
            <text:p>9</text:p>
          </table:table-cell>
          <table:table-cell table:style-name="ce20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31" table:formula="of:=[.M15]" office:value-type="string" office:string-value="09">
            <text:p>09</text:p>
          </table:table-cell>
          <table:table-cell table:style-name="ce20" table:formula="of:=HEX2DEC([.S15])" office:value-type="float" office:value="9">
            <text:p>9</text:p>
          </table:table-cell>
          <table:table-cell table:style-name="ce20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37" table:formula="of:=[.M15]" office:value-type="string" office:string-value="09">
            <text:p>09</text:p>
          </table:table-cell>
          <table:table-cell table:style-name="ce20" table:formula="of:=HEX2DEC([.V15])" office:value-type="float" office:value="9">
            <text:p>9</text:p>
          </table:table-cell>
          <table:table-cell table:style-name="ce20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15]" office:value-type="string" office:string-value="{brown}">
            <text:p>{brown}</text:p>
          </table:table-cell>
          <table:table-cell table:style-name="ce43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5]+[.I15]" office:value-type="float" office:value="161">
            <text:p>161</text:p>
          </table:table-cell>
          <table:table-cell table:style-name="ce43" office:value-type="string">
            <text:p>}</text:p>
          </table:table-cell>
          <table:table-cell table:style-name="ce43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43" table:formula="of:=[.R15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15]+[.J15]" office:value-type="float" office:value="162">
            <text:p>16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43" table:formula="of:=[.U15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15]+[.K15]" office:value-type="float" office:value="162">
            <text:p>162</text:p>
          </table:table-cell>
          <table:table-cell table:style-name="ce43" office:value-type="string">
            <text:p>}</text:p>
          </table:table-cell>
          <table:table-cell table:style-name="ce43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43" table:formula="of:=[.X15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15]+[.L15]" office:value-type="float" office:value="161">
            <text:p>161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3">
            <text:p>13</text:p>
          </table:table-cell>
          <table:table-cell table:style-name="ce32"/>
          <table:table-cell table:style-name="ce55" office:value-type="string">
            <text:p>mgr</text:p>
          </table:table-cell>
          <table:table-cell table:style-name="ce55" office:value-type="string">
            <text:p>b</text:p>
          </table:table-cell>
          <table:table-cell table:style-name="ce63" office:value-type="string">
            <text:p>vi</text:p>
          </table:table-cell>
          <table:table-cell table:style-name="ce63" office:value-type="string">
            <text:p>c</text:p>
          </table:table-cell>
          <table:table-cell table:style-name="ce63" office:value-type="string">
            <text:p>multi</text:p>
          </table:table-cell>
        </table:table-row>
        <table:table-row table:style-name="ro1">
          <table:table-cell table:style-name="ce11" table:formula="of:=MID(['Charpad Export'.J212];2;2)" office:value-type="string" office:string-value="6a">
            <text:p>6a</text:p>
          </table:table-cell>
          <table:table-cell table:style-name="ce11" table:formula="of:=MID(['Charpad Export'.K212];2;2)" office:value-type="string" office:string-value="96">
            <text:p>96</text:p>
          </table:table-cell>
          <table:table-cell table:style-name="ce11" table:formula="of:=MID(['Charpad Export'.L212];2;2)" office:value-type="string" office:string-value="97">
            <text:p>97</text:p>
          </table:table-cell>
          <table:table-cell table:style-name="ce11" table:formula="of:=MID(['Charpad Export'.M212];2;2)" office:value-type="string" office:string-value="98">
            <text:p>98</text:p>
          </table:table-cell>
          <table:table-cell table:style-name="ce17" table:formula="of:=HEX2DEC([.A16])" office:value-type="float" office:value="106">
            <text:p>106</text:p>
          </table:table-cell>
          <table:table-cell table:style-name="ce20" table:formula="of:=HEX2DEC([.B16])" office:value-type="float" office:value="150">
            <text:p>150</text:p>
          </table:table-cell>
          <table:table-cell table:style-name="ce20" table:formula="of:=HEX2DEC([.C16])" office:value-type="float" office:value="151">
            <text:p>151</text:p>
          </table:table-cell>
          <table:table-cell table:style-name="ce20" table:formula="of:=HEX2DEC([.D16])" office:value-type="float" office:value="152">
            <text:p>152</text:p>
          </table:table-cell>
          <table:table-cell table:style-name="ce16" table:formula="of:=IF(AND([.E16]&gt;=0;[.E16]&lt;=31);&quot;+64&quot;;IF(AND([.E16]&gt;=32;[.E16]&lt;=63);&quot;0&quot;;IF(AND([.E16]&gt;=64;[.E16]&lt;=95);&quot;+32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+64">
            <text:p>+64</text:p>
          </table:table-cell>
          <table:table-cell table:style-name="ce16" table:formula="of:=IF(AND([.F16]&gt;=0;[.F16]&lt;=31);&quot;+64&quot;;IF(AND([.F16]&gt;=32;[.F16]&lt;=63);&quot;0&quot;;IF(AND([.F16]&gt;=64;[.F16]&lt;=95);&quot;+32&quot;;IF(AND([.F16]&gt;=96;[.F16]&lt;=127);&quot;+64&quot;;IF(AND([.F16]&gt;=128;[.F16]&lt;=159);&quot;-64&quot;;IF(AND([.F16]&gt;=160;[.F16]&lt;=191);&quot;-128&quot;;IF(AND([.F16]&gt;=192;[.F16]&lt;=254);&quot;0&quot;;IF(AND([.E16]=255);&quot;-64&quot;;&quot;&quot;))))))))" office:value-type="string" office:string-value="-64">
            <text:p>-64</text:p>
          </table:table-cell>
          <table:table-cell table:style-name="ce16" table:formula="of:=IF(AND([.G16]&gt;=0;[.G16]&lt;=31);&quot;+64&quot;;IF(AND([.G16]&gt;=32;[.G16]&lt;=63);&quot;0&quot;;IF(AND([.G16]&gt;=64;[.G16]&lt;=95);&quot;+32&quot;;IF(AND([.G16]&gt;=96;[.G16]&lt;=127);&quot;+64&quot;;IF(AND([.G16]&gt;=128;[.G16]&lt;=159);&quot;-64&quot;;IF(AND([.G16]&gt;=160;[.G16]&lt;=191);&quot;-128&quot;;IF(AND([.G16]&gt;=192;[.G16]&lt;=254);&quot;0&quot;;IF(AND([.E16]=255);&quot;-64&quot;;&quot;&quot;))))))))" office:value-type="string" office:string-value="-64">
            <text:p>-64</text:p>
          </table:table-cell>
          <table:table-cell table:style-name="ce16" table:formula="of:=IF(AND([.H16]&gt;=0;[.H16]&lt;=31);&quot;+64&quot;;IF(AND([.H16]&gt;=32;[.H16]&lt;=63);&quot;0&quot;;IF(AND([.H16]&gt;=64;[.H16]&lt;=95);&quot;+32&quot;;IF(AND([.H16]&gt;=96;[.H16]&lt;=127);&quot;+64&quot;;IF(AND([.H16]&gt;=128;[.H16]&lt;=159);&quot;-64&quot;;IF(AND([.H16]&gt;=160;[.H16]&lt;=191);&quot;-128&quot;;IF(AND([.H16]&gt;=192;[.H16]&lt;=254);&quot;0&quot;;IF(AND([.E16]=255);&quot;-64&quot;;&quot;&quot;))))))))" office:value-type="string" office:string-value="-64">
            <text:p>-64</text:p>
          </table:table-cell>
          <table:table-cell table:style-name="ce28" table:formula="of:=MID(['Charpad Export'.P236];2;2)" office:value-type="string" office:string-value="0b">
            <text:p>0b</text:p>
          </table:table-cell>
          <table:table-cell table:style-name="ce20" table:formula="of:=HEX2DEC([.M16])" office:value-type="float" office:value="11">
            <text:p>11</text:p>
          </table:table-cell>
          <table:table-cell table:style-name="ce20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gray1}">
            <text:p>{gray1}</text:p>
          </table:table-cell>
          <table:table-cell table:style-name="ce32" table:formula="of:=[.M16]" office:value-type="string" office:string-value="0b">
            <text:p>0b</text:p>
          </table:table-cell>
          <table:table-cell table:style-name="ce20" table:formula="of:=HEX2DEC([.P16])" office:value-type="float" office:value="11">
            <text:p>11</text:p>
          </table:table-cell>
          <table:table-cell table:style-name="ce20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gray1}">
            <text:p>{gray1}</text:p>
          </table:table-cell>
          <table:table-cell table:style-name="ce32" table:formula="of:=[.M16]" office:value-type="string" office:string-value="0b">
            <text:p>0b</text:p>
          </table:table-cell>
          <table:table-cell table:style-name="ce20" table:formula="of:=HEX2DEC([.S16])" office:value-type="float" office:value="11">
            <text:p>11</text:p>
          </table:table-cell>
          <table:table-cell table:style-name="ce20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gray1}">
            <text:p>{gray1}</text:p>
          </table:table-cell>
          <table:table-cell table:style-name="ce38" table:formula="of:=[.M16]" office:value-type="string" office:string-value="0b">
            <text:p>0b</text:p>
          </table:table-cell>
          <table:table-cell table:style-name="ce20" table:formula="of:=HEX2DEC([.V16])" office:value-type="float" office:value="11">
            <text:p>11</text:p>
          </table:table-cell>
          <table:table-cell table:style-name="ce20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16]" office:value-type="string" office:string-value="{gray1}">
            <text:p>{gray1}</text:p>
          </table:table-cell>
          <table:table-cell table:style-name="ce43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6]+[.I16]" office:value-type="float" office:value="170">
            <text:p>170</text:p>
          </table:table-cell>
          <table:table-cell table:style-name="ce43" office:value-type="string">
            <text:p>}</text:p>
          </table:table-cell>
          <table:table-cell table:style-name="ce43" table:formula="of:=IF(AND([.F16]&gt;=128;[.F16]&lt;=255);&quot;{rvrs on}&quot;;&quot;{rvrs off}&quot;)" office:value-type="string" office:string-value="{rvrs on}">
            <text:p>{rvrs on}</text:p>
          </table:table-cell>
          <table:table-cell table:style-name="ce43" table:formula="of:=[.R1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16]+[.J16]" office:value-type="float" office:value="86">
            <text:p>86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6]&gt;=128;[.G16]&lt;=255);&quot;{rvrs on}&quot;;&quot;{rvrs off}&quot;)" office:value-type="string" office:string-value="{rvrs on}">
            <text:p>{rvrs on}</text:p>
          </table:table-cell>
          <table:table-cell table:style-name="ce43" table:formula="of:=[.U1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16]+[.K16]" office:value-type="float" office:value="87">
            <text:p>87</text:p>
          </table:table-cell>
          <table:table-cell table:style-name="ce43" office:value-type="string">
            <text:p>}</text:p>
          </table:table-cell>
          <table:table-cell table:style-name="ce43" table:formula="of:=IF(AND([.H16]&gt;=128;[.H16]&lt;=255);&quot;{rvrs on}&quot;;&quot;{rvrs off}&quot;)" office:value-type="string" office:string-value="{rvrs on}">
            <text:p>{rvrs on}</text:p>
          </table:table-cell>
          <table:table-cell table:style-name="ce43" table:formula="of:=[.X16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16]+[.L16]" office:value-type="float" office:value="88">
            <text:p>88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4">
            <text:p>14</text:p>
          </table:table-cell>
          <table:table-cell table:style-name="ce32"/>
          <table:table-cell table:style-name="ce55" office:value-type="string">
            <text:p>lgn</text:p>
          </table:table-cell>
          <table:table-cell table:style-name="ce55" office:value-type="string">
            <text:p>c</text:p>
          </table:table-cell>
          <table:table-cell table:style-name="ce63" office:value-type="string">
            <text:p>gn</text:p>
          </table:table-cell>
          <table:table-cell table:style-name="ce63" office:value-type="string">
            <text:p>d</text:p>
          </table:table-cell>
          <table:table-cell table:style-name="ce63" office:value-type="string">
            <text:p>multi</text:p>
          </table:table-cell>
        </table:table-row>
        <table:table-row table:style-name="ro1">
          <table:table-cell table:style-name="ce11" table:formula="of:=MID(['Charpad Export'.N212];2;2)" office:value-type="string" office:string-value="6b">
            <text:p>6b</text:p>
          </table:table-cell>
          <table:table-cell table:style-name="ce11" table:formula="of:=MID(['Charpad Export'.O212];2;2)" office:value-type="string" office:string-value="6c">
            <text:p>6c</text:p>
          </table:table-cell>
          <table:table-cell table:style-name="ce11" table:formula="of:=MID(['Charpad Export'.P212];2;2)" office:value-type="string" office:string-value="6d">
            <text:p>6d</text:p>
          </table:table-cell>
          <table:table-cell table:style-name="ce11" table:formula="of:=MID(['Charpad Export'.Q212];2;2)" office:value-type="string" office:string-value="6e">
            <text:p>6e</text:p>
          </table:table-cell>
          <table:table-cell table:style-name="ce17" table:formula="of:=HEX2DEC([.A17])" office:value-type="float" office:value="107">
            <text:p>107</text:p>
          </table:table-cell>
          <table:table-cell table:style-name="ce20" table:formula="of:=HEX2DEC([.B17])" office:value-type="float" office:value="108">
            <text:p>108</text:p>
          </table:table-cell>
          <table:table-cell table:style-name="ce20" table:formula="of:=HEX2DEC([.C17])" office:value-type="float" office:value="109">
            <text:p>109</text:p>
          </table:table-cell>
          <table:table-cell table:style-name="ce20" table:formula="of:=HEX2DEC([.D17])" office:value-type="float" office:value="110">
            <text:p>110</text:p>
          </table:table-cell>
          <table:table-cell table:style-name="ce16" table:formula="of:=IF(AND([.E17]&gt;=0;[.E17]&lt;=31);&quot;+64&quot;;IF(AND([.E17]&gt;=32;[.E17]&lt;=63);&quot;0&quot;;IF(AND([.E17]&gt;=64;[.E17]&lt;=95);&quot;+32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+64">
            <text:p>+64</text:p>
          </table:table-cell>
          <table:table-cell table:style-name="ce16" table:formula="of:=IF(AND([.F17]&gt;=0;[.F17]&lt;=31);&quot;+64&quot;;IF(AND([.F17]&gt;=32;[.F17]&lt;=63);&quot;0&quot;;IF(AND([.F17]&gt;=64;[.F17]&lt;=95);&quot;+32&quot;;IF(AND([.F17]&gt;=96;[.F17]&lt;=127);&quot;+64&quot;;IF(AND([.F17]&gt;=128;[.F17]&lt;=159);&quot;-64&quot;;IF(AND([.F17]&gt;=160;[.F17]&lt;=191);&quot;-128&quot;;IF(AND([.F17]&gt;=192;[.F17]&lt;=254);&quot;0&quot;;IF(AND([.E17]=255);&quot;-64&quot;;&quot;&quot;))))))))" office:value-type="string" office:string-value="+64">
            <text:p>+64</text:p>
          </table:table-cell>
          <table:table-cell table:style-name="ce16" table:formula="of:=IF(AND([.G17]&gt;=0;[.G17]&lt;=31);&quot;+64&quot;;IF(AND([.G17]&gt;=32;[.G17]&lt;=63);&quot;0&quot;;IF(AND([.G17]&gt;=64;[.G17]&lt;=95);&quot;+32&quot;;IF(AND([.G17]&gt;=96;[.G17]&lt;=127);&quot;+64&quot;;IF(AND([.G17]&gt;=128;[.G17]&lt;=159);&quot;-64&quot;;IF(AND([.G17]&gt;=160;[.G17]&lt;=191);&quot;-128&quot;;IF(AND([.G17]&gt;=192;[.G17]&lt;=254);&quot;0&quot;;IF(AND([.E17]=255);&quot;-64&quot;;&quot;&quot;))))))))" office:value-type="string" office:string-value="+64">
            <text:p>+64</text:p>
          </table:table-cell>
          <table:table-cell table:style-name="ce16" table:formula="of:=IF(AND([.H17]&gt;=0;[.H17]&lt;=31);&quot;+64&quot;;IF(AND([.H17]&gt;=32;[.H17]&lt;=63);&quot;0&quot;;IF(AND([.H17]&gt;=64;[.H17]&lt;=95);&quot;+32&quot;;IF(AND([.H17]&gt;=96;[.H17]&lt;=127);&quot;+64&quot;;IF(AND([.H17]&gt;=128;[.H17]&lt;=159);&quot;-64&quot;;IF(AND([.H17]&gt;=160;[.H17]&lt;=191);&quot;-128&quot;;IF(AND([.H17]&gt;=192;[.H17]&lt;=254);&quot;0&quot;;IF(AND([.E17]=255);&quot;-64&quot;;&quot;&quot;))))))))" office:value-type="string" office:string-value="+64">
            <text:p>+64</text:p>
          </table:table-cell>
          <table:table-cell table:style-name="ce27" table:formula="of:=MID(['Charpad Export'.Q236];2;2)" office:value-type="string" office:string-value="0c">
            <text:p>0c</text:p>
          </table:table-cell>
          <table:table-cell table:style-name="ce20" table:formula="of:=HEX2DEC([.M17])" office:value-type="float" office:value="12">
            <text:p>12</text:p>
          </table:table-cell>
          <table:table-cell table:style-name="ce20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2}">
            <text:p>{gray2}</text:p>
          </table:table-cell>
          <table:table-cell table:style-name="ce31" table:formula="of:=[.M17]" office:value-type="string" office:string-value="0c">
            <text:p>0c</text:p>
          </table:table-cell>
          <table:table-cell table:style-name="ce20" table:formula="of:=HEX2DEC([.P17])" office:value-type="float" office:value="12">
            <text:p>12</text:p>
          </table:table-cell>
          <table:table-cell table:style-name="ce20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2}">
            <text:p>{gray2}</text:p>
          </table:table-cell>
          <table:table-cell table:style-name="ce31" table:formula="of:=[.M17]" office:value-type="string" office:string-value="0c">
            <text:p>0c</text:p>
          </table:table-cell>
          <table:table-cell table:style-name="ce20" table:formula="of:=HEX2DEC([.S17])" office:value-type="float" office:value="12">
            <text:p>12</text:p>
          </table:table-cell>
          <table:table-cell table:style-name="ce20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2}">
            <text:p>{gray2}</text:p>
          </table:table-cell>
          <table:table-cell table:style-name="ce37" table:formula="of:=[.M17]" office:value-type="string" office:string-value="0c">
            <text:p>0c</text:p>
          </table:table-cell>
          <table:table-cell table:style-name="ce20" table:formula="of:=HEX2DEC([.V17])" office:value-type="float" office:value="12">
            <text:p>12</text:p>
          </table:table-cell>
          <table:table-cell table:style-name="ce20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2}">
            <text:p>{gray2}</text:p>
          </table:table-cell>
          <table:table-cell table:style-name="ce40" office:value-type="string">
            <text:p>data"</text:p>
          </table:table-cell>
          <table:table-cell table:style-name="ce43" table:formula="of:=[.O17]" office:value-type="string" office:string-value="{gray2}">
            <text:p>{gray2}</text:p>
          </table:table-cell>
          <table:table-cell table:style-name="ce43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7]+[.I17]" office:value-type="float" office:value="171">
            <text:p>171</text:p>
          </table:table-cell>
          <table:table-cell table:style-name="ce43" office:value-type="string">
            <text:p>}</text:p>
          </table:table-cell>
          <table:table-cell table:style-name="ce43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43" table:formula="of:=[.R17]" office:value-type="string" office:string-value="{gray2}">
            <text:p>{gray2}</text:p>
          </table:table-cell>
          <table:table-cell table:style-name="ce43" office:value-type="string">
            <text:p>{</text:p>
          </table:table-cell>
          <table:table-cell table:style-name="ce43" table:formula="of:=[.F17]+[.J17]" office:value-type="float" office:value="172">
            <text:p>172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43" table:formula="of:=[.U17]" office:value-type="string" office:string-value="{gray2}">
            <text:p>{gray2}</text:p>
          </table:table-cell>
          <table:table-cell table:style-name="ce43" office:value-type="string">
            <text:p>{</text:p>
          </table:table-cell>
          <table:table-cell table:style-name="ce43" table:formula="of:=[.G17]+[.K17]" office:value-type="float" office:value="173">
            <text:p>173</text:p>
          </table:table-cell>
          <table:table-cell table:style-name="ce43" office:value-type="string">
            <text:p>}</text:p>
          </table:table-cell>
          <table:table-cell table:style-name="ce43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43" table:formula="of:=[.X17]" office:value-type="string" office:string-value="{gray2}">
            <text:p>{gray2}</text:p>
          </table:table-cell>
          <table:table-cell table:style-name="ce43" office:value-type="string">
            <text:p>{</text:p>
          </table:table-cell>
          <table:table-cell table:style-name="ce43" table:formula="of:=[.H17]+[.L17]" office:value-type="float" office:value="174">
            <text:p>17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5">
            <text:p>15</text:p>
          </table:table-cell>
          <table:table-cell table:style-name="ce32"/>
          <table:table-cell table:style-name="ce55" office:value-type="string">
            <text:p>lbl</text:p>
          </table:table-cell>
          <table:table-cell table:style-name="ce55" office:value-type="string">
            <text:p>d</text:p>
          </table:table-cell>
          <table:table-cell table:style-name="ce63" office:value-type="string">
            <text:p>bl</text:p>
          </table:table-cell>
          <table:table-cell table:style-name="ce63" office:value-type="string">
            <text:p>e</text:p>
          </table:table-cell>
          <table:table-cell table:style-name="ce63" office:value-type="string">
            <text:p>multi</text:p>
          </table:table-cell>
        </table:table-row>
        <table:table-row table:style-name="ro1">
          <table:table-cell table:style-name="ce10" table:formula="of:=MID(['Charpad Export'.B213];2;2)" office:value-type="string" office:string-value="77">
            <text:p>77</text:p>
          </table:table-cell>
          <table:table-cell table:style-name="ce10" table:formula="of:=MID(['Charpad Export'.C213];2;2)" office:value-type="string" office:string-value="78">
            <text:p>78</text:p>
          </table:table-cell>
          <table:table-cell table:style-name="ce10" table:formula="of:=MID(['Charpad Export'.D213];2;2)" office:value-type="string" office:string-value="79">
            <text:p>79</text:p>
          </table:table-cell>
          <table:table-cell table:style-name="ce10" table:formula="of:=MID(['Charpad Export'.E213];2;2)" office:value-type="string" office:string-value="7a">
            <text:p>7a</text:p>
          </table:table-cell>
          <table:table-cell table:style-name="ce17" table:formula="of:=HEX2DEC([.A18])" office:value-type="float" office:value="119">
            <text:p>119</text:p>
          </table:table-cell>
          <table:table-cell table:style-name="ce20" table:formula="of:=HEX2DEC([.B18])" office:value-type="float" office:value="120">
            <text:p>120</text:p>
          </table:table-cell>
          <table:table-cell table:style-name="ce20" table:formula="of:=HEX2DEC([.C18])" office:value-type="float" office:value="121">
            <text:p>121</text:p>
          </table:table-cell>
          <table:table-cell table:style-name="ce20" table:formula="of:=HEX2DEC([.D18])" office:value-type="float" office:value="122">
            <text:p>122</text:p>
          </table:table-cell>
          <table:table-cell table:style-name="ce16" table:formula="of:=IF(AND([.E18]&gt;=0;[.E18]&lt;=31);&quot;+64&quot;;IF(AND([.E18]&gt;=32;[.E18]&lt;=63);&quot;0&quot;;IF(AND([.E18]&gt;=64;[.E18]&lt;=95);&quot;+32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16" table:formula="of:=IF(AND([.F18]&gt;=0;[.F18]&lt;=31);&quot;+64&quot;;IF(AND([.F18]&gt;=32;[.F18]&lt;=63);&quot;0&quot;;IF(AND([.F18]&gt;=64;[.F18]&lt;=95);&quot;+32&quot;;IF(AND([.F18]&gt;=96;[.F18]&lt;=127);&quot;+64&quot;;IF(AND([.F18]&gt;=128;[.F18]&lt;=159);&quot;-64&quot;;IF(AND([.F18]&gt;=160;[.F18]&lt;=191);&quot;-128&quot;;IF(AND([.F18]&gt;=192;[.F18]&lt;=254);&quot;0&quot;;IF(AND([.E18]=255);&quot;-64&quot;;&quot;&quot;))))))))" office:value-type="string" office:string-value="+64">
            <text:p>+64</text:p>
          </table:table-cell>
          <table:table-cell table:style-name="ce16" table:formula="of:=IF(AND([.G18]&gt;=0;[.G18]&lt;=31);&quot;+64&quot;;IF(AND([.G18]&gt;=32;[.G18]&lt;=63);&quot;0&quot;;IF(AND([.G18]&gt;=64;[.G18]&lt;=95);&quot;+32&quot;;IF(AND([.G18]&gt;=96;[.G18]&lt;=127);&quot;+64&quot;;IF(AND([.G18]&gt;=128;[.G18]&lt;=159);&quot;-64&quot;;IF(AND([.G18]&gt;=160;[.G18]&lt;=191);&quot;-128&quot;;IF(AND([.G18]&gt;=192;[.G18]&lt;=254);&quot;0&quot;;IF(AND([.E18]=255);&quot;-64&quot;;&quot;&quot;))))))))" office:value-type="string" office:string-value="+64">
            <text:p>+64</text:p>
          </table:table-cell>
          <table:table-cell table:style-name="ce16" table:formula="of:=IF(AND([.H18]&gt;=0;[.H18]&lt;=31);&quot;+64&quot;;IF(AND([.H18]&gt;=32;[.H18]&lt;=63);&quot;0&quot;;IF(AND([.H18]&gt;=64;[.H18]&lt;=95);&quot;+32&quot;;IF(AND([.H18]&gt;=96;[.H18]&lt;=127);&quot;+64&quot;;IF(AND([.H18]&gt;=128;[.H18]&lt;=159);&quot;-64&quot;;IF(AND([.H18]&gt;=160;[.H18]&lt;=191);&quot;-128&quot;;IF(AND([.H18]&gt;=192;[.H18]&lt;=254);&quot;0&quot;;IF(AND([.E18]=255);&quot;-64&quot;;&quot;&quot;))))))))" office:value-type="string" office:string-value="+64">
            <text:p>+64</text:p>
          </table:table-cell>
          <table:table-cell table:style-name="ce28" table:formula="of:=MID(['Charpad Export'.B237];2;2)" office:value-type="string" office:string-value="0b">
            <text:p>0b</text:p>
          </table:table-cell>
          <table:table-cell table:style-name="ce20" table:formula="of:=HEX2DEC([.M18])" office:value-type="float" office:value="11">
            <text:p>11</text:p>
          </table:table-cell>
          <table:table-cell table:style-name="ce20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gray1}">
            <text:p>{gray1}</text:p>
          </table:table-cell>
          <table:table-cell table:style-name="ce32" table:formula="of:=[.M18]" office:value-type="string" office:string-value="0b">
            <text:p>0b</text:p>
          </table:table-cell>
          <table:table-cell table:style-name="ce20" table:formula="of:=HEX2DEC([.P18])" office:value-type="float" office:value="11">
            <text:p>11</text:p>
          </table:table-cell>
          <table:table-cell table:style-name="ce20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gray1}">
            <text:p>{gray1}</text:p>
          </table:table-cell>
          <table:table-cell table:style-name="ce32" table:formula="of:=[.M18]" office:value-type="string" office:string-value="0b">
            <text:p>0b</text:p>
          </table:table-cell>
          <table:table-cell table:style-name="ce20" table:formula="of:=HEX2DEC([.S18])" office:value-type="float" office:value="11">
            <text:p>11</text:p>
          </table:table-cell>
          <table:table-cell table:style-name="ce20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gray1}">
            <text:p>{gray1}</text:p>
          </table:table-cell>
          <table:table-cell table:style-name="ce38" table:formula="of:=[.M18]" office:value-type="string" office:string-value="0b">
            <text:p>0b</text:p>
          </table:table-cell>
          <table:table-cell table:style-name="ce20" table:formula="of:=HEX2DEC([.V18])" office:value-type="float" office:value="11">
            <text:p>11</text:p>
          </table:table-cell>
          <table:table-cell table:style-name="ce20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18]" office:value-type="string" office:string-value="{gray1}">
            <text:p>{gray1}</text:p>
          </table:table-cell>
          <table:table-cell table:style-name="ce43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18]+[.I18]" office:value-type="float" office:value="183">
            <text:p>183</text:p>
          </table:table-cell>
          <table:table-cell table:style-name="ce43" office:value-type="string">
            <text:p>}</text:p>
          </table:table-cell>
          <table:table-cell table:style-name="ce43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43" table:formula="of:=[.R18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18]+[.J18]" office:value-type="float" office:value="184">
            <text:p>18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43" table:formula="of:=[.U18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18]+[.K18]" office:value-type="float" office:value="185">
            <text:p>185</text:p>
          </table:table-cell>
          <table:table-cell table:style-name="ce43" office:value-type="string">
            <text:p>}</text:p>
          </table:table-cell>
          <table:table-cell table:style-name="ce43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43" table:formula="of:=[.X18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18]+[.L18]" office:value-type="float" office:value="186">
            <text:p>186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6">
            <text:p>16</text:p>
          </table:table-cell>
          <table:table-cell table:style-name="ce32"/>
          <table:table-cell table:style-name="ce56" office:value-type="string">
            <text:p>lgr</text:p>
          </table:table-cell>
          <table:table-cell table:style-name="ce56" office:value-type="string">
            <text:p>e</text:p>
          </table:table-cell>
          <table:table-cell table:style-name="ce64" office:value-type="string">
            <text:p>ge</text:p>
          </table:table-cell>
          <table:table-cell table:style-name="ce64" office:value-type="string">
            <text:p>f</text:p>
          </table:table-cell>
          <table:table-cell table:style-name="ce64" office:value-type="string">
            <text:p>multi</text:p>
          </table:table-cell>
        </table:table-row>
        <table:table-row table:style-name="ro1">
          <table:table-cell table:style-name="ce10" table:formula="of:=MID(['Charpad Export'.F213];2;2)" office:value-type="string" office:string-value="8c">
            <text:p>8c</text:p>
          </table:table-cell>
          <table:table-cell table:style-name="ce10" table:formula="of:=MID(['Charpad Export'.G213];2;2)" office:value-type="string" office:string-value="8d">
            <text:p>8d</text:p>
          </table:table-cell>
          <table:table-cell table:style-name="ce10" table:formula="of:=MID(['Charpad Export'.H213];2;2)" office:value-type="string" office:string-value="8e">
            <text:p>8e</text:p>
          </table:table-cell>
          <table:table-cell table:style-name="ce10" table:formula="of:=MID(['Charpad Export'.I213];2;2)" office:value-type="string" office:string-value="8f">
            <text:p>8f</text:p>
          </table:table-cell>
          <table:table-cell table:style-name="ce17" table:formula="of:=HEX2DEC([.A19])" office:value-type="float" office:value="140">
            <text:p>140</text:p>
          </table:table-cell>
          <table:table-cell table:style-name="ce20" table:formula="of:=HEX2DEC([.B19])" office:value-type="float" office:value="141">
            <text:p>141</text:p>
          </table:table-cell>
          <table:table-cell table:style-name="ce20" table:formula="of:=HEX2DEC([.C19])" office:value-type="float" office:value="142">
            <text:p>142</text:p>
          </table:table-cell>
          <table:table-cell table:style-name="ce20" table:formula="of:=HEX2DEC([.D19])" office:value-type="float" office:value="143">
            <text:p>143</text:p>
          </table:table-cell>
          <table:table-cell table:style-name="ce16" table:formula="of:=IF(AND([.E19]&gt;=0;[.E19]&lt;=31);&quot;+64&quot;;IF(AND([.E19]&gt;=32;[.E19]&lt;=63);&quot;0&quot;;IF(AND([.E19]&gt;=64;[.E19]&lt;=95);&quot;+32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-64">
            <text:p>-64</text:p>
          </table:table-cell>
          <table:table-cell table:style-name="ce16" table:formula="of:=IF(AND([.F19]&gt;=0;[.F19]&lt;=31);&quot;+64&quot;;IF(AND([.F19]&gt;=32;[.F19]&lt;=63);&quot;0&quot;;IF(AND([.F19]&gt;=64;[.F19]&lt;=95);&quot;+32&quot;;IF(AND([.F19]&gt;=96;[.F19]&lt;=127);&quot;+64&quot;;IF(AND([.F19]&gt;=128;[.F19]&lt;=159);&quot;-64&quot;;IF(AND([.F19]&gt;=160;[.F19]&lt;=191);&quot;-128&quot;;IF(AND([.F19]&gt;=192;[.F19]&lt;=254);&quot;0&quot;;IF(AND([.E19]=255);&quot;-64&quot;;&quot;&quot;))))))))" office:value-type="string" office:string-value="-64">
            <text:p>-64</text:p>
          </table:table-cell>
          <table:table-cell table:style-name="ce16" table:formula="of:=IF(AND([.G19]&gt;=0;[.G19]&lt;=31);&quot;+64&quot;;IF(AND([.G19]&gt;=32;[.G19]&lt;=63);&quot;0&quot;;IF(AND([.G19]&gt;=64;[.G19]&lt;=95);&quot;+32&quot;;IF(AND([.G19]&gt;=96;[.G19]&lt;=127);&quot;+64&quot;;IF(AND([.G19]&gt;=128;[.G19]&lt;=159);&quot;-64&quot;;IF(AND([.G19]&gt;=160;[.G19]&lt;=191);&quot;-128&quot;;IF(AND([.G19]&gt;=192;[.G19]&lt;=254);&quot;0&quot;;IF(AND([.E19]=255);&quot;-64&quot;;&quot;&quot;))))))))" office:value-type="string" office:string-value="-64">
            <text:p>-64</text:p>
          </table:table-cell>
          <table:table-cell table:style-name="ce16" table:formula="of:=IF(AND([.H19]&gt;=0;[.H19]&lt;=31);&quot;+64&quot;;IF(AND([.H19]&gt;=32;[.H19]&lt;=63);&quot;0&quot;;IF(AND([.H19]&gt;=64;[.H19]&lt;=95);&quot;+32&quot;;IF(AND([.H19]&gt;=96;[.H19]&lt;=127);&quot;+64&quot;;IF(AND([.H19]&gt;=128;[.H19]&lt;=159);&quot;-64&quot;;IF(AND([.H19]&gt;=160;[.H19]&lt;=191);&quot;-128&quot;;IF(AND([.H19]&gt;=192;[.H19]&lt;=254);&quot;0&quot;;IF(AND([.E19]=255);&quot;-64&quot;;&quot;&quot;))))))))" office:value-type="string" office:string-value="-64">
            <text:p>-64</text:p>
          </table:table-cell>
          <table:table-cell table:style-name="ce27" table:formula="of:=MID(['Charpad Export'.C237];2;2)" office:value-type="string" office:string-value="0d">
            <text:p>0d</text:p>
          </table:table-cell>
          <table:table-cell table:style-name="ce20" table:formula="of:=HEX2DEC([.M19])" office:value-type="float" office:value="13">
            <text:p>13</text:p>
          </table:table-cell>
          <table:table-cell table:style-name="ce20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green}">
            <text:p>{lt. green}</text:p>
          </table:table-cell>
          <table:table-cell table:style-name="ce31" table:formula="of:=[.M19]" office:value-type="string" office:string-value="0d">
            <text:p>0d</text:p>
          </table:table-cell>
          <table:table-cell table:style-name="ce20" table:formula="of:=HEX2DEC([.P19])" office:value-type="float" office:value="13">
            <text:p>13</text:p>
          </table:table-cell>
          <table:table-cell table:style-name="ce20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green}">
            <text:p>{lt. green}</text:p>
          </table:table-cell>
          <table:table-cell table:style-name="ce31" table:formula="of:=[.M19]" office:value-type="string" office:string-value="0d">
            <text:p>0d</text:p>
          </table:table-cell>
          <table:table-cell table:style-name="ce20" table:formula="of:=HEX2DEC([.S19])" office:value-type="float" office:value="13">
            <text:p>13</text:p>
          </table:table-cell>
          <table:table-cell table:style-name="ce20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green}">
            <text:p>{lt. green}</text:p>
          </table:table-cell>
          <table:table-cell table:style-name="ce37" table:formula="of:=[.M19]" office:value-type="string" office:string-value="0d">
            <text:p>0d</text:p>
          </table:table-cell>
          <table:table-cell table:style-name="ce20" table:formula="of:=HEX2DEC([.V19])" office:value-type="float" office:value="13">
            <text:p>13</text:p>
          </table:table-cell>
          <table:table-cell table:style-name="ce20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green}">
            <text:p>{lt. green}</text:p>
          </table:table-cell>
          <table:table-cell table:style-name="ce40" office:value-type="string">
            <text:p>data"</text:p>
          </table:table-cell>
          <table:table-cell table:style-name="ce43" table:formula="of:=[.O19]" office:value-type="string" office:string-value="{lt. green}">
            <text:p>{lt. green}</text:p>
          </table:table-cell>
          <table:table-cell table:style-name="ce43" table:formula="of:=IF(AND([.E19]&gt;=128;[.E19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19]+[.I19]" office:value-type="float" office:value="76">
            <text:p>76</text:p>
          </table:table-cell>
          <table:table-cell table:style-name="ce43" office:value-type="string">
            <text:p>}</text:p>
          </table:table-cell>
          <table:table-cell table:style-name="ce43" table:formula="of:=IF(AND([.F19]&gt;=128;[.F19]&lt;=255);&quot;{rvrs on}&quot;;&quot;{rvrs off}&quot;)" office:value-type="string" office:string-value="{rvrs on}">
            <text:p>{rvrs on}</text:p>
          </table:table-cell>
          <table:table-cell table:style-name="ce43" table:formula="of:=[.R19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F19]+[.J19]" office:value-type="float" office:value="77">
            <text:p>77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19]&gt;=128;[.G19]&lt;=255);&quot;{rvrs on}&quot;;&quot;{rvrs off}&quot;)" office:value-type="string" office:string-value="{rvrs on}">
            <text:p>{rvrs on}</text:p>
          </table:table-cell>
          <table:table-cell table:style-name="ce43" table:formula="of:=[.U19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G19]+[.K19]" office:value-type="float" office:value="78">
            <text:p>78</text:p>
          </table:table-cell>
          <table:table-cell table:style-name="ce43" office:value-type="string">
            <text:p>}</text:p>
          </table:table-cell>
          <table:table-cell table:style-name="ce43" table:formula="of:=IF(AND([.H19]&gt;=128;[.H19]&lt;=255);&quot;{rvrs on}&quot;;&quot;{rvrs off}&quot;)" office:value-type="string" office:string-value="{rvrs on}">
            <text:p>{rvrs on}</text:p>
          </table:table-cell>
          <table:table-cell table:style-name="ce43" table:formula="of:=[.X19]" office:value-type="string" office:string-value="{lt. green}">
            <text:p>{lt. green}</text:p>
          </table:table-cell>
          <table:table-cell table:style-name="ce43" office:value-type="string">
            <text:p>{</text:p>
          </table:table-cell>
          <table:table-cell table:style-name="ce43" table:formula="of:=[.H19]+[.L19]" office:value-type="float" office:value="79">
            <text:p>79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7">
            <text:p>17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0" table:formula="of:=MID(['Charpad Export'.J213];2;2)" office:value-type="string" office:string-value="90">
            <text:p>90</text:p>
          </table:table-cell>
          <table:table-cell table:style-name="ce10" table:formula="of:=MID(['Charpad Export'.K213];2;2)" office:value-type="string" office:string-value="90">
            <text:p>90</text:p>
          </table:table-cell>
          <table:table-cell table:style-name="ce10" table:formula="of:=MID(['Charpad Export'.L213];2;2)" office:value-type="string" office:string-value="90">
            <text:p>90</text:p>
          </table:table-cell>
          <table:table-cell table:style-name="ce10" table:formula="of:=MID(['Charpad Export'.M213];2;2)" office:value-type="string" office:string-value="90">
            <text:p>90</text:p>
          </table:table-cell>
          <table:table-cell table:style-name="ce17" table:formula="of:=HEX2DEC([.A20])" office:value-type="float" office:value="144">
            <text:p>144</text:p>
          </table:table-cell>
          <table:table-cell table:style-name="ce20" table:formula="of:=HEX2DEC([.B20])" office:value-type="float" office:value="144">
            <text:p>144</text:p>
          </table:table-cell>
          <table:table-cell table:style-name="ce20" table:formula="of:=HEX2DEC([.C20])" office:value-type="float" office:value="144">
            <text:p>144</text:p>
          </table:table-cell>
          <table:table-cell table:style-name="ce20" table:formula="of:=HEX2DEC([.D20])" office:value-type="float" office:value="144">
            <text:p>144</text:p>
          </table:table-cell>
          <table:table-cell table:style-name="ce16" table:formula="of:=IF(AND([.E20]&gt;=0;[.E20]&lt;=31);&quot;+64&quot;;IF(AND([.E20]&gt;=32;[.E20]&lt;=63);&quot;0&quot;;IF(AND([.E20]&gt;=64;[.E20]&lt;=95);&quot;+32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-64">
            <text:p>-64</text:p>
          </table:table-cell>
          <table:table-cell table:style-name="ce16" table:formula="of:=IF(AND([.F20]&gt;=0;[.F20]&lt;=31);&quot;+64&quot;;IF(AND([.F20]&gt;=32;[.F20]&lt;=63);&quot;0&quot;;IF(AND([.F20]&gt;=64;[.F20]&lt;=95);&quot;+32&quot;;IF(AND([.F20]&gt;=96;[.F20]&lt;=127);&quot;+64&quot;;IF(AND([.F20]&gt;=128;[.F20]&lt;=159);&quot;-64&quot;;IF(AND([.F20]&gt;=160;[.F20]&lt;=191);&quot;-128&quot;;IF(AND([.F20]&gt;=192;[.F20]&lt;=254);&quot;0&quot;;IF(AND([.E20]=255);&quot;-64&quot;;&quot;&quot;))))))))" office:value-type="string" office:string-value="-64">
            <text:p>-64</text:p>
          </table:table-cell>
          <table:table-cell table:style-name="ce16" table:formula="of:=IF(AND([.G20]&gt;=0;[.G20]&lt;=31);&quot;+64&quot;;IF(AND([.G20]&gt;=32;[.G20]&lt;=63);&quot;0&quot;;IF(AND([.G20]&gt;=64;[.G20]&lt;=95);&quot;+32&quot;;IF(AND([.G20]&gt;=96;[.G20]&lt;=127);&quot;+64&quot;;IF(AND([.G20]&gt;=128;[.G20]&lt;=159);&quot;-64&quot;;IF(AND([.G20]&gt;=160;[.G20]&lt;=191);&quot;-128&quot;;IF(AND([.G20]&gt;=192;[.G20]&lt;=254);&quot;0&quot;;IF(AND([.E20]=255);&quot;-64&quot;;&quot;&quot;))))))))" office:value-type="string" office:string-value="-64">
            <text:p>-64</text:p>
          </table:table-cell>
          <table:table-cell table:style-name="ce16" table:formula="of:=IF(AND([.H20]&gt;=0;[.H20]&lt;=31);&quot;+64&quot;;IF(AND([.H20]&gt;=32;[.H20]&lt;=63);&quot;0&quot;;IF(AND([.H20]&gt;=64;[.H20]&lt;=95);&quot;+32&quot;;IF(AND([.H20]&gt;=96;[.H20]&lt;=127);&quot;+64&quot;;IF(AND([.H20]&gt;=128;[.H20]&lt;=159);&quot;-64&quot;;IF(AND([.H20]&gt;=160;[.H20]&lt;=191);&quot;-128&quot;;IF(AND([.H20]&gt;=192;[.H20]&lt;=254);&quot;0&quot;;IF(AND([.E20]=255);&quot;-64&quot;;&quot;&quot;))))))))" office:value-type="string" office:string-value="-64">
            <text:p>-64</text:p>
          </table:table-cell>
          <table:table-cell table:style-name="ce28" table:formula="of:=MID(['Charpad Export'.D237];2;2)" office:value-type="string" office:string-value="09">
            <text:p>09</text:p>
          </table:table-cell>
          <table:table-cell table:style-name="ce20" table:formula="of:=HEX2DEC([.M20])" office:value-type="float" office:value="9">
            <text:p>9</text:p>
          </table:table-cell>
          <table:table-cell table:style-name="ce20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brown}">
            <text:p>{brown}</text:p>
          </table:table-cell>
          <table:table-cell table:style-name="ce32" table:formula="of:=[.M20]" office:value-type="string" office:string-value="09">
            <text:p>09</text:p>
          </table:table-cell>
          <table:table-cell table:style-name="ce20" table:formula="of:=HEX2DEC([.P20])" office:value-type="float" office:value="9">
            <text:p>9</text:p>
          </table:table-cell>
          <table:table-cell table:style-name="ce20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brown}">
            <text:p>{brown}</text:p>
          </table:table-cell>
          <table:table-cell table:style-name="ce32" table:formula="of:=[.M20]" office:value-type="string" office:string-value="09">
            <text:p>09</text:p>
          </table:table-cell>
          <table:table-cell table:style-name="ce20" table:formula="of:=HEX2DEC([.S20])" office:value-type="float" office:value="9">
            <text:p>9</text:p>
          </table:table-cell>
          <table:table-cell table:style-name="ce20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brown}">
            <text:p>{brown}</text:p>
          </table:table-cell>
          <table:table-cell table:style-name="ce38" table:formula="of:=[.M20]" office:value-type="string" office:string-value="09">
            <text:p>09</text:p>
          </table:table-cell>
          <table:table-cell table:style-name="ce20" table:formula="of:=HEX2DEC([.V20])" office:value-type="float" office:value="9">
            <text:p>9</text:p>
          </table:table-cell>
          <table:table-cell table:style-name="ce20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0]" office:value-type="string" office:string-value="{brown}">
            <text:p>{brown}</text:p>
          </table:table-cell>
          <table:table-cell table:style-name="ce43" table:formula="of:=IF(AND([.E20]&gt;=128;[.E20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20]+[.I20]" office:value-type="float" office:value="80">
            <text:p>80</text:p>
          </table:table-cell>
          <table:table-cell table:style-name="ce43" office:value-type="string">
            <text:p>}</text:p>
          </table:table-cell>
          <table:table-cell table:style-name="ce43" table:formula="of:=IF(AND([.F20]&gt;=128;[.F20]&lt;=255);&quot;{rvrs on}&quot;;&quot;{rvrs off}&quot;)" office:value-type="string" office:string-value="{rvrs on}">
            <text:p>{rvrs on}</text:p>
          </table:table-cell>
          <table:table-cell table:style-name="ce43" table:formula="of:=[.R20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0]+[.J20]" office:value-type="float" office:value="80">
            <text:p>80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0]&gt;=128;[.G20]&lt;=255);&quot;{rvrs on}&quot;;&quot;{rvrs off}&quot;)" office:value-type="string" office:string-value="{rvrs on}">
            <text:p>{rvrs on}</text:p>
          </table:table-cell>
          <table:table-cell table:style-name="ce43" table:formula="of:=[.U20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0]+[.K20]" office:value-type="float" office:value="80">
            <text:p>80</text:p>
          </table:table-cell>
          <table:table-cell table:style-name="ce43" office:value-type="string">
            <text:p>}</text:p>
          </table:table-cell>
          <table:table-cell table:style-name="ce43" table:formula="of:=IF(AND([.H20]&gt;=128;[.H20]&lt;=255);&quot;{rvrs on}&quot;;&quot;{rvrs off}&quot;)" office:value-type="string" office:string-value="{rvrs on}">
            <text:p>{rvrs on}</text:p>
          </table:table-cell>
          <table:table-cell table:style-name="ce43" table:formula="of:=[.X20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0]+[.L20]" office:value-type="float" office:value="80">
            <text:p>80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8">
            <text:p>18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0" table:formula="of:=MID(['Charpad Export'.N213];2;2)" office:value-type="string" office:string-value="9e">
            <text:p>9e</text:p>
          </table:table-cell>
          <table:table-cell table:style-name="ce10" table:formula="of:=MID(['Charpad Export'.O213];2;2)" office:value-type="string" office:string-value="9e">
            <text:p>9e</text:p>
          </table:table-cell>
          <table:table-cell table:style-name="ce10" table:formula="of:=MID(['Charpad Export'.P213];2;2)" office:value-type="string" office:string-value="9d">
            <text:p>9d</text:p>
          </table:table-cell>
          <table:table-cell table:style-name="ce10" table:formula="of:=MID(['Charpad Export'.Q213];2;2)" office:value-type="string" office:string-value="9d">
            <text:p>9d</text:p>
          </table:table-cell>
          <table:table-cell table:style-name="ce17" table:formula="of:=HEX2DEC([.A21])" office:value-type="float" office:value="158">
            <text:p>158</text:p>
          </table:table-cell>
          <table:table-cell table:style-name="ce20" table:formula="of:=HEX2DEC([.B21])" office:value-type="float" office:value="158">
            <text:p>158</text:p>
          </table:table-cell>
          <table:table-cell table:style-name="ce20" table:formula="of:=HEX2DEC([.C21])" office:value-type="float" office:value="157">
            <text:p>157</text:p>
          </table:table-cell>
          <table:table-cell table:style-name="ce20" table:formula="of:=HEX2DEC([.D21])" office:value-type="float" office:value="157">
            <text:p>157</text:p>
          </table:table-cell>
          <table:table-cell table:style-name="ce16" table:formula="of:=IF(AND([.E21]&gt;=0;[.E21]&lt;=31);&quot;+64&quot;;IF(AND([.E21]&gt;=32;[.E21]&lt;=63);&quot;0&quot;;IF(AND([.E21]&gt;=64;[.E21]&lt;=95);&quot;+32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-64">
            <text:p>-64</text:p>
          </table:table-cell>
          <table:table-cell table:style-name="ce16" table:formula="of:=IF(AND([.F21]&gt;=0;[.F21]&lt;=31);&quot;+64&quot;;IF(AND([.F21]&gt;=32;[.F21]&lt;=63);&quot;0&quot;;IF(AND([.F21]&gt;=64;[.F21]&lt;=95);&quot;+32&quot;;IF(AND([.F21]&gt;=96;[.F21]&lt;=127);&quot;+64&quot;;IF(AND([.F21]&gt;=128;[.F21]&lt;=159);&quot;-64&quot;;IF(AND([.F21]&gt;=160;[.F21]&lt;=191);&quot;-128&quot;;IF(AND([.F21]&gt;=192;[.F21]&lt;=254);&quot;0&quot;;IF(AND([.E21]=255);&quot;-64&quot;;&quot;&quot;))))))))" office:value-type="string" office:string-value="-64">
            <text:p>-64</text:p>
          </table:table-cell>
          <table:table-cell table:style-name="ce16" table:formula="of:=IF(AND([.G21]&gt;=0;[.G21]&lt;=31);&quot;+64&quot;;IF(AND([.G21]&gt;=32;[.G21]&lt;=63);&quot;0&quot;;IF(AND([.G21]&gt;=64;[.G21]&lt;=95);&quot;+32&quot;;IF(AND([.G21]&gt;=96;[.G21]&lt;=127);&quot;+64&quot;;IF(AND([.G21]&gt;=128;[.G21]&lt;=159);&quot;-64&quot;;IF(AND([.G21]&gt;=160;[.G21]&lt;=191);&quot;-128&quot;;IF(AND([.G21]&gt;=192;[.G21]&lt;=254);&quot;0&quot;;IF(AND([.E21]=255);&quot;-64&quot;;&quot;&quot;))))))))" office:value-type="string" office:string-value="-64">
            <text:p>-64</text:p>
          </table:table-cell>
          <table:table-cell table:style-name="ce16" table:formula="of:=IF(AND([.H21]&gt;=0;[.H21]&lt;=31);&quot;+64&quot;;IF(AND([.H21]&gt;=32;[.H21]&lt;=63);&quot;0&quot;;IF(AND([.H21]&gt;=64;[.H21]&lt;=95);&quot;+32&quot;;IF(AND([.H21]&gt;=96;[.H21]&lt;=127);&quot;+64&quot;;IF(AND([.H21]&gt;=128;[.H21]&lt;=159);&quot;-64&quot;;IF(AND([.H21]&gt;=160;[.H21]&lt;=191);&quot;-128&quot;;IF(AND([.H21]&gt;=192;[.H21]&lt;=254);&quot;0&quot;;IF(AND([.E21]=255);&quot;-64&quot;;&quot;&quot;))))))))" office:value-type="string" office:string-value="-64">
            <text:p>-64</text:p>
          </table:table-cell>
          <table:table-cell table:style-name="ce27" table:formula="of:=MID(['Charpad Export'.E237];2;2)" office:value-type="string" office:string-value="09">
            <text:p>09</text:p>
          </table:table-cell>
          <table:table-cell table:style-name="ce20" table:formula="of:=HEX2DEC([.M21])" office:value-type="float" office:value="9">
            <text:p>9</text:p>
          </table:table-cell>
          <table:table-cell table:style-name="ce20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brown}">
            <text:p>{brown}</text:p>
          </table:table-cell>
          <table:table-cell table:style-name="ce31" table:formula="of:=[.M21]" office:value-type="string" office:string-value="09">
            <text:p>09</text:p>
          </table:table-cell>
          <table:table-cell table:style-name="ce20" table:formula="of:=HEX2DEC([.P21])" office:value-type="float" office:value="9">
            <text:p>9</text:p>
          </table:table-cell>
          <table:table-cell table:style-name="ce20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brown}">
            <text:p>{brown}</text:p>
          </table:table-cell>
          <table:table-cell table:style-name="ce31" table:formula="of:=[.M21]" office:value-type="string" office:string-value="09">
            <text:p>09</text:p>
          </table:table-cell>
          <table:table-cell table:style-name="ce20" table:formula="of:=HEX2DEC([.S21])" office:value-type="float" office:value="9">
            <text:p>9</text:p>
          </table:table-cell>
          <table:table-cell table:style-name="ce20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brown}">
            <text:p>{brown}</text:p>
          </table:table-cell>
          <table:table-cell table:style-name="ce37" table:formula="of:=[.M21]" office:value-type="string" office:string-value="09">
            <text:p>09</text:p>
          </table:table-cell>
          <table:table-cell table:style-name="ce20" table:formula="of:=HEX2DEC([.V21])" office:value-type="float" office:value="9">
            <text:p>9</text:p>
          </table:table-cell>
          <table:table-cell table:style-name="ce20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1]" office:value-type="string" office:string-value="{brown}">
            <text:p>{brown}</text:p>
          </table:table-cell>
          <table:table-cell table:style-name="ce43" table:formula="of:=IF(AND([.E21]&gt;=128;[.E21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21]+[.I21]" office:value-type="float" office:value="94">
            <text:p>94</text:p>
          </table:table-cell>
          <table:table-cell table:style-name="ce43" office:value-type="string">
            <text:p>}</text:p>
          </table:table-cell>
          <table:table-cell table:style-name="ce43" table:formula="of:=IF(AND([.F21]&gt;=128;[.F21]&lt;=255);&quot;{rvrs on}&quot;;&quot;{rvrs off}&quot;)" office:value-type="string" office:string-value="{rvrs on}">
            <text:p>{rvrs on}</text:p>
          </table:table-cell>
          <table:table-cell table:style-name="ce43" table:formula="of:=[.R21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1]+[.J21]" office:value-type="float" office:value="94">
            <text:p>9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1]&gt;=128;[.G21]&lt;=255);&quot;{rvrs on}&quot;;&quot;{rvrs off}&quot;)" office:value-type="string" office:string-value="{rvrs on}">
            <text:p>{rvrs on}</text:p>
          </table:table-cell>
          <table:table-cell table:style-name="ce43" table:formula="of:=[.U21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1]+[.K21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3" table:formula="of:=IF(AND([.H21]&gt;=128;[.H21]&lt;=255);&quot;{rvrs on}&quot;;&quot;{rvrs off}&quot;)" office:value-type="string" office:string-value="{rvrs on}">
            <text:p>{rvrs on}</text:p>
          </table:table-cell>
          <table:table-cell table:style-name="ce43" table:formula="of:=[.X21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1]+[.L21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19">
            <text:p>19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1" table:formula="of:=MID(['Charpad Export'.B214];2;2)" office:value-type="string" office:string-value="9e">
            <text:p>9e</text:p>
          </table:table-cell>
          <table:table-cell table:style-name="ce11" table:formula="of:=MID(['Charpad Export'.C214];2;2)" office:value-type="string" office:string-value="9f">
            <text:p>9f</text:p>
          </table:table-cell>
          <table:table-cell table:style-name="ce11" table:formula="of:=MID(['Charpad Export'.D214];2;2)" office:value-type="string" office:string-value="9d">
            <text:p>9d</text:p>
          </table:table-cell>
          <table:table-cell table:style-name="ce11" table:formula="of:=MID(['Charpad Export'.E214];2;2)" office:value-type="string" office:string-value="9d">
            <text:p>9d</text:p>
          </table:table-cell>
          <table:table-cell table:style-name="ce17" table:formula="of:=HEX2DEC([.A22])" office:value-type="float" office:value="158">
            <text:p>158</text:p>
          </table:table-cell>
          <table:table-cell table:style-name="ce20" table:formula="of:=HEX2DEC([.B22])" office:value-type="float" office:value="159">
            <text:p>159</text:p>
          </table:table-cell>
          <table:table-cell table:style-name="ce20" table:formula="of:=HEX2DEC([.C22])" office:value-type="float" office:value="157">
            <text:p>157</text:p>
          </table:table-cell>
          <table:table-cell table:style-name="ce20" table:formula="of:=HEX2DEC([.D22])" office:value-type="float" office:value="157">
            <text:p>157</text:p>
          </table:table-cell>
          <table:table-cell table:style-name="ce16" table:formula="of:=IF(AND([.E22]&gt;=0;[.E22]&lt;=31);&quot;+64&quot;;IF(AND([.E22]&gt;=32;[.E22]&lt;=63);&quot;0&quot;;IF(AND([.E22]&gt;=64;[.E22]&lt;=95);&quot;+32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-64">
            <text:p>-64</text:p>
          </table:table-cell>
          <table:table-cell table:style-name="ce16" table:formula="of:=IF(AND([.F22]&gt;=0;[.F22]&lt;=31);&quot;+64&quot;;IF(AND([.F22]&gt;=32;[.F22]&lt;=63);&quot;0&quot;;IF(AND([.F22]&gt;=64;[.F22]&lt;=95);&quot;+32&quot;;IF(AND([.F22]&gt;=96;[.F22]&lt;=127);&quot;+64&quot;;IF(AND([.F22]&gt;=128;[.F22]&lt;=159);&quot;-64&quot;;IF(AND([.F22]&gt;=160;[.F22]&lt;=191);&quot;-128&quot;;IF(AND([.F22]&gt;=192;[.F22]&lt;=254);&quot;0&quot;;IF(AND([.E22]=255);&quot;-64&quot;;&quot;&quot;))))))))" office:value-type="string" office:string-value="-64">
            <text:p>-64</text:p>
          </table:table-cell>
          <table:table-cell table:style-name="ce16" table:formula="of:=IF(AND([.G22]&gt;=0;[.G22]&lt;=31);&quot;+64&quot;;IF(AND([.G22]&gt;=32;[.G22]&lt;=63);&quot;0&quot;;IF(AND([.G22]&gt;=64;[.G22]&lt;=95);&quot;+32&quot;;IF(AND([.G22]&gt;=96;[.G22]&lt;=127);&quot;+64&quot;;IF(AND([.G22]&gt;=128;[.G22]&lt;=159);&quot;-64&quot;;IF(AND([.G22]&gt;=160;[.G22]&lt;=191);&quot;-128&quot;;IF(AND([.G22]&gt;=192;[.G22]&lt;=254);&quot;0&quot;;IF(AND([.E22]=255);&quot;-64&quot;;&quot;&quot;))))))))" office:value-type="string" office:string-value="-64">
            <text:p>-64</text:p>
          </table:table-cell>
          <table:table-cell table:style-name="ce16" table:formula="of:=IF(AND([.H22]&gt;=0;[.H22]&lt;=31);&quot;+64&quot;;IF(AND([.H22]&gt;=32;[.H22]&lt;=63);&quot;0&quot;;IF(AND([.H22]&gt;=64;[.H22]&lt;=95);&quot;+32&quot;;IF(AND([.H22]&gt;=96;[.H22]&lt;=127);&quot;+64&quot;;IF(AND([.H22]&gt;=128;[.H22]&lt;=159);&quot;-64&quot;;IF(AND([.H22]&gt;=160;[.H22]&lt;=191);&quot;-128&quot;;IF(AND([.H22]&gt;=192;[.H22]&lt;=254);&quot;0&quot;;IF(AND([.E22]=255);&quot;-64&quot;;&quot;&quot;))))))))" office:value-type="string" office:string-value="-64">
            <text:p>-64</text:p>
          </table:table-cell>
          <table:table-cell table:style-name="ce28" table:formula="of:=MID(['Charpad Export'.F237];2;2)" office:value-type="string" office:string-value="09">
            <text:p>09</text:p>
          </table:table-cell>
          <table:table-cell table:style-name="ce20" table:formula="of:=HEX2DEC([.M22])" office:value-type="float" office:value="9">
            <text:p>9</text:p>
          </table:table-cell>
          <table:table-cell table:style-name="ce20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32" table:formula="of:=[.M22]" office:value-type="string" office:string-value="09">
            <text:p>09</text:p>
          </table:table-cell>
          <table:table-cell table:style-name="ce20" table:formula="of:=HEX2DEC([.P22])" office:value-type="float" office:value="9">
            <text:p>9</text:p>
          </table:table-cell>
          <table:table-cell table:style-name="ce20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32" table:formula="of:=[.M22]" office:value-type="string" office:string-value="09">
            <text:p>09</text:p>
          </table:table-cell>
          <table:table-cell table:style-name="ce20" table:formula="of:=HEX2DEC([.S22])" office:value-type="float" office:value="9">
            <text:p>9</text:p>
          </table:table-cell>
          <table:table-cell table:style-name="ce20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38" table:formula="of:=[.M22]" office:value-type="string" office:string-value="09">
            <text:p>09</text:p>
          </table:table-cell>
          <table:table-cell table:style-name="ce20" table:formula="of:=HEX2DEC([.V22])" office:value-type="float" office:value="9">
            <text:p>9</text:p>
          </table:table-cell>
          <table:table-cell table:style-name="ce20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2]" office:value-type="string" office:string-value="{brown}">
            <text:p>{brown}</text:p>
          </table:table-cell>
          <table:table-cell table:style-name="ce43" table:formula="of:=IF(AND([.E22]&gt;=128;[.E22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22]+[.I22]" office:value-type="float" office:value="94">
            <text:p>94</text:p>
          </table:table-cell>
          <table:table-cell table:style-name="ce43" office:value-type="string">
            <text:p>}</text:p>
          </table:table-cell>
          <table:table-cell table:style-name="ce43" table:formula="of:=IF(AND([.F22]&gt;=128;[.F22]&lt;=255);&quot;{rvrs on}&quot;;&quot;{rvrs off}&quot;)" office:value-type="string" office:string-value="{rvrs on}">
            <text:p>{rvrs on}</text:p>
          </table:table-cell>
          <table:table-cell table:style-name="ce43" table:formula="of:=[.R22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2]+[.J22]" office:value-type="float" office:value="95">
            <text:p>95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2]&gt;=128;[.G22]&lt;=255);&quot;{rvrs on}&quot;;&quot;{rvrs off}&quot;)" office:value-type="string" office:string-value="{rvrs on}">
            <text:p>{rvrs on}</text:p>
          </table:table-cell>
          <table:table-cell table:style-name="ce43" table:formula="of:=[.U22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2]+[.K22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3" table:formula="of:=IF(AND([.H22]&gt;=128;[.H22]&lt;=255);&quot;{rvrs on}&quot;;&quot;{rvrs off}&quot;)" office:value-type="string" office:string-value="{rvrs on}">
            <text:p>{rvrs on}</text:p>
          </table:table-cell>
          <table:table-cell table:style-name="ce43" table:formula="of:=[.X22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2]+[.L22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0">
            <text:p>20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1" table:formula="of:=MID(['Charpad Export'.F214];2;2)" office:value-type="string" office:string-value="99">
            <text:p>99</text:p>
          </table:table-cell>
          <table:table-cell table:style-name="ce11" table:formula="of:=MID(['Charpad Export'.G214];2;2)" office:value-type="string" office:string-value="9a">
            <text:p>9a</text:p>
          </table:table-cell>
          <table:table-cell table:style-name="ce11" table:formula="of:=MID(['Charpad Export'.H214];2;2)" office:value-type="string" office:string-value="9b">
            <text:p>9b</text:p>
          </table:table-cell>
          <table:table-cell table:style-name="ce11" table:formula="of:=MID(['Charpad Export'.I214];2;2)" office:value-type="string" office:string-value="9c">
            <text:p>9c</text:p>
          </table:table-cell>
          <table:table-cell table:style-name="ce17" table:formula="of:=HEX2DEC([.A23])" office:value-type="float" office:value="153">
            <text:p>153</text:p>
          </table:table-cell>
          <table:table-cell table:style-name="ce20" table:formula="of:=HEX2DEC([.B23])" office:value-type="float" office:value="154">
            <text:p>154</text:p>
          </table:table-cell>
          <table:table-cell table:style-name="ce20" table:formula="of:=HEX2DEC([.C23])" office:value-type="float" office:value="155">
            <text:p>155</text:p>
          </table:table-cell>
          <table:table-cell table:style-name="ce20" table:formula="of:=HEX2DEC([.D23])" office:value-type="float" office:value="156">
            <text:p>156</text:p>
          </table:table-cell>
          <table:table-cell table:style-name="ce16" table:formula="of:=IF(AND([.E23]&gt;=0;[.E23]&lt;=31);&quot;+64&quot;;IF(AND([.E23]&gt;=32;[.E23]&lt;=63);&quot;0&quot;;IF(AND([.E23]&gt;=64;[.E23]&lt;=95);&quot;+32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-64">
            <text:p>-64</text:p>
          </table:table-cell>
          <table:table-cell table:style-name="ce16" table:formula="of:=IF(AND([.F23]&gt;=0;[.F23]&lt;=31);&quot;+64&quot;;IF(AND([.F23]&gt;=32;[.F23]&lt;=63);&quot;0&quot;;IF(AND([.F23]&gt;=64;[.F23]&lt;=95);&quot;+32&quot;;IF(AND([.F23]&gt;=96;[.F23]&lt;=127);&quot;+64&quot;;IF(AND([.F23]&gt;=128;[.F23]&lt;=159);&quot;-64&quot;;IF(AND([.F23]&gt;=160;[.F23]&lt;=191);&quot;-128&quot;;IF(AND([.F23]&gt;=192;[.F23]&lt;=254);&quot;0&quot;;IF(AND([.E23]=255);&quot;-64&quot;;&quot;&quot;))))))))" office:value-type="string" office:string-value="-64">
            <text:p>-64</text:p>
          </table:table-cell>
          <table:table-cell table:style-name="ce16" table:formula="of:=IF(AND([.G23]&gt;=0;[.G23]&lt;=31);&quot;+64&quot;;IF(AND([.G23]&gt;=32;[.G23]&lt;=63);&quot;0&quot;;IF(AND([.G23]&gt;=64;[.G23]&lt;=95);&quot;+32&quot;;IF(AND([.G23]&gt;=96;[.G23]&lt;=127);&quot;+64&quot;;IF(AND([.G23]&gt;=128;[.G23]&lt;=159);&quot;-64&quot;;IF(AND([.G23]&gt;=160;[.G23]&lt;=191);&quot;-128&quot;;IF(AND([.G23]&gt;=192;[.G23]&lt;=254);&quot;0&quot;;IF(AND([.E23]=255);&quot;-64&quot;;&quot;&quot;))))))))" office:value-type="string" office:string-value="-64">
            <text:p>-64</text:p>
          </table:table-cell>
          <table:table-cell table:style-name="ce16" table:formula="of:=IF(AND([.H23]&gt;=0;[.H23]&lt;=31);&quot;+64&quot;;IF(AND([.H23]&gt;=32;[.H23]&lt;=63);&quot;0&quot;;IF(AND([.H23]&gt;=64;[.H23]&lt;=95);&quot;+32&quot;;IF(AND([.H23]&gt;=96;[.H23]&lt;=127);&quot;+64&quot;;IF(AND([.H23]&gt;=128;[.H23]&lt;=159);&quot;-64&quot;;IF(AND([.H23]&gt;=160;[.H23]&lt;=191);&quot;-128&quot;;IF(AND([.H23]&gt;=192;[.H23]&lt;=254);&quot;0&quot;;IF(AND([.E23]=255);&quot;-64&quot;;&quot;&quot;))))))))" office:value-type="string" office:string-value="-64">
            <text:p>-64</text:p>
          </table:table-cell>
          <table:table-cell table:style-name="ce27" table:formula="of:=MID(['Charpad Export'.G237];2;2)" office:value-type="string" office:string-value="0b">
            <text:p>0b</text:p>
          </table:table-cell>
          <table:table-cell table:style-name="ce20" table:formula="of:=HEX2DEC([.M23])" office:value-type="float" office:value="11">
            <text:p>11</text:p>
          </table:table-cell>
          <table:table-cell table:style-name="ce20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gray1}">
            <text:p>{gray1}</text:p>
          </table:table-cell>
          <table:table-cell table:style-name="ce31" table:formula="of:=[.M23]" office:value-type="string" office:string-value="0b">
            <text:p>0b</text:p>
          </table:table-cell>
          <table:table-cell table:style-name="ce20" table:formula="of:=HEX2DEC([.P23])" office:value-type="float" office:value="11">
            <text:p>11</text:p>
          </table:table-cell>
          <table:table-cell table:style-name="ce20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gray1}">
            <text:p>{gray1}</text:p>
          </table:table-cell>
          <table:table-cell table:style-name="ce31" table:formula="of:=[.M23]" office:value-type="string" office:string-value="0b">
            <text:p>0b</text:p>
          </table:table-cell>
          <table:table-cell table:style-name="ce20" table:formula="of:=HEX2DEC([.S23])" office:value-type="float" office:value="11">
            <text:p>11</text:p>
          </table:table-cell>
          <table:table-cell table:style-name="ce20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gray1}">
            <text:p>{gray1}</text:p>
          </table:table-cell>
          <table:table-cell table:style-name="ce37" table:formula="of:=[.M23]" office:value-type="string" office:string-value="0b">
            <text:p>0b</text:p>
          </table:table-cell>
          <table:table-cell table:style-name="ce20" table:formula="of:=HEX2DEC([.V23])" office:value-type="float" office:value="11">
            <text:p>11</text:p>
          </table:table-cell>
          <table:table-cell table:style-name="ce20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gray1}">
            <text:p>{gray1}</text:p>
          </table:table-cell>
          <table:table-cell table:style-name="ce40" office:value-type="string">
            <text:p>data"</text:p>
          </table:table-cell>
          <table:table-cell table:style-name="ce43" table:formula="of:=[.O23]" office:value-type="string" office:string-value="{gray1}">
            <text:p>{gray1}</text:p>
          </table:table-cell>
          <table:table-cell table:style-name="ce43" table:formula="of:=IF(AND([.E23]&gt;=128;[.E23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23]+[.I23]" office:value-type="float" office:value="89">
            <text:p>89</text:p>
          </table:table-cell>
          <table:table-cell table:style-name="ce43" office:value-type="string">
            <text:p>}</text:p>
          </table:table-cell>
          <table:table-cell table:style-name="ce43" table:formula="of:=IF(AND([.F23]&gt;=128;[.F23]&lt;=255);&quot;{rvrs on}&quot;;&quot;{rvrs off}&quot;)" office:value-type="string" office:string-value="{rvrs on}">
            <text:p>{rvrs on}</text:p>
          </table:table-cell>
          <table:table-cell table:style-name="ce43" table:formula="of:=[.R23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F23]+[.J23]" office:value-type="float" office:value="90">
            <text:p>90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3]&gt;=128;[.G23]&lt;=255);&quot;{rvrs on}&quot;;&quot;{rvrs off}&quot;)" office:value-type="string" office:string-value="{rvrs on}">
            <text:p>{rvrs on}</text:p>
          </table:table-cell>
          <table:table-cell table:style-name="ce43" table:formula="of:=[.U23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G23]+[.K23]" office:value-type="float" office:value="91">
            <text:p>91</text:p>
          </table:table-cell>
          <table:table-cell table:style-name="ce43" office:value-type="string">
            <text:p>}</text:p>
          </table:table-cell>
          <table:table-cell table:style-name="ce43" table:formula="of:=IF(AND([.H23]&gt;=128;[.H23]&lt;=255);&quot;{rvrs on}&quot;;&quot;{rvrs off}&quot;)" office:value-type="string" office:string-value="{rvrs on}">
            <text:p>{rvrs on}</text:p>
          </table:table-cell>
          <table:table-cell table:style-name="ce43" table:formula="of:=[.X23]" office:value-type="string" office:string-value="{gray1}">
            <text:p>{gray1}</text:p>
          </table:table-cell>
          <table:table-cell table:style-name="ce43" office:value-type="string">
            <text:p>{</text:p>
          </table:table-cell>
          <table:table-cell table:style-name="ce43" table:formula="of:=[.H23]+[.L23]" office:value-type="float" office:value="92">
            <text:p>9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1">
            <text:p>21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1" table:formula="of:=MID(['Charpad Export'.J214];2;2)" office:value-type="string" office:string-value="9f">
            <text:p>9f</text:p>
          </table:table-cell>
          <table:table-cell table:style-name="ce11" table:formula="of:=MID(['Charpad Export'.K214];2;2)" office:value-type="string" office:string-value="9e">
            <text:p>9e</text:p>
          </table:table-cell>
          <table:table-cell table:style-name="ce11" table:formula="of:=MID(['Charpad Export'.L214];2;2)" office:value-type="string" office:string-value="9d">
            <text:p>9d</text:p>
          </table:table-cell>
          <table:table-cell table:style-name="ce11" table:formula="of:=MID(['Charpad Export'.M214];2;2)" office:value-type="string" office:string-value="9d">
            <text:p>9d</text:p>
          </table:table-cell>
          <table:table-cell table:style-name="ce17" table:formula="of:=HEX2DEC([.A24])" office:value-type="float" office:value="159">
            <text:p>159</text:p>
          </table:table-cell>
          <table:table-cell table:style-name="ce20" table:formula="of:=HEX2DEC([.B24])" office:value-type="float" office:value="158">
            <text:p>158</text:p>
          </table:table-cell>
          <table:table-cell table:style-name="ce20" table:formula="of:=HEX2DEC([.C24])" office:value-type="float" office:value="157">
            <text:p>157</text:p>
          </table:table-cell>
          <table:table-cell table:style-name="ce20" table:formula="of:=HEX2DEC([.D24])" office:value-type="float" office:value="157">
            <text:p>157</text:p>
          </table:table-cell>
          <table:table-cell table:style-name="ce16" table:formula="of:=IF(AND([.E24]&gt;=0;[.E24]&lt;=31);&quot;+64&quot;;IF(AND([.E24]&gt;=32;[.E24]&lt;=63);&quot;0&quot;;IF(AND([.E24]&gt;=64;[.E24]&lt;=95);&quot;+32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-64">
            <text:p>-64</text:p>
          </table:table-cell>
          <table:table-cell table:style-name="ce16" table:formula="of:=IF(AND([.F24]&gt;=0;[.F24]&lt;=31);&quot;+64&quot;;IF(AND([.F24]&gt;=32;[.F24]&lt;=63);&quot;0&quot;;IF(AND([.F24]&gt;=64;[.F24]&lt;=95);&quot;+32&quot;;IF(AND([.F24]&gt;=96;[.F24]&lt;=127);&quot;+64&quot;;IF(AND([.F24]&gt;=128;[.F24]&lt;=159);&quot;-64&quot;;IF(AND([.F24]&gt;=160;[.F24]&lt;=191);&quot;-128&quot;;IF(AND([.F24]&gt;=192;[.F24]&lt;=254);&quot;0&quot;;IF(AND([.E24]=255);&quot;-64&quot;;&quot;&quot;))))))))" office:value-type="string" office:string-value="-64">
            <text:p>-64</text:p>
          </table:table-cell>
          <table:table-cell table:style-name="ce16" table:formula="of:=IF(AND([.G24]&gt;=0;[.G24]&lt;=31);&quot;+64&quot;;IF(AND([.G24]&gt;=32;[.G24]&lt;=63);&quot;0&quot;;IF(AND([.G24]&gt;=64;[.G24]&lt;=95);&quot;+32&quot;;IF(AND([.G24]&gt;=96;[.G24]&lt;=127);&quot;+64&quot;;IF(AND([.G24]&gt;=128;[.G24]&lt;=159);&quot;-64&quot;;IF(AND([.G24]&gt;=160;[.G24]&lt;=191);&quot;-128&quot;;IF(AND([.G24]&gt;=192;[.G24]&lt;=254);&quot;0&quot;;IF(AND([.E24]=255);&quot;-64&quot;;&quot;&quot;))))))))" office:value-type="string" office:string-value="-64">
            <text:p>-64</text:p>
          </table:table-cell>
          <table:table-cell table:style-name="ce16" table:formula="of:=IF(AND([.H24]&gt;=0;[.H24]&lt;=31);&quot;+64&quot;;IF(AND([.H24]&gt;=32;[.H24]&lt;=63);&quot;0&quot;;IF(AND([.H24]&gt;=64;[.H24]&lt;=95);&quot;+32&quot;;IF(AND([.H24]&gt;=96;[.H24]&lt;=127);&quot;+64&quot;;IF(AND([.H24]&gt;=128;[.H24]&lt;=159);&quot;-64&quot;;IF(AND([.H24]&gt;=160;[.H24]&lt;=191);&quot;-128&quot;;IF(AND([.H24]&gt;=192;[.H24]&lt;=254);&quot;0&quot;;IF(AND([.E24]=255);&quot;-64&quot;;&quot;&quot;))))))))" office:value-type="string" office:string-value="-64">
            <text:p>-64</text:p>
          </table:table-cell>
          <table:table-cell table:style-name="ce28" table:formula="of:=MID(['Charpad Export'.H237];2;2)" office:value-type="string" office:string-value="09">
            <text:p>09</text:p>
          </table:table-cell>
          <table:table-cell table:style-name="ce20" table:formula="of:=HEX2DEC([.M24])" office:value-type="float" office:value="9">
            <text:p>9</text:p>
          </table:table-cell>
          <table:table-cell table:style-name="ce20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brown}">
            <text:p>{brown}</text:p>
          </table:table-cell>
          <table:table-cell table:style-name="ce32" table:formula="of:=[.M24]" office:value-type="string" office:string-value="09">
            <text:p>09</text:p>
          </table:table-cell>
          <table:table-cell table:style-name="ce20" table:formula="of:=HEX2DEC([.P24])" office:value-type="float" office:value="9">
            <text:p>9</text:p>
          </table:table-cell>
          <table:table-cell table:style-name="ce20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brown}">
            <text:p>{brown}</text:p>
          </table:table-cell>
          <table:table-cell table:style-name="ce32" table:formula="of:=[.M24]" office:value-type="string" office:string-value="09">
            <text:p>09</text:p>
          </table:table-cell>
          <table:table-cell table:style-name="ce20" table:formula="of:=HEX2DEC([.S24])" office:value-type="float" office:value="9">
            <text:p>9</text:p>
          </table:table-cell>
          <table:table-cell table:style-name="ce20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brown}">
            <text:p>{brown}</text:p>
          </table:table-cell>
          <table:table-cell table:style-name="ce38" table:formula="of:=[.M24]" office:value-type="string" office:string-value="09">
            <text:p>09</text:p>
          </table:table-cell>
          <table:table-cell table:style-name="ce20" table:formula="of:=HEX2DEC([.V24])" office:value-type="float" office:value="9">
            <text:p>9</text:p>
          </table:table-cell>
          <table:table-cell table:style-name="ce20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brown}">
            <text:p>{brown}</text:p>
          </table:table-cell>
          <table:table-cell table:style-name="ce40" office:value-type="string">
            <text:p>data"</text:p>
          </table:table-cell>
          <table:table-cell table:style-name="ce43" table:formula="of:=[.O24]" office:value-type="string" office:string-value="{brown}">
            <text:p>{brown}</text:p>
          </table:table-cell>
          <table:table-cell table:style-name="ce43" table:formula="of:=IF(AND([.E24]&gt;=128;[.E24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24]+[.I24]" office:value-type="float" office:value="95">
            <text:p>95</text:p>
          </table:table-cell>
          <table:table-cell table:style-name="ce43" office:value-type="string">
            <text:p>}</text:p>
          </table:table-cell>
          <table:table-cell table:style-name="ce43" table:formula="of:=IF(AND([.F24]&gt;=128;[.F24]&lt;=255);&quot;{rvrs on}&quot;;&quot;{rvrs off}&quot;)" office:value-type="string" office:string-value="{rvrs on}">
            <text:p>{rvrs on}</text:p>
          </table:table-cell>
          <table:table-cell table:style-name="ce43" table:formula="of:=[.R24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F24]+[.J24]" office:value-type="float" office:value="94">
            <text:p>9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4]&gt;=128;[.G24]&lt;=255);&quot;{rvrs on}&quot;;&quot;{rvrs off}&quot;)" office:value-type="string" office:string-value="{rvrs on}">
            <text:p>{rvrs on}</text:p>
          </table:table-cell>
          <table:table-cell table:style-name="ce43" table:formula="of:=[.U24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G24]+[.K24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3" table:formula="of:=IF(AND([.H24]&gt;=128;[.H24]&lt;=255);&quot;{rvrs on}&quot;;&quot;{rvrs off}&quot;)" office:value-type="string" office:string-value="{rvrs on}">
            <text:p>{rvrs on}</text:p>
          </table:table-cell>
          <table:table-cell table:style-name="ce43" table:formula="of:=[.X24]" office:value-type="string" office:string-value="{brown}">
            <text:p>{brown}</text:p>
          </table:table-cell>
          <table:table-cell table:style-name="ce43" office:value-type="string">
            <text:p>{</text:p>
          </table:table-cell>
          <table:table-cell table:style-name="ce43" table:formula="of:=[.H24]+[.L24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2">
            <text:p>22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1" table:formula="of:=MID(['Charpad Export'.N214];2;2)" office:value-type="string" office:string-value="00">
            <text:p>00</text:p>
          </table:table-cell>
          <table:table-cell table:style-name="ce11" table:formula="of:=MID(['Charpad Export'.O214];2;2)" office:value-type="string" office:string-value="00">
            <text:p>00</text:p>
          </table:table-cell>
          <table:table-cell table:style-name="ce11" table:formula="of:=MID(['Charpad Export'.P214];2;2)" office:value-type="string" office:string-value="00">
            <text:p>00</text:p>
          </table:table-cell>
          <table:table-cell table:style-name="ce11" table:formula="of:=MID(['Charpad Export'.Q214];2;2)" office:value-type="string" office:string-value="00">
            <text:p>00</text:p>
          </table:table-cell>
          <table:table-cell table:style-name="ce17" table:formula="of:=HEX2DEC([.A25])" office:value-type="float" office:value="0">
            <text:p>0</text:p>
          </table:table-cell>
          <table:table-cell table:style-name="ce20" table:formula="of:=HEX2DEC([.B25])" office:value-type="float" office:value="0">
            <text:p>0</text:p>
          </table:table-cell>
          <table:table-cell table:style-name="ce20" table:formula="of:=HEX2DEC([.C25])" office:value-type="float" office:value="0">
            <text:p>0</text:p>
          </table:table-cell>
          <table:table-cell table:style-name="ce20" table:formula="of:=HEX2DEC([.D25])" office:value-type="float" office:value="0">
            <text:p>0</text:p>
          </table:table-cell>
          <table:table-cell table:style-name="ce16" table:formula="of:=IF(AND([.E25]&gt;=0;[.E25]&lt;=31);&quot;+64&quot;;IF(AND([.E25]&gt;=32;[.E25]&lt;=63);&quot;0&quot;;IF(AND([.E25]&gt;=64;[.E25]&lt;=95);&quot;+32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+64">
            <text:p>+64</text:p>
          </table:table-cell>
          <table:table-cell table:style-name="ce16" table:formula="of:=IF(AND([.F25]&gt;=0;[.F25]&lt;=31);&quot;+64&quot;;IF(AND([.F25]&gt;=32;[.F25]&lt;=63);&quot;0&quot;;IF(AND([.F25]&gt;=64;[.F25]&lt;=95);&quot;+32&quot;;IF(AND([.F25]&gt;=96;[.F25]&lt;=127);&quot;+64&quot;;IF(AND([.F25]&gt;=128;[.F25]&lt;=159);&quot;-64&quot;;IF(AND([.F25]&gt;=160;[.F25]&lt;=191);&quot;-128&quot;;IF(AND([.F25]&gt;=192;[.F25]&lt;=254);&quot;0&quot;;IF(AND([.E25]=255);&quot;-64&quot;;&quot;&quot;))))))))" office:value-type="string" office:string-value="+64">
            <text:p>+64</text:p>
          </table:table-cell>
          <table:table-cell table:style-name="ce16" table:formula="of:=IF(AND([.G25]&gt;=0;[.G25]&lt;=31);&quot;+64&quot;;IF(AND([.G25]&gt;=32;[.G25]&lt;=63);&quot;0&quot;;IF(AND([.G25]&gt;=64;[.G25]&lt;=95);&quot;+32&quot;;IF(AND([.G25]&gt;=96;[.G25]&lt;=127);&quot;+64&quot;;IF(AND([.G25]&gt;=128;[.G25]&lt;=159);&quot;-64&quot;;IF(AND([.G25]&gt;=160;[.G25]&lt;=191);&quot;-128&quot;;IF(AND([.G25]&gt;=192;[.G25]&lt;=254);&quot;0&quot;;IF(AND([.E25]=255);&quot;-64&quot;;&quot;&quot;))))))))" office:value-type="string" office:string-value="+64">
            <text:p>+64</text:p>
          </table:table-cell>
          <table:table-cell table:style-name="ce16" table:formula="of:=IF(AND([.H25]&gt;=0;[.H25]&lt;=31);&quot;+64&quot;;IF(AND([.H25]&gt;=32;[.H25]&lt;=63);&quot;0&quot;;IF(AND([.H25]&gt;=64;[.H25]&lt;=95);&quot;+32&quot;;IF(AND([.H25]&gt;=96;[.H25]&lt;=127);&quot;+64&quot;;IF(AND([.H25]&gt;=128;[.H25]&lt;=159);&quot;-64&quot;;IF(AND([.H25]&gt;=160;[.H25]&lt;=191);&quot;-128&quot;;IF(AND([.H25]&gt;=192;[.H25]&lt;=254);&quot;0&quot;;IF(AND([.E25]=255);&quot;-64&quot;;&quot;&quot;))))))))" office:value-type="string" office:string-value="+64">
            <text:p>+64</text:p>
          </table:table-cell>
          <table:table-cell table:style-name="ce27" table:formula="of:=MID(['Charpad Export'.I237];2;2)" office:value-type="string" office:string-value="03">
            <text:p>03</text:p>
          </table:table-cell>
          <table:table-cell table:style-name="ce20" table:formula="of:=HEX2DEC([.M25])" office:value-type="float" office:value="3">
            <text:p>3</text:p>
          </table:table-cell>
          <table:table-cell table:style-name="ce20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cyan}">
            <text:p>{cyan}</text:p>
          </table:table-cell>
          <table:table-cell table:style-name="ce31" table:formula="of:=[.M25]" office:value-type="string" office:string-value="03">
            <text:p>03</text:p>
          </table:table-cell>
          <table:table-cell table:style-name="ce20" table:formula="of:=HEX2DEC([.P25])" office:value-type="float" office:value="3">
            <text:p>3</text:p>
          </table:table-cell>
          <table:table-cell table:style-name="ce20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cyan}">
            <text:p>{cyan}</text:p>
          </table:table-cell>
          <table:table-cell table:style-name="ce31" table:formula="of:=[.M25]" office:value-type="string" office:string-value="03">
            <text:p>03</text:p>
          </table:table-cell>
          <table:table-cell table:style-name="ce20" table:formula="of:=HEX2DEC([.S25])" office:value-type="float" office:value="3">
            <text:p>3</text:p>
          </table:table-cell>
          <table:table-cell table:style-name="ce20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cyan}">
            <text:p>{cyan}</text:p>
          </table:table-cell>
          <table:table-cell table:style-name="ce37" table:formula="of:=[.M25]" office:value-type="string" office:string-value="03">
            <text:p>03</text:p>
          </table:table-cell>
          <table:table-cell table:style-name="ce20" table:formula="of:=HEX2DEC([.V25])" office:value-type="float" office:value="3">
            <text:p>3</text:p>
          </table:table-cell>
          <table:table-cell table:style-name="ce20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cyan}">
            <text:p>{cyan}</text:p>
          </table:table-cell>
          <table:table-cell table:style-name="ce40" office:value-type="string">
            <text:p>data"</text:p>
          </table:table-cell>
          <table:table-cell table:style-name="ce43" table:formula="of:=[.O25]" office:value-type="string" office:string-value="{cyan}">
            <text:p>{cyan}</text:p>
          </table:table-cell>
          <table:table-cell table:style-name="ce43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5]+[.I25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43" table:formula="of:=[.R25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F25]+[.J25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43" table:formula="of:=[.U25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G25]+[.K25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43" table:formula="of:=[.X25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H25]+[.L25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3">
            <text:p>23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0" table:formula="of:=MID(['Charpad Export'.B215];2;2)" office:value-type="string" office:string-value="00">
            <text:p>00</text:p>
          </table:table-cell>
          <table:table-cell table:style-name="ce10" table:formula="of:=MID(['Charpad Export'.C215];2;2)" office:value-type="string" office:string-value="00">
            <text:p>00</text:p>
          </table:table-cell>
          <table:table-cell table:style-name="ce10" table:formula="of:=MID(['Charpad Export'.D215];2;2)" office:value-type="string" office:string-value="00">
            <text:p>00</text:p>
          </table:table-cell>
          <table:table-cell table:style-name="ce10" table:formula="of:=MID(['Charpad Export'.E215];2;2)" office:value-type="string" office:string-value="00">
            <text:p>00</text:p>
          </table:table-cell>
          <table:table-cell table:style-name="ce17" table:formula="of:=HEX2DEC([.A26])" office:value-type="float" office:value="0">
            <text:p>0</text:p>
          </table:table-cell>
          <table:table-cell table:style-name="ce20" table:formula="of:=HEX2DEC([.B26])" office:value-type="float" office:value="0">
            <text:p>0</text:p>
          </table:table-cell>
          <table:table-cell table:style-name="ce20" table:formula="of:=HEX2DEC([.C26])" office:value-type="float" office:value="0">
            <text:p>0</text:p>
          </table:table-cell>
          <table:table-cell table:style-name="ce20" table:formula="of:=HEX2DEC([.D26])" office:value-type="float" office:value="0">
            <text:p>0</text:p>
          </table:table-cell>
          <table:table-cell table:style-name="ce16" table:formula="of:=IF(AND([.E26]&gt;=0;[.E26]&lt;=31);&quot;+64&quot;;IF(AND([.E26]&gt;=32;[.E26]&lt;=63);&quot;0&quot;;IF(AND([.E26]&gt;=64;[.E26]&lt;=95);&quot;+32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16" table:formula="of:=IF(AND([.F26]&gt;=0;[.F26]&lt;=31);&quot;+64&quot;;IF(AND([.F26]&gt;=32;[.F26]&lt;=63);&quot;0&quot;;IF(AND([.F26]&gt;=64;[.F26]&lt;=95);&quot;+32&quot;;IF(AND([.F26]&gt;=96;[.F26]&lt;=127);&quot;+64&quot;;IF(AND([.F26]&gt;=128;[.F26]&lt;=159);&quot;-64&quot;;IF(AND([.F26]&gt;=160;[.F26]&lt;=191);&quot;-128&quot;;IF(AND([.F26]&gt;=192;[.F26]&lt;=254);&quot;0&quot;;IF(AND([.E26]=255);&quot;-64&quot;;&quot;&quot;))))))))" office:value-type="string" office:string-value="+64">
            <text:p>+64</text:p>
          </table:table-cell>
          <table:table-cell table:style-name="ce16" table:formula="of:=IF(AND([.G26]&gt;=0;[.G26]&lt;=31);&quot;+64&quot;;IF(AND([.G26]&gt;=32;[.G26]&lt;=63);&quot;0&quot;;IF(AND([.G26]&gt;=64;[.G26]&lt;=95);&quot;+32&quot;;IF(AND([.G26]&gt;=96;[.G26]&lt;=127);&quot;+64&quot;;IF(AND([.G26]&gt;=128;[.G26]&lt;=159);&quot;-64&quot;;IF(AND([.G26]&gt;=160;[.G26]&lt;=191);&quot;-128&quot;;IF(AND([.G26]&gt;=192;[.G26]&lt;=254);&quot;0&quot;;IF(AND([.E26]=255);&quot;-64&quot;;&quot;&quot;))))))))" office:value-type="string" office:string-value="+64">
            <text:p>+64</text:p>
          </table:table-cell>
          <table:table-cell table:style-name="ce16" table:formula="of:=IF(AND([.H26]&gt;=0;[.H26]&lt;=31);&quot;+64&quot;;IF(AND([.H26]&gt;=32;[.H26]&lt;=63);&quot;0&quot;;IF(AND([.H26]&gt;=64;[.H26]&lt;=95);&quot;+32&quot;;IF(AND([.H26]&gt;=96;[.H26]&lt;=127);&quot;+64&quot;;IF(AND([.H26]&gt;=128;[.H26]&lt;=159);&quot;-64&quot;;IF(AND([.H26]&gt;=160;[.H26]&lt;=191);&quot;-128&quot;;IF(AND([.H26]&gt;=192;[.H26]&lt;=254);&quot;0&quot;;IF(AND([.E26]=255);&quot;-64&quot;;&quot;&quot;))))))))" office:value-type="string" office:string-value="+64">
            <text:p>+64</text:p>
          </table:table-cell>
          <table:table-cell table:style-name="ce28" table:formula="of:=MID(['Charpad Export'.J237];2;2)" office:value-type="string" office:string-value="03">
            <text:p>03</text:p>
          </table:table-cell>
          <table:table-cell table:style-name="ce20" table:formula="of:=HEX2DEC([.M26])" office:value-type="float" office:value="3">
            <text:p>3</text:p>
          </table:table-cell>
          <table:table-cell table:style-name="ce20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cyan}">
            <text:p>{cyan}</text:p>
          </table:table-cell>
          <table:table-cell table:style-name="ce32" table:formula="of:=[.M26]" office:value-type="string" office:string-value="03">
            <text:p>03</text:p>
          </table:table-cell>
          <table:table-cell table:style-name="ce20" table:formula="of:=HEX2DEC([.P26])" office:value-type="float" office:value="3">
            <text:p>3</text:p>
          </table:table-cell>
          <table:table-cell table:style-name="ce20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cyan}">
            <text:p>{cyan}</text:p>
          </table:table-cell>
          <table:table-cell table:style-name="ce32" table:formula="of:=[.M26]" office:value-type="string" office:string-value="03">
            <text:p>03</text:p>
          </table:table-cell>
          <table:table-cell table:style-name="ce20" table:formula="of:=HEX2DEC([.S26])" office:value-type="float" office:value="3">
            <text:p>3</text:p>
          </table:table-cell>
          <table:table-cell table:style-name="ce20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cyan}">
            <text:p>{cyan}</text:p>
          </table:table-cell>
          <table:table-cell table:style-name="ce38" table:formula="of:=[.M26]" office:value-type="string" office:string-value="03">
            <text:p>03</text:p>
          </table:table-cell>
          <table:table-cell table:style-name="ce20" table:formula="of:=HEX2DEC([.V26])" office:value-type="float" office:value="3">
            <text:p>3</text:p>
          </table:table-cell>
          <table:table-cell table:style-name="ce20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cyan}">
            <text:p>{cyan}</text:p>
          </table:table-cell>
          <table:table-cell table:style-name="ce40" office:value-type="string">
            <text:p>data"</text:p>
          </table:table-cell>
          <table:table-cell table:style-name="ce43" table:formula="of:=[.O26]" office:value-type="string" office:string-value="{cyan}">
            <text:p>{cyan}</text:p>
          </table:table-cell>
          <table:table-cell table:style-name="ce43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6]+[.I26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43" table:formula="of:=[.R26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F26]+[.J26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43" table:formula="of:=[.U26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G26]+[.K26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43" table:formula="of:=[.X26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H26]+[.L26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4">
            <text:p>24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0" table:formula="of:=MID(['Charpad Export'.F215];2;2)" office:value-type="string" office:string-value="00">
            <text:p>00</text:p>
          </table:table-cell>
          <table:table-cell table:style-name="ce10" table:formula="of:=MID(['Charpad Export'.G215];2;2)" office:value-type="string" office:string-value="00">
            <text:p>00</text:p>
          </table:table-cell>
          <table:table-cell table:style-name="ce10" table:formula="of:=MID(['Charpad Export'.H215];2;2)" office:value-type="string" office:string-value="00">
            <text:p>00</text:p>
          </table:table-cell>
          <table:table-cell table:style-name="ce10" table:formula="of:=MID(['Charpad Export'.I215];2;2)" office:value-type="string" office:string-value="00">
            <text:p>00</text:p>
          </table:table-cell>
          <table:table-cell table:style-name="ce17" table:formula="of:=HEX2DEC([.A27])" office:value-type="float" office:value="0">
            <text:p>0</text:p>
          </table:table-cell>
          <table:table-cell table:style-name="ce20" table:formula="of:=HEX2DEC([.B27])" office:value-type="float" office:value="0">
            <text:p>0</text:p>
          </table:table-cell>
          <table:table-cell table:style-name="ce20" table:formula="of:=HEX2DEC([.C27])" office:value-type="float" office:value="0">
            <text:p>0</text:p>
          </table:table-cell>
          <table:table-cell table:style-name="ce20" table:formula="of:=HEX2DEC([.D27])" office:value-type="float" office:value="0">
            <text:p>0</text:p>
          </table:table-cell>
          <table:table-cell table:style-name="ce16" table:formula="of:=IF(AND([.E27]&gt;=0;[.E27]&lt;=31);&quot;+64&quot;;IF(AND([.E27]&gt;=32;[.E27]&lt;=63);&quot;0&quot;;IF(AND([.E27]&gt;=64;[.E27]&lt;=95);&quot;+32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16" table:formula="of:=IF(AND([.F27]&gt;=0;[.F27]&lt;=31);&quot;+64&quot;;IF(AND([.F27]&gt;=32;[.F27]&lt;=63);&quot;0&quot;;IF(AND([.F27]&gt;=64;[.F27]&lt;=95);&quot;+32&quot;;IF(AND([.F27]&gt;=96;[.F27]&lt;=127);&quot;+64&quot;;IF(AND([.F27]&gt;=128;[.F27]&lt;=159);&quot;-64&quot;;IF(AND([.F27]&gt;=160;[.F27]&lt;=191);&quot;-128&quot;;IF(AND([.F27]&gt;=192;[.F27]&lt;=254);&quot;0&quot;;IF(AND([.E27]=255);&quot;-64&quot;;&quot;&quot;))))))))" office:value-type="string" office:string-value="+64">
            <text:p>+64</text:p>
          </table:table-cell>
          <table:table-cell table:style-name="ce16" table:formula="of:=IF(AND([.G27]&gt;=0;[.G27]&lt;=31);&quot;+64&quot;;IF(AND([.G27]&gt;=32;[.G27]&lt;=63);&quot;0&quot;;IF(AND([.G27]&gt;=64;[.G27]&lt;=95);&quot;+32&quot;;IF(AND([.G27]&gt;=96;[.G27]&lt;=127);&quot;+64&quot;;IF(AND([.G27]&gt;=128;[.G27]&lt;=159);&quot;-64&quot;;IF(AND([.G27]&gt;=160;[.G27]&lt;=191);&quot;-128&quot;;IF(AND([.G27]&gt;=192;[.G27]&lt;=254);&quot;0&quot;;IF(AND([.E27]=255);&quot;-64&quot;;&quot;&quot;))))))))" office:value-type="string" office:string-value="+64">
            <text:p>+64</text:p>
          </table:table-cell>
          <table:table-cell table:style-name="ce16" table:formula="of:=IF(AND([.H27]&gt;=0;[.H27]&lt;=31);&quot;+64&quot;;IF(AND([.H27]&gt;=32;[.H27]&lt;=63);&quot;0&quot;;IF(AND([.H27]&gt;=64;[.H27]&lt;=95);&quot;+32&quot;;IF(AND([.H27]&gt;=96;[.H27]&lt;=127);&quot;+64&quot;;IF(AND([.H27]&gt;=128;[.H27]&lt;=159);&quot;-64&quot;;IF(AND([.H27]&gt;=160;[.H27]&lt;=191);&quot;-128&quot;;IF(AND([.H27]&gt;=192;[.H27]&lt;=254);&quot;0&quot;;IF(AND([.E27]=255);&quot;-64&quot;;&quot;&quot;))))))))" office:value-type="string" office:string-value="+64">
            <text:p>+64</text:p>
          </table:table-cell>
          <table:table-cell table:style-name="ce27" table:formula="of:=MID(['Charpad Export'.K237];2;2)" office:value-type="string" office:string-value="03">
            <text:p>03</text:p>
          </table:table-cell>
          <table:table-cell table:style-name="ce20" table:formula="of:=HEX2DEC([.M27])" office:value-type="float" office:value="3">
            <text:p>3</text:p>
          </table:table-cell>
          <table:table-cell table:style-name="ce20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cyan}">
            <text:p>{cyan}</text:p>
          </table:table-cell>
          <table:table-cell table:style-name="ce31" table:formula="of:=[.M27]" office:value-type="string" office:string-value="03">
            <text:p>03</text:p>
          </table:table-cell>
          <table:table-cell table:style-name="ce20" table:formula="of:=HEX2DEC([.P27])" office:value-type="float" office:value="3">
            <text:p>3</text:p>
          </table:table-cell>
          <table:table-cell table:style-name="ce20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cyan}">
            <text:p>{cyan}</text:p>
          </table:table-cell>
          <table:table-cell table:style-name="ce31" table:formula="of:=[.M27]" office:value-type="string" office:string-value="03">
            <text:p>03</text:p>
          </table:table-cell>
          <table:table-cell table:style-name="ce20" table:formula="of:=HEX2DEC([.S27])" office:value-type="float" office:value="3">
            <text:p>3</text:p>
          </table:table-cell>
          <table:table-cell table:style-name="ce20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cyan}">
            <text:p>{cyan}</text:p>
          </table:table-cell>
          <table:table-cell table:style-name="ce37" table:formula="of:=[.M27]" office:value-type="string" office:string-value="03">
            <text:p>03</text:p>
          </table:table-cell>
          <table:table-cell table:style-name="ce20" table:formula="of:=HEX2DEC([.V27])" office:value-type="float" office:value="3">
            <text:p>3</text:p>
          </table:table-cell>
          <table:table-cell table:style-name="ce20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cyan}">
            <text:p>{cyan}</text:p>
          </table:table-cell>
          <table:table-cell table:style-name="ce40" office:value-type="string">
            <text:p>data"</text:p>
          </table:table-cell>
          <table:table-cell table:style-name="ce43" table:formula="of:=[.O27]" office:value-type="string" office:string-value="{cyan}">
            <text:p>{cyan}</text:p>
          </table:table-cell>
          <table:table-cell table:style-name="ce43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7]+[.I27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43" table:formula="of:=[.R27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F27]+[.J27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43" table:formula="of:=[.U27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G27]+[.K27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27]&gt;=128;[.H27]&lt;=255);&quot;{rvrs on}&quot;;&quot;{rvrs off}&quot;)" office:value-type="string" office:string-value="{rvrs off}">
            <text:p>{rvrs off}</text:p>
          </table:table-cell>
          <table:table-cell table:style-name="ce43" table:formula="of:=[.X27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H27]+[.L27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5">
            <text:p>25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0" table:formula="of:=MID(['Charpad Export'.J215];2;2)" office:value-type="string" office:string-value="00">
            <text:p>00</text:p>
          </table:table-cell>
          <table:table-cell table:style-name="ce10" table:formula="of:=MID(['Charpad Export'.K215];2;2)" office:value-type="string" office:string-value="00">
            <text:p>00</text:p>
          </table:table-cell>
          <table:table-cell table:style-name="ce10" table:formula="of:=MID(['Charpad Export'.L215];2;2)" office:value-type="string" office:string-value="00">
            <text:p>00</text:p>
          </table:table-cell>
          <table:table-cell table:style-name="ce10" table:formula="of:=MID(['Charpad Export'.M215];2;2)" office:value-type="string" office:string-value="00">
            <text:p>00</text:p>
          </table:table-cell>
          <table:table-cell table:style-name="ce17" table:formula="of:=HEX2DEC([.A28])" office:value-type="float" office:value="0">
            <text:p>0</text:p>
          </table:table-cell>
          <table:table-cell table:style-name="ce20" table:formula="of:=HEX2DEC([.B28])" office:value-type="float" office:value="0">
            <text:p>0</text:p>
          </table:table-cell>
          <table:table-cell table:style-name="ce20" table:formula="of:=HEX2DEC([.C28])" office:value-type="float" office:value="0">
            <text:p>0</text:p>
          </table:table-cell>
          <table:table-cell table:style-name="ce20" table:formula="of:=HEX2DEC([.D28])" office:value-type="float" office:value="0">
            <text:p>0</text:p>
          </table:table-cell>
          <table:table-cell table:style-name="ce16" table:formula="of:=IF(AND([.E28]&gt;=0;[.E28]&lt;=31);&quot;+64&quot;;IF(AND([.E28]&gt;=32;[.E28]&lt;=63);&quot;0&quot;;IF(AND([.E28]&gt;=64;[.E28]&lt;=95);&quot;+32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16" table:formula="of:=IF(AND([.F28]&gt;=0;[.F28]&lt;=31);&quot;+64&quot;;IF(AND([.F28]&gt;=32;[.F28]&lt;=63);&quot;0&quot;;IF(AND([.F28]&gt;=64;[.F28]&lt;=95);&quot;+32&quot;;IF(AND([.F28]&gt;=96;[.F28]&lt;=127);&quot;+64&quot;;IF(AND([.F28]&gt;=128;[.F28]&lt;=159);&quot;-64&quot;;IF(AND([.F28]&gt;=160;[.F28]&lt;=191);&quot;-128&quot;;IF(AND([.F28]&gt;=192;[.F28]&lt;=254);&quot;0&quot;;IF(AND([.E28]=255);&quot;-64&quot;;&quot;&quot;))))))))" office:value-type="string" office:string-value="+64">
            <text:p>+64</text:p>
          </table:table-cell>
          <table:table-cell table:style-name="ce16" table:formula="of:=IF(AND([.G28]&gt;=0;[.G28]&lt;=31);&quot;+64&quot;;IF(AND([.G28]&gt;=32;[.G28]&lt;=63);&quot;0&quot;;IF(AND([.G28]&gt;=64;[.G28]&lt;=95);&quot;+32&quot;;IF(AND([.G28]&gt;=96;[.G28]&lt;=127);&quot;+64&quot;;IF(AND([.G28]&gt;=128;[.G28]&lt;=159);&quot;-64&quot;;IF(AND([.G28]&gt;=160;[.G28]&lt;=191);&quot;-128&quot;;IF(AND([.G28]&gt;=192;[.G28]&lt;=254);&quot;0&quot;;IF(AND([.E28]=255);&quot;-64&quot;;&quot;&quot;))))))))" office:value-type="string" office:string-value="+64">
            <text:p>+64</text:p>
          </table:table-cell>
          <table:table-cell table:style-name="ce16" table:formula="of:=IF(AND([.H28]&gt;=0;[.H28]&lt;=31);&quot;+64&quot;;IF(AND([.H28]&gt;=32;[.H28]&lt;=63);&quot;0&quot;;IF(AND([.H28]&gt;=64;[.H28]&lt;=95);&quot;+32&quot;;IF(AND([.H28]&gt;=96;[.H28]&lt;=127);&quot;+64&quot;;IF(AND([.H28]&gt;=128;[.H28]&lt;=159);&quot;-64&quot;;IF(AND([.H28]&gt;=160;[.H28]&lt;=191);&quot;-128&quot;;IF(AND([.H28]&gt;=192;[.H28]&lt;=254);&quot;0&quot;;IF(AND([.E28]=255);&quot;-64&quot;;&quot;&quot;))))))))" office:value-type="string" office:string-value="+64">
            <text:p>+64</text:p>
          </table:table-cell>
          <table:table-cell table:style-name="ce28" table:formula="of:=MID(['Charpad Export'.L237];2;2)" office:value-type="string" office:string-value="03">
            <text:p>03</text:p>
          </table:table-cell>
          <table:table-cell table:style-name="ce20" table:formula="of:=HEX2DEC([.M28])" office:value-type="float" office:value="3">
            <text:p>3</text:p>
          </table:table-cell>
          <table:table-cell table:style-name="ce20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cyan}">
            <text:p>{cyan}</text:p>
          </table:table-cell>
          <table:table-cell table:style-name="ce32" table:formula="of:=[.M28]" office:value-type="string" office:string-value="03">
            <text:p>03</text:p>
          </table:table-cell>
          <table:table-cell table:style-name="ce20" table:formula="of:=HEX2DEC([.P28])" office:value-type="float" office:value="3">
            <text:p>3</text:p>
          </table:table-cell>
          <table:table-cell table:style-name="ce20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cyan}">
            <text:p>{cyan}</text:p>
          </table:table-cell>
          <table:table-cell table:style-name="ce32" table:formula="of:=[.M28]" office:value-type="string" office:string-value="03">
            <text:p>03</text:p>
          </table:table-cell>
          <table:table-cell table:style-name="ce20" table:formula="of:=HEX2DEC([.S28])" office:value-type="float" office:value="3">
            <text:p>3</text:p>
          </table:table-cell>
          <table:table-cell table:style-name="ce20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cyan}">
            <text:p>{cyan}</text:p>
          </table:table-cell>
          <table:table-cell table:style-name="ce38" table:formula="of:=[.M28]" office:value-type="string" office:string-value="03">
            <text:p>03</text:p>
          </table:table-cell>
          <table:table-cell table:style-name="ce20" table:formula="of:=HEX2DEC([.V28])" office:value-type="float" office:value="3">
            <text:p>3</text:p>
          </table:table-cell>
          <table:table-cell table:style-name="ce20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cyan}">
            <text:p>{cyan}</text:p>
          </table:table-cell>
          <table:table-cell table:style-name="ce40" office:value-type="string">
            <text:p>data"</text:p>
          </table:table-cell>
          <table:table-cell table:style-name="ce43" table:formula="of:=[.O28]" office:value-type="string" office:string-value="{cyan}">
            <text:p>{cyan}</text:p>
          </table:table-cell>
          <table:table-cell table:style-name="ce43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8]+[.I28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28]&gt;=128;[.F28]&lt;=255);&quot;{rvrs on}&quot;;&quot;{rvrs off}&quot;)" office:value-type="string" office:string-value="{rvrs off}">
            <text:p>{rvrs off}</text:p>
          </table:table-cell>
          <table:table-cell table:style-name="ce43" table:formula="of:=[.R28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F28]+[.J28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43" table:formula="of:=[.U28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G28]+[.K28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43" table:formula="of:=[.X28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H28]+[.L28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6">
            <text:p>26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0" table:formula="of:=MID(['Charpad Export'.N215];2;2)" office:value-type="string" office:string-value="00">
            <text:p>00</text:p>
          </table:table-cell>
          <table:table-cell table:style-name="ce10" table:formula="of:=MID(['Charpad Export'.O215];2;2)" office:value-type="string" office:string-value="00">
            <text:p>00</text:p>
          </table:table-cell>
          <table:table-cell table:style-name="ce10" table:formula="of:=MID(['Charpad Export'.P215];2;2)" office:value-type="string" office:string-value="00">
            <text:p>00</text:p>
          </table:table-cell>
          <table:table-cell table:style-name="ce10" table:formula="of:=MID(['Charpad Export'.Q215];2;2)" office:value-type="string" office:string-value="00">
            <text:p>00</text:p>
          </table:table-cell>
          <table:table-cell table:style-name="ce17" table:formula="of:=HEX2DEC([.A29])" office:value-type="float" office:value="0">
            <text:p>0</text:p>
          </table:table-cell>
          <table:table-cell table:style-name="ce20" table:formula="of:=HEX2DEC([.B29])" office:value-type="float" office:value="0">
            <text:p>0</text:p>
          </table:table-cell>
          <table:table-cell table:style-name="ce20" table:formula="of:=HEX2DEC([.C29])" office:value-type="float" office:value="0">
            <text:p>0</text:p>
          </table:table-cell>
          <table:table-cell table:style-name="ce20" table:formula="of:=HEX2DEC([.D29])" office:value-type="float" office:value="0">
            <text:p>0</text:p>
          </table:table-cell>
          <table:table-cell table:style-name="ce16" table:formula="of:=IF(AND([.E29]&gt;=0;[.E29]&lt;=31);&quot;+64&quot;;IF(AND([.E29]&gt;=32;[.E29]&lt;=63);&quot;0&quot;;IF(AND([.E29]&gt;=64;[.E29]&lt;=95);&quot;+32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+64">
            <text:p>+64</text:p>
          </table:table-cell>
          <table:table-cell table:style-name="ce16" table:formula="of:=IF(AND([.F29]&gt;=0;[.F29]&lt;=31);&quot;+64&quot;;IF(AND([.F29]&gt;=32;[.F29]&lt;=63);&quot;0&quot;;IF(AND([.F29]&gt;=64;[.F29]&lt;=95);&quot;+32&quot;;IF(AND([.F29]&gt;=96;[.F29]&lt;=127);&quot;+64&quot;;IF(AND([.F29]&gt;=128;[.F29]&lt;=159);&quot;-64&quot;;IF(AND([.F29]&gt;=160;[.F29]&lt;=191);&quot;-128&quot;;IF(AND([.F29]&gt;=192;[.F29]&lt;=254);&quot;0&quot;;IF(AND([.E29]=255);&quot;-64&quot;;&quot;&quot;))))))))" office:value-type="string" office:string-value="+64">
            <text:p>+64</text:p>
          </table:table-cell>
          <table:table-cell table:style-name="ce16" table:formula="of:=IF(AND([.G29]&gt;=0;[.G29]&lt;=31);&quot;+64&quot;;IF(AND([.G29]&gt;=32;[.G29]&lt;=63);&quot;0&quot;;IF(AND([.G29]&gt;=64;[.G29]&lt;=95);&quot;+32&quot;;IF(AND([.G29]&gt;=96;[.G29]&lt;=127);&quot;+64&quot;;IF(AND([.G29]&gt;=128;[.G29]&lt;=159);&quot;-64&quot;;IF(AND([.G29]&gt;=160;[.G29]&lt;=191);&quot;-128&quot;;IF(AND([.G29]&gt;=192;[.G29]&lt;=254);&quot;0&quot;;IF(AND([.E29]=255);&quot;-64&quot;;&quot;&quot;))))))))" office:value-type="string" office:string-value="+64">
            <text:p>+64</text:p>
          </table:table-cell>
          <table:table-cell table:style-name="ce16" table:formula="of:=IF(AND([.H29]&gt;=0;[.H29]&lt;=31);&quot;+64&quot;;IF(AND([.H29]&gt;=32;[.H29]&lt;=63);&quot;0&quot;;IF(AND([.H29]&gt;=64;[.H29]&lt;=95);&quot;+32&quot;;IF(AND([.H29]&gt;=96;[.H29]&lt;=127);&quot;+64&quot;;IF(AND([.H29]&gt;=128;[.H29]&lt;=159);&quot;-64&quot;;IF(AND([.H29]&gt;=160;[.H29]&lt;=191);&quot;-128&quot;;IF(AND([.H29]&gt;=192;[.H29]&lt;=254);&quot;0&quot;;IF(AND([.E29]=255);&quot;-64&quot;;&quot;&quot;))))))))" office:value-type="string" office:string-value="+64">
            <text:p>+64</text:p>
          </table:table-cell>
          <table:table-cell table:style-name="ce27" table:formula="of:=MID(['Charpad Export'.M237];2;2)" office:value-type="string" office:string-value="03">
            <text:p>03</text:p>
          </table:table-cell>
          <table:table-cell table:style-name="ce20" table:formula="of:=HEX2DEC([.M29])" office:value-type="float" office:value="3">
            <text:p>3</text:p>
          </table:table-cell>
          <table:table-cell table:style-name="ce20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cyan}">
            <text:p>{cyan}</text:p>
          </table:table-cell>
          <table:table-cell table:style-name="ce31" table:formula="of:=[.M29]" office:value-type="string" office:string-value="03">
            <text:p>03</text:p>
          </table:table-cell>
          <table:table-cell table:style-name="ce20" table:formula="of:=HEX2DEC([.P29])" office:value-type="float" office:value="3">
            <text:p>3</text:p>
          </table:table-cell>
          <table:table-cell table:style-name="ce20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cyan}">
            <text:p>{cyan}</text:p>
          </table:table-cell>
          <table:table-cell table:style-name="ce31" table:formula="of:=[.M29]" office:value-type="string" office:string-value="03">
            <text:p>03</text:p>
          </table:table-cell>
          <table:table-cell table:style-name="ce20" table:formula="of:=HEX2DEC([.S29])" office:value-type="float" office:value="3">
            <text:p>3</text:p>
          </table:table-cell>
          <table:table-cell table:style-name="ce20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cyan}">
            <text:p>{cyan}</text:p>
          </table:table-cell>
          <table:table-cell table:style-name="ce37" table:formula="of:=[.M29]" office:value-type="string" office:string-value="03">
            <text:p>03</text:p>
          </table:table-cell>
          <table:table-cell table:style-name="ce20" table:formula="of:=HEX2DEC([.V29])" office:value-type="float" office:value="3">
            <text:p>3</text:p>
          </table:table-cell>
          <table:table-cell table:style-name="ce20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cyan}">
            <text:p>{cyan}</text:p>
          </table:table-cell>
          <table:table-cell table:style-name="ce40" office:value-type="string">
            <text:p>data"</text:p>
          </table:table-cell>
          <table:table-cell table:style-name="ce43" table:formula="of:=[.O29]" office:value-type="string" office:string-value="{cyan}">
            <text:p>{cyan}</text:p>
          </table:table-cell>
          <table:table-cell table:style-name="ce43" table:formula="of:=IF(AND([.E29]&gt;=128;[.E29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29]+[.I29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43" table:formula="of:=[.R29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F29]+[.J29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43" table:formula="of:=[.U29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G29]+[.K29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43" table:formula="of:=[.X29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H29]+[.L29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7">
            <text:p>27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2" table:formula="of:=MID(['Charpad Export'.B214];2;2)" office:value-type="string" office:string-value="9e">
            <text:p>9e</text:p>
          </table:table-cell>
          <table:table-cell table:style-name="ce12" table:formula="of:=MID(['Charpad Export'.C214];2;2)" office:value-type="string" office:string-value="9f">
            <text:p>9f</text:p>
          </table:table-cell>
          <table:table-cell table:style-name="ce12" table:formula="of:=MID(['Charpad Export'.D214];2;2)" office:value-type="string" office:string-value="9d">
            <text:p>9d</text:p>
          </table:table-cell>
          <table:table-cell table:style-name="ce12" table:formula="of:=MID(['Charpad Export'.E214];2;2)" office:value-type="string" office:string-value="9d">
            <text:p>9d</text:p>
          </table:table-cell>
          <table:table-cell table:style-name="ce17" table:formula="of:=HEX2DEC([.A30])" office:value-type="float" office:value="158">
            <text:p>158</text:p>
          </table:table-cell>
          <table:table-cell table:style-name="ce20" table:formula="of:=HEX2DEC([.B30])" office:value-type="float" office:value="159">
            <text:p>159</text:p>
          </table:table-cell>
          <table:table-cell table:style-name="ce20" table:formula="of:=HEX2DEC([.C30])" office:value-type="float" office:value="157">
            <text:p>157</text:p>
          </table:table-cell>
          <table:table-cell table:style-name="ce20" table:formula="of:=HEX2DEC([.D30])" office:value-type="float" office:value="157">
            <text:p>157</text:p>
          </table:table-cell>
          <table:table-cell table:style-name="ce16" table:formula="of:=IF(AND([.E30]&gt;=0;[.E30]&lt;=31);&quot;+64&quot;;IF(AND([.E30]&gt;=32;[.E30]&lt;=63);&quot;0&quot;;IF(AND([.E30]&gt;=64;[.E30]&lt;=95);&quot;+32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-64">
            <text:p>-64</text:p>
          </table:table-cell>
          <table:table-cell table:style-name="ce16" table:formula="of:=IF(AND([.F30]&gt;=0;[.F30]&lt;=31);&quot;+64&quot;;IF(AND([.F30]&gt;=32;[.F30]&lt;=63);&quot;0&quot;;IF(AND([.F30]&gt;=64;[.F30]&lt;=95);&quot;+32&quot;;IF(AND([.F30]&gt;=96;[.F30]&lt;=127);&quot;+64&quot;;IF(AND([.F30]&gt;=128;[.F30]&lt;=159);&quot;-64&quot;;IF(AND([.F30]&gt;=160;[.F30]&lt;=191);&quot;-128&quot;;IF(AND([.F30]&gt;=192;[.F30]&lt;=254);&quot;0&quot;;IF(AND([.E30]=255);&quot;-64&quot;;&quot;&quot;))))))))" office:value-type="string" office:string-value="-64">
            <text:p>-64</text:p>
          </table:table-cell>
          <table:table-cell table:style-name="ce16" table:formula="of:=IF(AND([.G30]&gt;=0;[.G30]&lt;=31);&quot;+64&quot;;IF(AND([.G30]&gt;=32;[.G30]&lt;=63);&quot;0&quot;;IF(AND([.G30]&gt;=64;[.G30]&lt;=95);&quot;+32&quot;;IF(AND([.G30]&gt;=96;[.G30]&lt;=127);&quot;+64&quot;;IF(AND([.G30]&gt;=128;[.G30]&lt;=159);&quot;-64&quot;;IF(AND([.G30]&gt;=160;[.G30]&lt;=191);&quot;-128&quot;;IF(AND([.G30]&gt;=192;[.G30]&lt;=254);&quot;0&quot;;IF(AND([.E30]=255);&quot;-64&quot;;&quot;&quot;))))))))" office:value-type="string" office:string-value="-64">
            <text:p>-64</text:p>
          </table:table-cell>
          <table:table-cell table:style-name="ce16" table:formula="of:=IF(AND([.H30]&gt;=0;[.H30]&lt;=31);&quot;+64&quot;;IF(AND([.H30]&gt;=32;[.H30]&lt;=63);&quot;0&quot;;IF(AND([.H30]&gt;=64;[.H30]&lt;=95);&quot;+32&quot;;IF(AND([.H30]&gt;=96;[.H30]&lt;=127);&quot;+64&quot;;IF(AND([.H30]&gt;=128;[.H30]&lt;=159);&quot;-64&quot;;IF(AND([.H30]&gt;=160;[.H30]&lt;=191);&quot;-128&quot;;IF(AND([.H30]&gt;=192;[.H30]&lt;=254);&quot;0&quot;;IF(AND([.E30]=255);&quot;-64&quot;;&quot;&quot;))))))))" office:value-type="string" office:string-value="-64">
            <text:p>-64</text:p>
          </table:table-cell>
          <table:table-cell table:style-name="ce28" table:formula="of:=MID(['Charpad Export'.N237];2;2)" office:value-type="string" office:string-value="03">
            <text:p>03</text:p>
          </table:table-cell>
          <table:table-cell table:style-name="ce20" table:formula="of:=HEX2DEC([.M30])" office:value-type="float" office:value="3">
            <text:p>3</text:p>
          </table:table-cell>
          <table:table-cell table:style-name="ce20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cyan}">
            <text:p>{cyan}</text:p>
          </table:table-cell>
          <table:table-cell table:style-name="ce32" table:formula="of:=[.M30]" office:value-type="string" office:string-value="03">
            <text:p>03</text:p>
          </table:table-cell>
          <table:table-cell table:style-name="ce20" table:formula="of:=HEX2DEC([.P30])" office:value-type="float" office:value="3">
            <text:p>3</text:p>
          </table:table-cell>
          <table:table-cell table:style-name="ce20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cyan}">
            <text:p>{cyan}</text:p>
          </table:table-cell>
          <table:table-cell table:style-name="ce32" table:formula="of:=[.M30]" office:value-type="string" office:string-value="03">
            <text:p>03</text:p>
          </table:table-cell>
          <table:table-cell table:style-name="ce20" table:formula="of:=HEX2DEC([.S30])" office:value-type="float" office:value="3">
            <text:p>3</text:p>
          </table:table-cell>
          <table:table-cell table:style-name="ce20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cyan}">
            <text:p>{cyan}</text:p>
          </table:table-cell>
          <table:table-cell table:style-name="ce38" table:formula="of:=[.M30]" office:value-type="string" office:string-value="03">
            <text:p>03</text:p>
          </table:table-cell>
          <table:table-cell table:style-name="ce20" table:formula="of:=HEX2DEC([.V30])" office:value-type="float" office:value="3">
            <text:p>3</text:p>
          </table:table-cell>
          <table:table-cell table:style-name="ce20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cyan}">
            <text:p>{cyan}</text:p>
          </table:table-cell>
          <table:table-cell table:style-name="ce40" office:value-type="string">
            <text:p>data"</text:p>
          </table:table-cell>
          <table:table-cell table:style-name="ce43" table:formula="of:=[.O30]" office:value-type="string" office:string-value="{cyan}">
            <text:p>{cyan}</text:p>
          </table:table-cell>
          <table:table-cell table:style-name="ce43" table:formula="of:=IF(AND([.E30]&gt;=128;[.E30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30]+[.I30]" office:value-type="float" office:value="94">
            <text:p>94</text:p>
          </table:table-cell>
          <table:table-cell table:style-name="ce43" office:value-type="string">
            <text:p>}</text:p>
          </table:table-cell>
          <table:table-cell table:style-name="ce43" table:formula="of:=IF(AND([.F30]&gt;=128;[.F30]&lt;=255);&quot;{rvrs on}&quot;;&quot;{rvrs off}&quot;)" office:value-type="string" office:string-value="{rvrs on}">
            <text:p>{rvrs on}</text:p>
          </table:table-cell>
          <table:table-cell table:style-name="ce43" table:formula="of:=[.R30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F30]+[.J30]" office:value-type="float" office:value="95">
            <text:p>95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0]&gt;=128;[.G30]&lt;=255);&quot;{rvrs on}&quot;;&quot;{rvrs off}&quot;)" office:value-type="string" office:string-value="{rvrs on}">
            <text:p>{rvrs on}</text:p>
          </table:table-cell>
          <table:table-cell table:style-name="ce43" table:formula="of:=[.U30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G30]+[.K30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3" table:formula="of:=IF(AND([.H30]&gt;=128;[.H30]&lt;=255);&quot;{rvrs on}&quot;;&quot;{rvrs off}&quot;)" office:value-type="string" office:string-value="{rvrs on}">
            <text:p>{rvrs on}</text:p>
          </table:table-cell>
          <table:table-cell table:style-name="ce43" table:formula="of:=[.X30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H30]+[.L30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8">
            <text:p>28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2" table:formula="of:=MID(['Charpad Export'.F214];2;2)" office:value-type="string" office:string-value="99">
            <text:p>99</text:p>
          </table:table-cell>
          <table:table-cell table:style-name="ce12" table:formula="of:=MID(['Charpad Export'.G214];2;2)" office:value-type="string" office:string-value="9a">
            <text:p>9a</text:p>
          </table:table-cell>
          <table:table-cell table:style-name="ce12" table:formula="of:=MID(['Charpad Export'.H214];2;2)" office:value-type="string" office:string-value="9b">
            <text:p>9b</text:p>
          </table:table-cell>
          <table:table-cell table:style-name="ce12" table:formula="of:=MID(['Charpad Export'.I214];2;2)" office:value-type="string" office:string-value="9c">
            <text:p>9c</text:p>
          </table:table-cell>
          <table:table-cell table:style-name="ce17" table:formula="of:=HEX2DEC([.A31])" office:value-type="float" office:value="153">
            <text:p>153</text:p>
          </table:table-cell>
          <table:table-cell table:style-name="ce20" table:formula="of:=HEX2DEC([.B31])" office:value-type="float" office:value="154">
            <text:p>154</text:p>
          </table:table-cell>
          <table:table-cell table:style-name="ce20" table:formula="of:=HEX2DEC([.C31])" office:value-type="float" office:value="155">
            <text:p>155</text:p>
          </table:table-cell>
          <table:table-cell table:style-name="ce20" table:formula="of:=HEX2DEC([.D31])" office:value-type="float" office:value="156">
            <text:p>156</text:p>
          </table:table-cell>
          <table:table-cell table:style-name="ce16" table:formula="of:=IF(AND([.E31]&gt;=0;[.E31]&lt;=31);&quot;+64&quot;;IF(AND([.E31]&gt;=32;[.E31]&lt;=63);&quot;0&quot;;IF(AND([.E31]&gt;=64;[.E31]&lt;=95);&quot;+32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-64">
            <text:p>-64</text:p>
          </table:table-cell>
          <table:table-cell table:style-name="ce16" table:formula="of:=IF(AND([.F31]&gt;=0;[.F31]&lt;=31);&quot;+64&quot;;IF(AND([.F31]&gt;=32;[.F31]&lt;=63);&quot;0&quot;;IF(AND([.F31]&gt;=64;[.F31]&lt;=95);&quot;+32&quot;;IF(AND([.F31]&gt;=96;[.F31]&lt;=127);&quot;+64&quot;;IF(AND([.F31]&gt;=128;[.F31]&lt;=159);&quot;-64&quot;;IF(AND([.F31]&gt;=160;[.F31]&lt;=191);&quot;-128&quot;;IF(AND([.F31]&gt;=192;[.F31]&lt;=254);&quot;0&quot;;IF(AND([.E31]=255);&quot;-64&quot;;&quot;&quot;))))))))" office:value-type="string" office:string-value="-64">
            <text:p>-64</text:p>
          </table:table-cell>
          <table:table-cell table:style-name="ce16" table:formula="of:=IF(AND([.G31]&gt;=0;[.G31]&lt;=31);&quot;+64&quot;;IF(AND([.G31]&gt;=32;[.G31]&lt;=63);&quot;0&quot;;IF(AND([.G31]&gt;=64;[.G31]&lt;=95);&quot;+32&quot;;IF(AND([.G31]&gt;=96;[.G31]&lt;=127);&quot;+64&quot;;IF(AND([.G31]&gt;=128;[.G31]&lt;=159);&quot;-64&quot;;IF(AND([.G31]&gt;=160;[.G31]&lt;=191);&quot;-128&quot;;IF(AND([.G31]&gt;=192;[.G31]&lt;=254);&quot;0&quot;;IF(AND([.E31]=255);&quot;-64&quot;;&quot;&quot;))))))))" office:value-type="string" office:string-value="-64">
            <text:p>-64</text:p>
          </table:table-cell>
          <table:table-cell table:style-name="ce16" table:formula="of:=IF(AND([.H31]&gt;=0;[.H31]&lt;=31);&quot;+64&quot;;IF(AND([.H31]&gt;=32;[.H31]&lt;=63);&quot;0&quot;;IF(AND([.H31]&gt;=64;[.H31]&lt;=95);&quot;+32&quot;;IF(AND([.H31]&gt;=96;[.H31]&lt;=127);&quot;+64&quot;;IF(AND([.H31]&gt;=128;[.H31]&lt;=159);&quot;-64&quot;;IF(AND([.H31]&gt;=160;[.H31]&lt;=191);&quot;-128&quot;;IF(AND([.H31]&gt;=192;[.H31]&lt;=254);&quot;0&quot;;IF(AND([.E31]=255);&quot;-64&quot;;&quot;&quot;))))))))" office:value-type="string" office:string-value="-64">
            <text:p>-64</text:p>
          </table:table-cell>
          <table:table-cell table:style-name="ce27" table:formula="of:=MID(['Charpad Export'.O237];2;2)" office:value-type="string" office:string-value="03">
            <text:p>03</text:p>
          </table:table-cell>
          <table:table-cell table:style-name="ce20" table:formula="of:=HEX2DEC([.M31])" office:value-type="float" office:value="3">
            <text:p>3</text:p>
          </table:table-cell>
          <table:table-cell table:style-name="ce20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cyan}">
            <text:p>{cyan}</text:p>
          </table:table-cell>
          <table:table-cell table:style-name="ce31" table:formula="of:=[.M31]" office:value-type="string" office:string-value="03">
            <text:p>03</text:p>
          </table:table-cell>
          <table:table-cell table:style-name="ce20" table:formula="of:=HEX2DEC([.P31])" office:value-type="float" office:value="3">
            <text:p>3</text:p>
          </table:table-cell>
          <table:table-cell table:style-name="ce20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cyan}">
            <text:p>{cyan}</text:p>
          </table:table-cell>
          <table:table-cell table:style-name="ce31" table:formula="of:=[.M31]" office:value-type="string" office:string-value="03">
            <text:p>03</text:p>
          </table:table-cell>
          <table:table-cell table:style-name="ce20" table:formula="of:=HEX2DEC([.S31])" office:value-type="float" office:value="3">
            <text:p>3</text:p>
          </table:table-cell>
          <table:table-cell table:style-name="ce20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cyan}">
            <text:p>{cyan}</text:p>
          </table:table-cell>
          <table:table-cell table:style-name="ce37" table:formula="of:=[.M31]" office:value-type="string" office:string-value="03">
            <text:p>03</text:p>
          </table:table-cell>
          <table:table-cell table:style-name="ce20" table:formula="of:=HEX2DEC([.V31])" office:value-type="float" office:value="3">
            <text:p>3</text:p>
          </table:table-cell>
          <table:table-cell table:style-name="ce20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cyan}">
            <text:p>{cyan}</text:p>
          </table:table-cell>
          <table:table-cell table:style-name="ce40" office:value-type="string">
            <text:p>data"</text:p>
          </table:table-cell>
          <table:table-cell table:style-name="ce43" table:formula="of:=[.O31]" office:value-type="string" office:string-value="{cyan}">
            <text:p>{cyan}</text:p>
          </table:table-cell>
          <table:table-cell table:style-name="ce43" table:formula="of:=IF(AND([.E31]&gt;=128;[.E31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31]+[.I31]" office:value-type="float" office:value="89">
            <text:p>89</text:p>
          </table:table-cell>
          <table:table-cell table:style-name="ce43" office:value-type="string">
            <text:p>}</text:p>
          </table:table-cell>
          <table:table-cell table:style-name="ce43" table:formula="of:=IF(AND([.F31]&gt;=128;[.F31]&lt;=255);&quot;{rvrs on}&quot;;&quot;{rvrs off}&quot;)" office:value-type="string" office:string-value="{rvrs on}">
            <text:p>{rvrs on}</text:p>
          </table:table-cell>
          <table:table-cell table:style-name="ce43" table:formula="of:=[.R31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F31]+[.J31]" office:value-type="float" office:value="90">
            <text:p>90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1]&gt;=128;[.G31]&lt;=255);&quot;{rvrs on}&quot;;&quot;{rvrs off}&quot;)" office:value-type="string" office:string-value="{rvrs on}">
            <text:p>{rvrs on}</text:p>
          </table:table-cell>
          <table:table-cell table:style-name="ce43" table:formula="of:=[.U31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G31]+[.K31]" office:value-type="float" office:value="91">
            <text:p>91</text:p>
          </table:table-cell>
          <table:table-cell table:style-name="ce43" office:value-type="string">
            <text:p>}</text:p>
          </table:table-cell>
          <table:table-cell table:style-name="ce43" table:formula="of:=IF(AND([.H31]&gt;=128;[.H31]&lt;=255);&quot;{rvrs on}&quot;;&quot;{rvrs off}&quot;)" office:value-type="string" office:string-value="{rvrs on}">
            <text:p>{rvrs on}</text:p>
          </table:table-cell>
          <table:table-cell table:style-name="ce43" table:formula="of:=[.X31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H31]+[.L31]" office:value-type="float" office:value="92">
            <text:p>92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29">
            <text:p>29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2" table:formula="of:=MID(['Charpad Export'.J214];2;2)" office:value-type="string" office:string-value="9f">
            <text:p>9f</text:p>
          </table:table-cell>
          <table:table-cell table:style-name="ce12" table:formula="of:=MID(['Charpad Export'.K214];2;2)" office:value-type="string" office:string-value="9e">
            <text:p>9e</text:p>
          </table:table-cell>
          <table:table-cell table:style-name="ce12" table:formula="of:=MID(['Charpad Export'.L214];2;2)" office:value-type="string" office:string-value="9d">
            <text:p>9d</text:p>
          </table:table-cell>
          <table:table-cell table:style-name="ce12" table:formula="of:=MID(['Charpad Export'.M214];2;2)" office:value-type="string" office:string-value="9d">
            <text:p>9d</text:p>
          </table:table-cell>
          <table:table-cell table:style-name="ce17" table:formula="of:=HEX2DEC([.A32])" office:value-type="float" office:value="159">
            <text:p>159</text:p>
          </table:table-cell>
          <table:table-cell table:style-name="ce20" table:formula="of:=HEX2DEC([.B32])" office:value-type="float" office:value="158">
            <text:p>158</text:p>
          </table:table-cell>
          <table:table-cell table:style-name="ce20" table:formula="of:=HEX2DEC([.C32])" office:value-type="float" office:value="157">
            <text:p>157</text:p>
          </table:table-cell>
          <table:table-cell table:style-name="ce20" table:formula="of:=HEX2DEC([.D32])" office:value-type="float" office:value="157">
            <text:p>157</text:p>
          </table:table-cell>
          <table:table-cell table:style-name="ce16" table:formula="of:=IF(AND([.E32]&gt;=0;[.E32]&lt;=31);&quot;+64&quot;;IF(AND([.E32]&gt;=32;[.E32]&lt;=63);&quot;0&quot;;IF(AND([.E32]&gt;=64;[.E32]&lt;=95);&quot;+32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-64">
            <text:p>-64</text:p>
          </table:table-cell>
          <table:table-cell table:style-name="ce16" table:formula="of:=IF(AND([.F32]&gt;=0;[.F32]&lt;=31);&quot;+64&quot;;IF(AND([.F32]&gt;=32;[.F32]&lt;=63);&quot;0&quot;;IF(AND([.F32]&gt;=64;[.F32]&lt;=95);&quot;+32&quot;;IF(AND([.F32]&gt;=96;[.F32]&lt;=127);&quot;+64&quot;;IF(AND([.F32]&gt;=128;[.F32]&lt;=159);&quot;-64&quot;;IF(AND([.F32]&gt;=160;[.F32]&lt;=191);&quot;-128&quot;;IF(AND([.F32]&gt;=192;[.F32]&lt;=254);&quot;0&quot;;IF(AND([.E32]=255);&quot;-64&quot;;&quot;&quot;))))))))" office:value-type="string" office:string-value="-64">
            <text:p>-64</text:p>
          </table:table-cell>
          <table:table-cell table:style-name="ce16" table:formula="of:=IF(AND([.G32]&gt;=0;[.G32]&lt;=31);&quot;+64&quot;;IF(AND([.G32]&gt;=32;[.G32]&lt;=63);&quot;0&quot;;IF(AND([.G32]&gt;=64;[.G32]&lt;=95);&quot;+32&quot;;IF(AND([.G32]&gt;=96;[.G32]&lt;=127);&quot;+64&quot;;IF(AND([.G32]&gt;=128;[.G32]&lt;=159);&quot;-64&quot;;IF(AND([.G32]&gt;=160;[.G32]&lt;=191);&quot;-128&quot;;IF(AND([.G32]&gt;=192;[.G32]&lt;=254);&quot;0&quot;;IF(AND([.E32]=255);&quot;-64&quot;;&quot;&quot;))))))))" office:value-type="string" office:string-value="-64">
            <text:p>-64</text:p>
          </table:table-cell>
          <table:table-cell table:style-name="ce16" table:formula="of:=IF(AND([.H32]&gt;=0;[.H32]&lt;=31);&quot;+64&quot;;IF(AND([.H32]&gt;=32;[.H32]&lt;=63);&quot;0&quot;;IF(AND([.H32]&gt;=64;[.H32]&lt;=95);&quot;+32&quot;;IF(AND([.H32]&gt;=96;[.H32]&lt;=127);&quot;+64&quot;;IF(AND([.H32]&gt;=128;[.H32]&lt;=159);&quot;-64&quot;;IF(AND([.H32]&gt;=160;[.H32]&lt;=191);&quot;-128&quot;;IF(AND([.H32]&gt;=192;[.H32]&lt;=254);&quot;0&quot;;IF(AND([.E32]=255);&quot;-64&quot;;&quot;&quot;))))))))" office:value-type="string" office:string-value="-64">
            <text:p>-64</text:p>
          </table:table-cell>
          <table:table-cell table:style-name="ce28" table:formula="of:=MID(['Charpad Export'.P237];2;2)" office:value-type="string" office:string-value="03">
            <text:p>03</text:p>
          </table:table-cell>
          <table:table-cell table:style-name="ce20" table:formula="of:=HEX2DEC([.M32])" office:value-type="float" office:value="3">
            <text:p>3</text:p>
          </table:table-cell>
          <table:table-cell table:style-name="ce20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cyan}">
            <text:p>{cyan}</text:p>
          </table:table-cell>
          <table:table-cell table:style-name="ce32" table:formula="of:=[.M32]" office:value-type="string" office:string-value="03">
            <text:p>03</text:p>
          </table:table-cell>
          <table:table-cell table:style-name="ce20" table:formula="of:=HEX2DEC([.P32])" office:value-type="float" office:value="3">
            <text:p>3</text:p>
          </table:table-cell>
          <table:table-cell table:style-name="ce20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cyan}">
            <text:p>{cyan}</text:p>
          </table:table-cell>
          <table:table-cell table:style-name="ce32" table:formula="of:=[.M32]" office:value-type="string" office:string-value="03">
            <text:p>03</text:p>
          </table:table-cell>
          <table:table-cell table:style-name="ce20" table:formula="of:=HEX2DEC([.S32])" office:value-type="float" office:value="3">
            <text:p>3</text:p>
          </table:table-cell>
          <table:table-cell table:style-name="ce20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cyan}">
            <text:p>{cyan}</text:p>
          </table:table-cell>
          <table:table-cell table:style-name="ce38" table:formula="of:=[.M32]" office:value-type="string" office:string-value="03">
            <text:p>03</text:p>
          </table:table-cell>
          <table:table-cell table:style-name="ce20" table:formula="of:=HEX2DEC([.V32])" office:value-type="float" office:value="3">
            <text:p>3</text:p>
          </table:table-cell>
          <table:table-cell table:style-name="ce20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cyan}">
            <text:p>{cyan}</text:p>
          </table:table-cell>
          <table:table-cell table:style-name="ce40" office:value-type="string">
            <text:p>data"</text:p>
          </table:table-cell>
          <table:table-cell table:style-name="ce43" table:formula="of:=[.O32]" office:value-type="string" office:string-value="{cyan}">
            <text:p>{cyan}</text:p>
          </table:table-cell>
          <table:table-cell table:style-name="ce43" table:formula="of:=IF(AND([.E32]&gt;=128;[.E32]&lt;=255);&quot;{rvrs on}&quot;;&quot;{rvrs off}&quot;)" office:value-type="string" office:string-value="{rvrs on}">
            <text:p>{rvrs on}</text:p>
          </table:table-cell>
          <table:table-cell table:style-name="ce43" office:value-type="string">
            <text:p>{</text:p>
          </table:table-cell>
          <table:table-cell table:style-name="ce43" table:formula="of:=[.E32]+[.I32]" office:value-type="float" office:value="95">
            <text:p>95</text:p>
          </table:table-cell>
          <table:table-cell table:style-name="ce43" office:value-type="string">
            <text:p>}</text:p>
          </table:table-cell>
          <table:table-cell table:style-name="ce43" table:formula="of:=IF(AND([.F32]&gt;=128;[.F32]&lt;=255);&quot;{rvrs on}&quot;;&quot;{rvrs off}&quot;)" office:value-type="string" office:string-value="{rvrs on}">
            <text:p>{rvrs on}</text:p>
          </table:table-cell>
          <table:table-cell table:style-name="ce43" table:formula="of:=[.R32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F32]+[.J32]" office:value-type="float" office:value="94">
            <text:p>9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2]&gt;=128;[.G32]&lt;=255);&quot;{rvrs on}&quot;;&quot;{rvrs off}&quot;)" office:value-type="string" office:string-value="{rvrs on}">
            <text:p>{rvrs on}</text:p>
          </table:table-cell>
          <table:table-cell table:style-name="ce43" table:formula="of:=[.U32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G32]+[.K32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3" table:formula="of:=IF(AND([.H32]&gt;=128;[.H32]&lt;=255);&quot;{rvrs on}&quot;;&quot;{rvrs off}&quot;)" office:value-type="string" office:string-value="{rvrs on}">
            <text:p>{rvrs on}</text:p>
          </table:table-cell>
          <table:table-cell table:style-name="ce43" table:formula="of:=[.X32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H32]+[.L32]" office:value-type="float" office:value="93">
            <text:p>93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0">
            <text:p>30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2" table:formula="of:=MID(['Charpad Export'.N214];2;2)" office:value-type="string" office:string-value="00">
            <text:p>00</text:p>
          </table:table-cell>
          <table:table-cell table:style-name="ce12" table:formula="of:=MID(['Charpad Export'.O214];2;2)" office:value-type="string" office:string-value="00">
            <text:p>00</text:p>
          </table:table-cell>
          <table:table-cell table:style-name="ce12" table:formula="of:=MID(['Charpad Export'.P214];2;2)" office:value-type="string" office:string-value="00">
            <text:p>00</text:p>
          </table:table-cell>
          <table:table-cell table:style-name="ce12" table:formula="of:=MID(['Charpad Export'.Q214];2;2)" office:value-type="string" office:string-value="00">
            <text:p>00</text:p>
          </table:table-cell>
          <table:table-cell table:style-name="ce17" table:formula="of:=HEX2DEC([.A33])" office:value-type="float" office:value="0">
            <text:p>0</text:p>
          </table:table-cell>
          <table:table-cell table:style-name="ce20" table:formula="of:=HEX2DEC([.B33])" office:value-type="float" office:value="0">
            <text:p>0</text:p>
          </table:table-cell>
          <table:table-cell table:style-name="ce20" table:formula="of:=HEX2DEC([.C33])" office:value-type="float" office:value="0">
            <text:p>0</text:p>
          </table:table-cell>
          <table:table-cell table:style-name="ce20" table:formula="of:=HEX2DEC([.D33])" office:value-type="float" office:value="0">
            <text:p>0</text:p>
          </table:table-cell>
          <table:table-cell table:style-name="ce16" table:formula="of:=IF(AND([.E33]&gt;=0;[.E33]&lt;=31);&quot;+64&quot;;IF(AND([.E33]&gt;=32;[.E33]&lt;=63);&quot;0&quot;;IF(AND([.E33]&gt;=64;[.E33]&lt;=95);&quot;+32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+64">
            <text:p>+64</text:p>
          </table:table-cell>
          <table:table-cell table:style-name="ce16" table:formula="of:=IF(AND([.F33]&gt;=0;[.F33]&lt;=31);&quot;+64&quot;;IF(AND([.F33]&gt;=32;[.F33]&lt;=63);&quot;0&quot;;IF(AND([.F33]&gt;=64;[.F33]&lt;=95);&quot;+32&quot;;IF(AND([.F33]&gt;=96;[.F33]&lt;=127);&quot;+64&quot;;IF(AND([.F33]&gt;=128;[.F33]&lt;=159);&quot;-64&quot;;IF(AND([.F33]&gt;=160;[.F33]&lt;=191);&quot;-128&quot;;IF(AND([.F33]&gt;=192;[.F33]&lt;=254);&quot;0&quot;;IF(AND([.E33]=255);&quot;-64&quot;;&quot;&quot;))))))))" office:value-type="string" office:string-value="+64">
            <text:p>+64</text:p>
          </table:table-cell>
          <table:table-cell table:style-name="ce16" table:formula="of:=IF(AND([.G33]&gt;=0;[.G33]&lt;=31);&quot;+64&quot;;IF(AND([.G33]&gt;=32;[.G33]&lt;=63);&quot;0&quot;;IF(AND([.G33]&gt;=64;[.G33]&lt;=95);&quot;+32&quot;;IF(AND([.G33]&gt;=96;[.G33]&lt;=127);&quot;+64&quot;;IF(AND([.G33]&gt;=128;[.G33]&lt;=159);&quot;-64&quot;;IF(AND([.G33]&gt;=160;[.G33]&lt;=191);&quot;-128&quot;;IF(AND([.G33]&gt;=192;[.G33]&lt;=254);&quot;0&quot;;IF(AND([.E33]=255);&quot;-64&quot;;&quot;&quot;))))))))" office:value-type="string" office:string-value="+64">
            <text:p>+64</text:p>
          </table:table-cell>
          <table:table-cell table:style-name="ce16" table:formula="of:=IF(AND([.H33]&gt;=0;[.H33]&lt;=31);&quot;+64&quot;;IF(AND([.H33]&gt;=32;[.H33]&lt;=63);&quot;0&quot;;IF(AND([.H33]&gt;=64;[.H33]&lt;=95);&quot;+32&quot;;IF(AND([.H33]&gt;=96;[.H33]&lt;=127);&quot;+64&quot;;IF(AND([.H33]&gt;=128;[.H33]&lt;=159);&quot;-64&quot;;IF(AND([.H33]&gt;=160;[.H33]&lt;=191);&quot;-128&quot;;IF(AND([.H33]&gt;=192;[.H33]&lt;=254);&quot;0&quot;;IF(AND([.E33]=255);&quot;-64&quot;;&quot;&quot;))))))))" office:value-type="string" office:string-value="+64">
            <text:p>+64</text:p>
          </table:table-cell>
          <table:table-cell table:style-name="ce27" table:formula="of:=MID(['Charpad Export'.Q237];2;2)" office:value-type="string" office:string-value="03">
            <text:p>03</text:p>
          </table:table-cell>
          <table:table-cell table:style-name="ce20" table:formula="of:=HEX2DEC([.M33])" office:value-type="float" office:value="3">
            <text:p>3</text:p>
          </table:table-cell>
          <table:table-cell table:style-name="ce20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cyan}">
            <text:p>{cyan}</text:p>
          </table:table-cell>
          <table:table-cell table:style-name="ce31" table:formula="of:=[.M33]" office:value-type="string" office:string-value="03">
            <text:p>03</text:p>
          </table:table-cell>
          <table:table-cell table:style-name="ce20" table:formula="of:=HEX2DEC([.P33])" office:value-type="float" office:value="3">
            <text:p>3</text:p>
          </table:table-cell>
          <table:table-cell table:style-name="ce20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cyan}">
            <text:p>{cyan}</text:p>
          </table:table-cell>
          <table:table-cell table:style-name="ce31" table:formula="of:=[.M33]" office:value-type="string" office:string-value="03">
            <text:p>03</text:p>
          </table:table-cell>
          <table:table-cell table:style-name="ce20" table:formula="of:=HEX2DEC([.S33])" office:value-type="float" office:value="3">
            <text:p>3</text:p>
          </table:table-cell>
          <table:table-cell table:style-name="ce20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cyan}">
            <text:p>{cyan}</text:p>
          </table:table-cell>
          <table:table-cell table:style-name="ce37" table:formula="of:=[.M33]" office:value-type="string" office:string-value="03">
            <text:p>03</text:p>
          </table:table-cell>
          <table:table-cell table:style-name="ce20" table:formula="of:=HEX2DEC([.V33])" office:value-type="float" office:value="3">
            <text:p>3</text:p>
          </table:table-cell>
          <table:table-cell table:style-name="ce20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cyan}">
            <text:p>{cyan}</text:p>
          </table:table-cell>
          <table:table-cell table:style-name="ce40" office:value-type="string">
            <text:p>data"</text:p>
          </table:table-cell>
          <table:table-cell table:style-name="ce43" table:formula="of:=[.O33]" office:value-type="string" office:string-value="{cyan}">
            <text:p>{cyan}</text:p>
          </table:table-cell>
          <table:table-cell table:style-name="ce43" table:formula="of:=IF(AND([.E33]&gt;=128;[.E33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3]+[.I33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33]&gt;=128;[.F33]&lt;=255);&quot;{rvrs on}&quot;;&quot;{rvrs off}&quot;)" office:value-type="string" office:string-value="{rvrs off}">
            <text:p>{rvrs off}</text:p>
          </table:table-cell>
          <table:table-cell table:style-name="ce43" table:formula="of:=[.R33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F33]+[.J33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3]&gt;=128;[.G33]&lt;=255);&quot;{rvrs on}&quot;;&quot;{rvrs off}&quot;)" office:value-type="string" office:string-value="{rvrs off}">
            <text:p>{rvrs off}</text:p>
          </table:table-cell>
          <table:table-cell table:style-name="ce43" table:formula="of:=[.U33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G33]+[.K33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33]&gt;=128;[.H33]&lt;=255);&quot;{rvrs on}&quot;;&quot;{rvrs off}&quot;)" office:value-type="string" office:string-value="{rvrs off}">
            <text:p>{rvrs off}</text:p>
          </table:table-cell>
          <table:table-cell table:style-name="ce43" table:formula="of:=[.X33]" office:value-type="string" office:string-value="{cyan}">
            <text:p>{cyan}</text:p>
          </table:table-cell>
          <table:table-cell table:style-name="ce43" office:value-type="string">
            <text:p>{</text:p>
          </table:table-cell>
          <table:table-cell table:style-name="ce43" table:formula="of:=[.H33]+[.L33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1">
            <text:p>31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3" table:formula="of:=MID(['Charpad Export'.B215];2;2)" office:value-type="string" office:string-value="00">
            <text:p>00</text:p>
          </table:table-cell>
          <table:table-cell table:style-name="ce13" table:formula="of:=MID(['Charpad Export'.C215];2;2)" office:value-type="string" office:string-value="00">
            <text:p>00</text:p>
          </table:table-cell>
          <table:table-cell table:style-name="ce13" table:formula="of:=MID(['Charpad Export'.D215];2;2)" office:value-type="string" office:string-value="00">
            <text:p>00</text:p>
          </table:table-cell>
          <table:table-cell table:style-name="ce13" table:formula="of:=MID(['Charpad Export'.E215];2;2)" office:value-type="string" office:string-value="00">
            <text:p>00</text:p>
          </table:table-cell>
          <table:table-cell table:style-name="ce17" table:formula="of:=HEX2DEC([.A34])" office:value-type="float" office:value="0">
            <text:p>0</text:p>
          </table:table-cell>
          <table:table-cell table:style-name="ce20" table:formula="of:=HEX2DEC([.B34])" office:value-type="float" office:value="0">
            <text:p>0</text:p>
          </table:table-cell>
          <table:table-cell table:style-name="ce20" table:formula="of:=HEX2DEC([.C34])" office:value-type="float" office:value="0">
            <text:p>0</text:p>
          </table:table-cell>
          <table:table-cell table:style-name="ce20" table:formula="of:=HEX2DEC([.D34])" office:value-type="float" office:value="0">
            <text:p>0</text:p>
          </table:table-cell>
          <table:table-cell table:style-name="ce16" table:formula="of:=IF(AND([.E34]&gt;=0;[.E34]&lt;=31);&quot;+64&quot;;IF(AND([.E34]&gt;=32;[.E34]&lt;=63);&quot;0&quot;;IF(AND([.E34]&gt;=64;[.E34]&lt;=95);&quot;+32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+64">
            <text:p>+64</text:p>
          </table:table-cell>
          <table:table-cell table:style-name="ce16" table:formula="of:=IF(AND([.F34]&gt;=0;[.F34]&lt;=31);&quot;+64&quot;;IF(AND([.F34]&gt;=32;[.F34]&lt;=63);&quot;0&quot;;IF(AND([.F34]&gt;=64;[.F34]&lt;=95);&quot;+32&quot;;IF(AND([.F34]&gt;=96;[.F34]&lt;=127);&quot;+64&quot;;IF(AND([.F34]&gt;=128;[.F34]&lt;=159);&quot;-64&quot;;IF(AND([.F34]&gt;=160;[.F34]&lt;=191);&quot;-128&quot;;IF(AND([.F34]&gt;=192;[.F34]&lt;=254);&quot;0&quot;;IF(AND([.E34]=255);&quot;-64&quot;;&quot;&quot;))))))))" office:value-type="string" office:string-value="+64">
            <text:p>+64</text:p>
          </table:table-cell>
          <table:table-cell table:style-name="ce16" table:formula="of:=IF(AND([.G34]&gt;=0;[.G34]&lt;=31);&quot;+64&quot;;IF(AND([.G34]&gt;=32;[.G34]&lt;=63);&quot;0&quot;;IF(AND([.G34]&gt;=64;[.G34]&lt;=95);&quot;+32&quot;;IF(AND([.G34]&gt;=96;[.G34]&lt;=127);&quot;+64&quot;;IF(AND([.G34]&gt;=128;[.G34]&lt;=159);&quot;-64&quot;;IF(AND([.G34]&gt;=160;[.G34]&lt;=191);&quot;-128&quot;;IF(AND([.G34]&gt;=192;[.G34]&lt;=254);&quot;0&quot;;IF(AND([.E34]=255);&quot;-64&quot;;&quot;&quot;))))))))" office:value-type="string" office:string-value="+64">
            <text:p>+64</text:p>
          </table:table-cell>
          <table:table-cell table:style-name="ce16" table:formula="of:=IF(AND([.H34]&gt;=0;[.H34]&lt;=31);&quot;+64&quot;;IF(AND([.H34]&gt;=32;[.H34]&lt;=63);&quot;0&quot;;IF(AND([.H34]&gt;=64;[.H34]&lt;=95);&quot;+32&quot;;IF(AND([.H34]&gt;=96;[.H34]&lt;=127);&quot;+64&quot;;IF(AND([.H34]&gt;=128;[.H34]&lt;=159);&quot;-64&quot;;IF(AND([.H34]&gt;=160;[.H34]&lt;=191);&quot;-128&quot;;IF(AND([.H34]&gt;=192;[.H34]&lt;=254);&quot;0&quot;;IF(AND([.E34]=255);&quot;-64&quot;;&quot;&quot;))))))))" office:value-type="string" office:string-value="+64">
            <text:p>+64</text:p>
          </table:table-cell>
          <table:table-cell table:style-name="ce28"/>
          <table:table-cell table:style-name="ce20" table:formula="of:=HEX2DEC([.M34])" office:value-type="float" office:value="0">
            <text:p>0</text:p>
          </table:table-cell>
          <table:table-cell table:style-name="ce20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black}">
            <text:p>{black}</text:p>
          </table:table-cell>
          <table:table-cell table:style-name="ce33"/>
          <table:table-cell table:style-name="ce20" table:formula="of:=HEX2DEC([.P34])" office:value-type="float" office:value="0">
            <text:p>0</text:p>
          </table:table-cell>
          <table:table-cell table:style-name="ce20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black}">
            <text:p>{black}</text:p>
          </table:table-cell>
          <table:table-cell table:style-name="ce33"/>
          <table:table-cell table:style-name="ce20"/>
          <table:table-cell table:style-name="ce20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black}">
            <text:p>{black}</text:p>
          </table:table-cell>
          <table:table-cell table:style-name="ce38"/>
          <table:table-cell table:style-name="ce20" table:formula="of:=HEX2DEC([.V34])" office:value-type="float" office:value="0">
            <text:p>0</text:p>
          </table:table-cell>
          <table:table-cell table:style-name="ce20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black}">
            <text:p>{black}</text:p>
          </table:table-cell>
          <table:table-cell table:style-name="ce40" office:value-type="string">
            <text:p>data"</text:p>
          </table:table-cell>
          <table:table-cell table:style-name="ce43" table:formula="of:=[.O34]" office:value-type="string" office:string-value="{black}">
            <text:p>{black}</text:p>
          </table:table-cell>
          <table:table-cell table:style-name="ce43" table:formula="of:=IF(AND([.E34]&gt;=128;[.E34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4]+[.I34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34]&gt;=128;[.F34]&lt;=255);&quot;{rvrs on}&quot;;&quot;{rvrs off}&quot;)" office:value-type="string" office:string-value="{rvrs off}">
            <text:p>{rvrs off}</text:p>
          </table:table-cell>
          <table:table-cell table:style-name="ce43" table:formula="of:=[.R34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F34]+[.J34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4]&gt;=128;[.G34]&lt;=255);&quot;{rvrs on}&quot;;&quot;{rvrs off}&quot;)" office:value-type="string" office:string-value="{rvrs off}">
            <text:p>{rvrs off}</text:p>
          </table:table-cell>
          <table:table-cell table:style-name="ce43" table:formula="of:=[.U34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G34]+[.K34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34]&gt;=128;[.H34]&lt;=255);&quot;{rvrs on}&quot;;&quot;{rvrs off}&quot;)" office:value-type="string" office:string-value="{rvrs off}">
            <text:p>{rvrs off}</text:p>
          </table:table-cell>
          <table:table-cell table:style-name="ce43" table:formula="of:=[.X34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H34]+[.L34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2">
            <text:p>32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3" table:formula="of:=MID(['Charpad Export'.F215];2;2)" office:value-type="string" office:string-value="00">
            <text:p>00</text:p>
          </table:table-cell>
          <table:table-cell table:style-name="ce13" table:formula="of:=MID(['Charpad Export'.G215];2;2)" office:value-type="string" office:string-value="00">
            <text:p>00</text:p>
          </table:table-cell>
          <table:table-cell table:style-name="ce13" table:formula="of:=MID(['Charpad Export'.H215];2;2)" office:value-type="string" office:string-value="00">
            <text:p>00</text:p>
          </table:table-cell>
          <table:table-cell table:style-name="ce13" table:formula="of:=MID(['Charpad Export'.I215];2;2)" office:value-type="string" office:string-value="00">
            <text:p>00</text:p>
          </table:table-cell>
          <table:table-cell table:style-name="ce17" table:formula="of:=HEX2DEC([.A35])" office:value-type="float" office:value="0">
            <text:p>0</text:p>
          </table:table-cell>
          <table:table-cell table:style-name="ce20" table:formula="of:=HEX2DEC([.B35])" office:value-type="float" office:value="0">
            <text:p>0</text:p>
          </table:table-cell>
          <table:table-cell table:style-name="ce20" table:formula="of:=HEX2DEC([.C35])" office:value-type="float" office:value="0">
            <text:p>0</text:p>
          </table:table-cell>
          <table:table-cell table:style-name="ce20" table:formula="of:=HEX2DEC([.D35])" office:value-type="float" office:value="0">
            <text:p>0</text:p>
          </table:table-cell>
          <table:table-cell table:style-name="ce16" table:formula="of:=IF(AND([.E35]&gt;=0;[.E35]&lt;=31);&quot;+64&quot;;IF(AND([.E35]&gt;=32;[.E35]&lt;=63);&quot;0&quot;;IF(AND([.E35]&gt;=64;[.E35]&lt;=95);&quot;+32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+64">
            <text:p>+64</text:p>
          </table:table-cell>
          <table:table-cell table:style-name="ce16" table:formula="of:=IF(AND([.F35]&gt;=0;[.F35]&lt;=31);&quot;+64&quot;;IF(AND([.F35]&gt;=32;[.F35]&lt;=63);&quot;0&quot;;IF(AND([.F35]&gt;=64;[.F35]&lt;=95);&quot;+32&quot;;IF(AND([.F35]&gt;=96;[.F35]&lt;=127);&quot;+64&quot;;IF(AND([.F35]&gt;=128;[.F35]&lt;=159);&quot;-64&quot;;IF(AND([.F35]&gt;=160;[.F35]&lt;=191);&quot;-128&quot;;IF(AND([.F35]&gt;=192;[.F35]&lt;=254);&quot;0&quot;;IF(AND([.E35]=255);&quot;-64&quot;;&quot;&quot;))))))))" office:value-type="string" office:string-value="+64">
            <text:p>+64</text:p>
          </table:table-cell>
          <table:table-cell table:style-name="ce16" table:formula="of:=IF(AND([.G35]&gt;=0;[.G35]&lt;=31);&quot;+64&quot;;IF(AND([.G35]&gt;=32;[.G35]&lt;=63);&quot;0&quot;;IF(AND([.G35]&gt;=64;[.G35]&lt;=95);&quot;+32&quot;;IF(AND([.G35]&gt;=96;[.G35]&lt;=127);&quot;+64&quot;;IF(AND([.G35]&gt;=128;[.G35]&lt;=159);&quot;-64&quot;;IF(AND([.G35]&gt;=160;[.G35]&lt;=191);&quot;-128&quot;;IF(AND([.G35]&gt;=192;[.G35]&lt;=254);&quot;0&quot;;IF(AND([.E35]=255);&quot;-64&quot;;&quot;&quot;))))))))" office:value-type="string" office:string-value="+64">
            <text:p>+64</text:p>
          </table:table-cell>
          <table:table-cell table:style-name="ce16" table:formula="of:=IF(AND([.H35]&gt;=0;[.H35]&lt;=31);&quot;+64&quot;;IF(AND([.H35]&gt;=32;[.H35]&lt;=63);&quot;0&quot;;IF(AND([.H35]&gt;=64;[.H35]&lt;=95);&quot;+32&quot;;IF(AND([.H35]&gt;=96;[.H35]&lt;=127);&quot;+64&quot;;IF(AND([.H35]&gt;=128;[.H35]&lt;=159);&quot;-64&quot;;IF(AND([.H35]&gt;=160;[.H35]&lt;=191);&quot;-128&quot;;IF(AND([.H35]&gt;=192;[.H35]&lt;=254);&quot;0&quot;;IF(AND([.E35]=255);&quot;-64&quot;;&quot;&quot;))))))))" office:value-type="string" office:string-value="+64">
            <text:p>+64</text:p>
          </table:table-cell>
          <table:table-cell table:style-name="ce27"/>
          <table:table-cell table:style-name="ce20" table:formula="of:=HEX2DEC([.M35])" office:value-type="float" office:value="0">
            <text:p>0</text:p>
          </table:table-cell>
          <table:table-cell table:style-name="ce20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black}">
            <text:p>{black}</text:p>
          </table:table-cell>
          <table:table-cell table:style-name="ce34"/>
          <table:table-cell table:style-name="ce20" table:formula="of:=HEX2DEC([.P35])" office:value-type="float" office:value="0">
            <text:p>0</text:p>
          </table:table-cell>
          <table:table-cell table:style-name="ce20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black}">
            <text:p>{black}</text:p>
          </table:table-cell>
          <table:table-cell table:style-name="ce34"/>
          <table:table-cell table:style-name="ce20"/>
          <table:table-cell table:style-name="ce20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black}">
            <text:p>{black}</text:p>
          </table:table-cell>
          <table:table-cell table:style-name="ce37"/>
          <table:table-cell table:style-name="ce20" table:formula="of:=HEX2DEC([.V35])" office:value-type="float" office:value="0">
            <text:p>0</text:p>
          </table:table-cell>
          <table:table-cell table:style-name="ce20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black}">
            <text:p>{black}</text:p>
          </table:table-cell>
          <table:table-cell table:style-name="ce40" office:value-type="string">
            <text:p>data"</text:p>
          </table:table-cell>
          <table:table-cell table:style-name="ce43" table:formula="of:=[.O35]" office:value-type="string" office:string-value="{black}">
            <text:p>{black}</text:p>
          </table:table-cell>
          <table:table-cell table:style-name="ce43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5]+[.I35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43" table:formula="of:=[.R35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F35]+[.J35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43" table:formula="of:=[.U35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G35]+[.K35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43" table:formula="of:=[.X35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H35]+[.L35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3">
            <text:p>33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3" table:formula="of:=MID(['Charpad Export'.J215];2;2)" office:value-type="string" office:string-value="00">
            <text:p>00</text:p>
          </table:table-cell>
          <table:table-cell table:style-name="ce13" table:formula="of:=MID(['Charpad Export'.K215];2;2)" office:value-type="string" office:string-value="00">
            <text:p>00</text:p>
          </table:table-cell>
          <table:table-cell table:style-name="ce13" table:formula="of:=MID(['Charpad Export'.L215];2;2)" office:value-type="string" office:string-value="00">
            <text:p>00</text:p>
          </table:table-cell>
          <table:table-cell table:style-name="ce13" table:formula="of:=MID(['Charpad Export'.M215];2;2)" office:value-type="string" office:string-value="00">
            <text:p>00</text:p>
          </table:table-cell>
          <table:table-cell table:style-name="ce17" table:formula="of:=HEX2DEC([.A36])" office:value-type="float" office:value="0">
            <text:p>0</text:p>
          </table:table-cell>
          <table:table-cell table:style-name="ce20" table:formula="of:=HEX2DEC([.B36])" office:value-type="float" office:value="0">
            <text:p>0</text:p>
          </table:table-cell>
          <table:table-cell table:style-name="ce20" table:formula="of:=HEX2DEC([.C36])" office:value-type="float" office:value="0">
            <text:p>0</text:p>
          </table:table-cell>
          <table:table-cell table:style-name="ce20" table:formula="of:=HEX2DEC([.D36])" office:value-type="float" office:value="0">
            <text:p>0</text:p>
          </table:table-cell>
          <table:table-cell table:style-name="ce16" table:formula="of:=IF(AND([.E36]&gt;=0;[.E36]&lt;=31);&quot;+64&quot;;IF(AND([.E36]&gt;=32;[.E36]&lt;=63);&quot;0&quot;;IF(AND([.E36]&gt;=64;[.E36]&lt;=95);&quot;+32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+64">
            <text:p>+64</text:p>
          </table:table-cell>
          <table:table-cell table:style-name="ce16" table:formula="of:=IF(AND([.F36]&gt;=0;[.F36]&lt;=31);&quot;+64&quot;;IF(AND([.F36]&gt;=32;[.F36]&lt;=63);&quot;0&quot;;IF(AND([.F36]&gt;=64;[.F36]&lt;=95);&quot;+32&quot;;IF(AND([.F36]&gt;=96;[.F36]&lt;=127);&quot;+64&quot;;IF(AND([.F36]&gt;=128;[.F36]&lt;=159);&quot;-64&quot;;IF(AND([.F36]&gt;=160;[.F36]&lt;=191);&quot;-128&quot;;IF(AND([.F36]&gt;=192;[.F36]&lt;=254);&quot;0&quot;;IF(AND([.E36]=255);&quot;-64&quot;;&quot;&quot;))))))))" office:value-type="string" office:string-value="+64">
            <text:p>+64</text:p>
          </table:table-cell>
          <table:table-cell table:style-name="ce16" table:formula="of:=IF(AND([.G36]&gt;=0;[.G36]&lt;=31);&quot;+64&quot;;IF(AND([.G36]&gt;=32;[.G36]&lt;=63);&quot;0&quot;;IF(AND([.G36]&gt;=64;[.G36]&lt;=95);&quot;+32&quot;;IF(AND([.G36]&gt;=96;[.G36]&lt;=127);&quot;+64&quot;;IF(AND([.G36]&gt;=128;[.G36]&lt;=159);&quot;-64&quot;;IF(AND([.G36]&gt;=160;[.G36]&lt;=191);&quot;-128&quot;;IF(AND([.G36]&gt;=192;[.G36]&lt;=254);&quot;0&quot;;IF(AND([.E36]=255);&quot;-64&quot;;&quot;&quot;))))))))" office:value-type="string" office:string-value="+64">
            <text:p>+64</text:p>
          </table:table-cell>
          <table:table-cell table:style-name="ce16" table:formula="of:=IF(AND([.H36]&gt;=0;[.H36]&lt;=31);&quot;+64&quot;;IF(AND([.H36]&gt;=32;[.H36]&lt;=63);&quot;0&quot;;IF(AND([.H36]&gt;=64;[.H36]&lt;=95);&quot;+32&quot;;IF(AND([.H36]&gt;=96;[.H36]&lt;=127);&quot;+64&quot;;IF(AND([.H36]&gt;=128;[.H36]&lt;=159);&quot;-64&quot;;IF(AND([.H36]&gt;=160;[.H36]&lt;=191);&quot;-128&quot;;IF(AND([.H36]&gt;=192;[.H36]&lt;=254);&quot;0&quot;;IF(AND([.E36]=255);&quot;-64&quot;;&quot;&quot;))))))))" office:value-type="string" office:string-value="+64">
            <text:p>+64</text:p>
          </table:table-cell>
          <table:table-cell table:style-name="ce28"/>
          <table:table-cell table:style-name="ce20" table:formula="of:=HEX2DEC([.M36])" office:value-type="float" office:value="0">
            <text:p>0</text:p>
          </table:table-cell>
          <table:table-cell table:style-name="ce20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black}">
            <text:p>{black}</text:p>
          </table:table-cell>
          <table:table-cell table:style-name="ce33"/>
          <table:table-cell table:style-name="ce20" table:formula="of:=HEX2DEC([.P36])" office:value-type="float" office:value="0">
            <text:p>0</text:p>
          </table:table-cell>
          <table:table-cell table:style-name="ce20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black}">
            <text:p>{black}</text:p>
          </table:table-cell>
          <table:table-cell table:style-name="ce33"/>
          <table:table-cell table:style-name="ce20"/>
          <table:table-cell table:style-name="ce20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black}">
            <text:p>{black}</text:p>
          </table:table-cell>
          <table:table-cell table:style-name="ce38"/>
          <table:table-cell table:style-name="ce20" table:formula="of:=HEX2DEC([.V36])" office:value-type="float" office:value="0">
            <text:p>0</text:p>
          </table:table-cell>
          <table:table-cell table:style-name="ce20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black}">
            <text:p>{black}</text:p>
          </table:table-cell>
          <table:table-cell table:style-name="ce40" office:value-type="string">
            <text:p>data"</text:p>
          </table:table-cell>
          <table:table-cell table:style-name="ce43" table:formula="of:=[.O36]" office:value-type="string" office:string-value="{black}">
            <text:p>{black}</text:p>
          </table:table-cell>
          <table:table-cell table:style-name="ce43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6]+[.I36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43" table:formula="of:=[.R36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F36]+[.J36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43" table:formula="of:=[.U36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G36]+[.K36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43" table:formula="of:=[.X36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H36]+[.L36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4">
            <text:p>34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3" table:formula="of:=MID(['Charpad Export'.N215];2;2)" office:value-type="string" office:string-value="00">
            <text:p>00</text:p>
          </table:table-cell>
          <table:table-cell table:style-name="ce13" table:formula="of:=MID(['Charpad Export'.O215];2;2)" office:value-type="string" office:string-value="00">
            <text:p>00</text:p>
          </table:table-cell>
          <table:table-cell table:style-name="ce13" table:formula="of:=MID(['Charpad Export'.P215];2;2)" office:value-type="string" office:string-value="00">
            <text:p>00</text:p>
          </table:table-cell>
          <table:table-cell table:style-name="ce13" table:formula="of:=MID(['Charpad Export'.Q215];2;2)" office:value-type="string" office:string-value="00">
            <text:p>00</text:p>
          </table:table-cell>
          <table:table-cell table:style-name="ce17" table:formula="of:=HEX2DEC([.A37])" office:value-type="float" office:value="0">
            <text:p>0</text:p>
          </table:table-cell>
          <table:table-cell table:style-name="ce20" table:formula="of:=HEX2DEC([.B37])" office:value-type="float" office:value="0">
            <text:p>0</text:p>
          </table:table-cell>
          <table:table-cell table:style-name="ce20" table:formula="of:=HEX2DEC([.C37])" office:value-type="float" office:value="0">
            <text:p>0</text:p>
          </table:table-cell>
          <table:table-cell table:style-name="ce20" table:formula="of:=HEX2DEC([.D37])" office:value-type="float" office:value="0">
            <text:p>0</text:p>
          </table:table-cell>
          <table:table-cell table:style-name="ce16" table:formula="of:=IF(AND([.E37]&gt;=0;[.E37]&lt;=31);&quot;+64&quot;;IF(AND([.E37]&gt;=32;[.E37]&lt;=63);&quot;0&quot;;IF(AND([.E37]&gt;=64;[.E37]&lt;=95);&quot;+32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+64">
            <text:p>+64</text:p>
          </table:table-cell>
          <table:table-cell table:style-name="ce16" table:formula="of:=IF(AND([.F37]&gt;=0;[.F37]&lt;=31);&quot;+64&quot;;IF(AND([.F37]&gt;=32;[.F37]&lt;=63);&quot;0&quot;;IF(AND([.F37]&gt;=64;[.F37]&lt;=95);&quot;+32&quot;;IF(AND([.F37]&gt;=96;[.F37]&lt;=127);&quot;+64&quot;;IF(AND([.F37]&gt;=128;[.F37]&lt;=159);&quot;-64&quot;;IF(AND([.F37]&gt;=160;[.F37]&lt;=191);&quot;-128&quot;;IF(AND([.F37]&gt;=192;[.F37]&lt;=254);&quot;0&quot;;IF(AND([.E37]=255);&quot;-64&quot;;&quot;&quot;))))))))" office:value-type="string" office:string-value="+64">
            <text:p>+64</text:p>
          </table:table-cell>
          <table:table-cell table:style-name="ce16" table:formula="of:=IF(AND([.G37]&gt;=0;[.G37]&lt;=31);&quot;+64&quot;;IF(AND([.G37]&gt;=32;[.G37]&lt;=63);&quot;0&quot;;IF(AND([.G37]&gt;=64;[.G37]&lt;=95);&quot;+32&quot;;IF(AND([.G37]&gt;=96;[.G37]&lt;=127);&quot;+64&quot;;IF(AND([.G37]&gt;=128;[.G37]&lt;=159);&quot;-64&quot;;IF(AND([.G37]&gt;=160;[.G37]&lt;=191);&quot;-128&quot;;IF(AND([.G37]&gt;=192;[.G37]&lt;=254);&quot;0&quot;;IF(AND([.E37]=255);&quot;-64&quot;;&quot;&quot;))))))))" office:value-type="string" office:string-value="+64">
            <text:p>+64</text:p>
          </table:table-cell>
          <table:table-cell table:style-name="ce16" table:formula="of:=IF(AND([.H37]&gt;=0;[.H37]&lt;=31);&quot;+64&quot;;IF(AND([.H37]&gt;=32;[.H37]&lt;=63);&quot;0&quot;;IF(AND([.H37]&gt;=64;[.H37]&lt;=95);&quot;+32&quot;;IF(AND([.H37]&gt;=96;[.H37]&lt;=127);&quot;+64&quot;;IF(AND([.H37]&gt;=128;[.H37]&lt;=159);&quot;-64&quot;;IF(AND([.H37]&gt;=160;[.H37]&lt;=191);&quot;-128&quot;;IF(AND([.H37]&gt;=192;[.H37]&lt;=254);&quot;0&quot;;IF(AND([.E37]=255);&quot;-64&quot;;&quot;&quot;))))))))" office:value-type="string" office:string-value="+64">
            <text:p>+64</text:p>
          </table:table-cell>
          <table:table-cell table:style-name="ce27"/>
          <table:table-cell table:style-name="ce20" table:formula="of:=HEX2DEC([.M37])" office:value-type="float" office:value="0">
            <text:p>0</text:p>
          </table:table-cell>
          <table:table-cell table:style-name="ce20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black}">
            <text:p>{black}</text:p>
          </table:table-cell>
          <table:table-cell table:style-name="ce34"/>
          <table:table-cell table:style-name="ce20" table:formula="of:=HEX2DEC([.P37])" office:value-type="float" office:value="0">
            <text:p>0</text:p>
          </table:table-cell>
          <table:table-cell table:style-name="ce20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black}">
            <text:p>{black}</text:p>
          </table:table-cell>
          <table:table-cell table:style-name="ce34"/>
          <table:table-cell table:style-name="ce20"/>
          <table:table-cell table:style-name="ce20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black}">
            <text:p>{black}</text:p>
          </table:table-cell>
          <table:table-cell table:style-name="ce37"/>
          <table:table-cell table:style-name="ce20" table:formula="of:=HEX2DEC([.V37])" office:value-type="float" office:value="0">
            <text:p>0</text:p>
          </table:table-cell>
          <table:table-cell table:style-name="ce20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black}">
            <text:p>{black}</text:p>
          </table:table-cell>
          <table:table-cell table:style-name="ce40" office:value-type="string">
            <text:p>data"</text:p>
          </table:table-cell>
          <table:table-cell table:style-name="ce43" table:formula="of:=[.O37]" office:value-type="string" office:string-value="{black}">
            <text:p>{black}</text:p>
          </table:table-cell>
          <table:table-cell table:style-name="ce43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7]+[.I37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43" table:formula="of:=[.R37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F37]+[.J37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43" table:formula="of:=[.U37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G37]+[.K37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43" table:formula="of:=[.X37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H37]+[.L37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5">
            <text:p>35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2" table:formula="of:=MID(['Charpad Export'.B216];2;2)" office:value-type="string" office:string-value="00">
            <text:p>00</text:p>
          </table:table-cell>
          <table:table-cell table:style-name="ce12" table:formula="of:=MID(['Charpad Export'.C216];2;2)" office:value-type="string" office:string-value="00">
            <text:p>00</text:p>
          </table:table-cell>
          <table:table-cell table:style-name="ce12" table:formula="of:=MID(['Charpad Export'.D216];2;2)" office:value-type="string" office:string-value="00">
            <text:p>00</text:p>
          </table:table-cell>
          <table:table-cell table:style-name="ce12" table:formula="of:=MID(['Charpad Export'.E216];2;2)" office:value-type="string" office:string-value="00">
            <text:p>00</text:p>
          </table:table-cell>
          <table:table-cell table:style-name="ce17" table:formula="of:=HEX2DEC([.A38])" office:value-type="float" office:value="0">
            <text:p>0</text:p>
          </table:table-cell>
          <table:table-cell table:style-name="ce20" table:formula="of:=HEX2DEC([.B38])" office:value-type="float" office:value="0">
            <text:p>0</text:p>
          </table:table-cell>
          <table:table-cell table:style-name="ce20" table:formula="of:=HEX2DEC([.C38])" office:value-type="float" office:value="0">
            <text:p>0</text:p>
          </table:table-cell>
          <table:table-cell table:style-name="ce20" table:formula="of:=HEX2DEC([.D38])" office:value-type="float" office:value="0">
            <text:p>0</text:p>
          </table:table-cell>
          <table:table-cell table:style-name="ce16" table:formula="of:=IF(AND([.E38]&gt;=0;[.E38]&lt;=31);&quot;+64&quot;;IF(AND([.E38]&gt;=32;[.E38]&lt;=63);&quot;0&quot;;IF(AND([.E38]&gt;=64;[.E38]&lt;=95);&quot;+32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+64">
            <text:p>+64</text:p>
          </table:table-cell>
          <table:table-cell table:style-name="ce16" table:formula="of:=IF(AND([.F38]&gt;=0;[.F38]&lt;=31);&quot;+64&quot;;IF(AND([.F38]&gt;=32;[.F38]&lt;=63);&quot;0&quot;;IF(AND([.F38]&gt;=64;[.F38]&lt;=95);&quot;+32&quot;;IF(AND([.F38]&gt;=96;[.F38]&lt;=127);&quot;+64&quot;;IF(AND([.F38]&gt;=128;[.F38]&lt;=159);&quot;-64&quot;;IF(AND([.F38]&gt;=160;[.F38]&lt;=191);&quot;-128&quot;;IF(AND([.F38]&gt;=192;[.F38]&lt;=254);&quot;0&quot;;IF(AND([.E38]=255);&quot;-64&quot;;&quot;&quot;))))))))" office:value-type="string" office:string-value="+64">
            <text:p>+64</text:p>
          </table:table-cell>
          <table:table-cell table:style-name="ce16" table:formula="of:=IF(AND([.G38]&gt;=0;[.G38]&lt;=31);&quot;+64&quot;;IF(AND([.G38]&gt;=32;[.G38]&lt;=63);&quot;0&quot;;IF(AND([.G38]&gt;=64;[.G38]&lt;=95);&quot;+32&quot;;IF(AND([.G38]&gt;=96;[.G38]&lt;=127);&quot;+64&quot;;IF(AND([.G38]&gt;=128;[.G38]&lt;=159);&quot;-64&quot;;IF(AND([.G38]&gt;=160;[.G38]&lt;=191);&quot;-128&quot;;IF(AND([.G38]&gt;=192;[.G38]&lt;=254);&quot;0&quot;;IF(AND([.E38]=255);&quot;-64&quot;;&quot;&quot;))))))))" office:value-type="string" office:string-value="+64">
            <text:p>+64</text:p>
          </table:table-cell>
          <table:table-cell table:style-name="ce16" table:formula="of:=IF(AND([.H38]&gt;=0;[.H38]&lt;=31);&quot;+64&quot;;IF(AND([.H38]&gt;=32;[.H38]&lt;=63);&quot;0&quot;;IF(AND([.H38]&gt;=64;[.H38]&lt;=95);&quot;+32&quot;;IF(AND([.H38]&gt;=96;[.H38]&lt;=127);&quot;+64&quot;;IF(AND([.H38]&gt;=128;[.H38]&lt;=159);&quot;-64&quot;;IF(AND([.H38]&gt;=160;[.H38]&lt;=191);&quot;-128&quot;;IF(AND([.H38]&gt;=192;[.H38]&lt;=254);&quot;0&quot;;IF(AND([.E38]=255);&quot;-64&quot;;&quot;&quot;))))))))" office:value-type="string" office:string-value="+64">
            <text:p>+64</text:p>
          </table:table-cell>
          <table:table-cell table:style-name="ce28"/>
          <table:table-cell table:style-name="ce20" table:formula="of:=HEX2DEC([.M38])" office:value-type="float" office:value="0">
            <text:p>0</text:p>
          </table:table-cell>
          <table:table-cell table:style-name="ce20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black}">
            <text:p>{black}</text:p>
          </table:table-cell>
          <table:table-cell table:style-name="ce33"/>
          <table:table-cell table:style-name="ce20" table:formula="of:=HEX2DEC([.P38])" office:value-type="float" office:value="0">
            <text:p>0</text:p>
          </table:table-cell>
          <table:table-cell table:style-name="ce20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black}">
            <text:p>{black}</text:p>
          </table:table-cell>
          <table:table-cell table:style-name="ce33"/>
          <table:table-cell table:style-name="ce20"/>
          <table:table-cell table:style-name="ce20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black}">
            <text:p>{black}</text:p>
          </table:table-cell>
          <table:table-cell table:style-name="ce38"/>
          <table:table-cell table:style-name="ce20" table:formula="of:=HEX2DEC([.V38])" office:value-type="float" office:value="0">
            <text:p>0</text:p>
          </table:table-cell>
          <table:table-cell table:style-name="ce20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black}">
            <text:p>{black}</text:p>
          </table:table-cell>
          <table:table-cell table:style-name="ce40" office:value-type="string">
            <text:p>data"</text:p>
          </table:table-cell>
          <table:table-cell table:style-name="ce43" table:formula="of:=[.O38]" office:value-type="string" office:string-value="{black}">
            <text:p>{black}</text:p>
          </table:table-cell>
          <table:table-cell table:style-name="ce43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8]+[.I38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43" table:formula="of:=[.R38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F38]+[.J38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43" table:formula="of:=[.U38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G38]+[.K38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43" table:formula="of:=[.X38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H38]+[.L38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6">
            <text:p>36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2" table:formula="of:=MID(['Charpad Export'.F216];2;2)" office:value-type="string" office:string-value="00">
            <text:p>00</text:p>
          </table:table-cell>
          <table:table-cell table:style-name="ce12" table:formula="of:=MID(['Charpad Export'.G216];2;2)" office:value-type="string" office:string-value="00">
            <text:p>00</text:p>
          </table:table-cell>
          <table:table-cell table:style-name="ce12" table:formula="of:=MID(['Charpad Export'.H216];2;2)" office:value-type="string" office:string-value="00">
            <text:p>00</text:p>
          </table:table-cell>
          <table:table-cell table:style-name="ce12" table:formula="of:=MID(['Charpad Export'.I216];2;2)" office:value-type="string" office:string-value="00">
            <text:p>00</text:p>
          </table:table-cell>
          <table:table-cell table:style-name="ce17" table:formula="of:=HEX2DEC([.A39])" office:value-type="float" office:value="0">
            <text:p>0</text:p>
          </table:table-cell>
          <table:table-cell table:style-name="ce20" table:formula="of:=HEX2DEC([.B39])" office:value-type="float" office:value="0">
            <text:p>0</text:p>
          </table:table-cell>
          <table:table-cell table:style-name="ce20" table:formula="of:=HEX2DEC([.C39])" office:value-type="float" office:value="0">
            <text:p>0</text:p>
          </table:table-cell>
          <table:table-cell table:style-name="ce20" table:formula="of:=HEX2DEC([.D39])" office:value-type="float" office:value="0">
            <text:p>0</text:p>
          </table:table-cell>
          <table:table-cell table:style-name="ce16" table:formula="of:=IF(AND([.E39]&gt;=0;[.E39]&lt;=31);&quot;+64&quot;;IF(AND([.E39]&gt;=32;[.E39]&lt;=63);&quot;0&quot;;IF(AND([.E39]&gt;=64;[.E39]&lt;=95);&quot;+32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+64">
            <text:p>+64</text:p>
          </table:table-cell>
          <table:table-cell table:style-name="ce16" table:formula="of:=IF(AND([.F39]&gt;=0;[.F39]&lt;=31);&quot;+64&quot;;IF(AND([.F39]&gt;=32;[.F39]&lt;=63);&quot;0&quot;;IF(AND([.F39]&gt;=64;[.F39]&lt;=95);&quot;+32&quot;;IF(AND([.F39]&gt;=96;[.F39]&lt;=127);&quot;+64&quot;;IF(AND([.F39]&gt;=128;[.F39]&lt;=159);&quot;-64&quot;;IF(AND([.F39]&gt;=160;[.F39]&lt;=191);&quot;-128&quot;;IF(AND([.F39]&gt;=192;[.F39]&lt;=254);&quot;0&quot;;IF(AND([.E39]=255);&quot;-64&quot;;&quot;&quot;))))))))" office:value-type="string" office:string-value="+64">
            <text:p>+64</text:p>
          </table:table-cell>
          <table:table-cell table:style-name="ce16" table:formula="of:=IF(AND([.G39]&gt;=0;[.G39]&lt;=31);&quot;+64&quot;;IF(AND([.G39]&gt;=32;[.G39]&lt;=63);&quot;0&quot;;IF(AND([.G39]&gt;=64;[.G39]&lt;=95);&quot;+32&quot;;IF(AND([.G39]&gt;=96;[.G39]&lt;=127);&quot;+64&quot;;IF(AND([.G39]&gt;=128;[.G39]&lt;=159);&quot;-64&quot;;IF(AND([.G39]&gt;=160;[.G39]&lt;=191);&quot;-128&quot;;IF(AND([.G39]&gt;=192;[.G39]&lt;=254);&quot;0&quot;;IF(AND([.E39]=255);&quot;-64&quot;;&quot;&quot;))))))))" office:value-type="string" office:string-value="+64">
            <text:p>+64</text:p>
          </table:table-cell>
          <table:table-cell table:style-name="ce16" table:formula="of:=IF(AND([.H39]&gt;=0;[.H39]&lt;=31);&quot;+64&quot;;IF(AND([.H39]&gt;=32;[.H39]&lt;=63);&quot;0&quot;;IF(AND([.H39]&gt;=64;[.H39]&lt;=95);&quot;+32&quot;;IF(AND([.H39]&gt;=96;[.H39]&lt;=127);&quot;+64&quot;;IF(AND([.H39]&gt;=128;[.H39]&lt;=159);&quot;-64&quot;;IF(AND([.H39]&gt;=160;[.H39]&lt;=191);&quot;-128&quot;;IF(AND([.H39]&gt;=192;[.H39]&lt;=254);&quot;0&quot;;IF(AND([.E39]=255);&quot;-64&quot;;&quot;&quot;))))))))" office:value-type="string" office:string-value="+64">
            <text:p>+64</text:p>
          </table:table-cell>
          <table:table-cell table:style-name="ce27"/>
          <table:table-cell table:style-name="ce20" table:formula="of:=HEX2DEC([.M39])" office:value-type="float" office:value="0">
            <text:p>0</text:p>
          </table:table-cell>
          <table:table-cell table:style-name="ce20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black}">
            <text:p>{black}</text:p>
          </table:table-cell>
          <table:table-cell table:style-name="ce34"/>
          <table:table-cell table:style-name="ce20" table:formula="of:=HEX2DEC([.P39])" office:value-type="float" office:value="0">
            <text:p>0</text:p>
          </table:table-cell>
          <table:table-cell table:style-name="ce20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black}">
            <text:p>{black}</text:p>
          </table:table-cell>
          <table:table-cell table:style-name="ce34"/>
          <table:table-cell table:style-name="ce20"/>
          <table:table-cell table:style-name="ce20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black}">
            <text:p>{black}</text:p>
          </table:table-cell>
          <table:table-cell table:style-name="ce37"/>
          <table:table-cell table:style-name="ce20" table:formula="of:=HEX2DEC([.V39])" office:value-type="float" office:value="0">
            <text:p>0</text:p>
          </table:table-cell>
          <table:table-cell table:style-name="ce20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black}">
            <text:p>{black}</text:p>
          </table:table-cell>
          <table:table-cell table:style-name="ce40" office:value-type="string">
            <text:p>data"</text:p>
          </table:table-cell>
          <table:table-cell table:style-name="ce43" table:formula="of:=[.O39]" office:value-type="string" office:string-value="{black}">
            <text:p>{black}</text:p>
          </table:table-cell>
          <table:table-cell table:style-name="ce43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39]+[.I39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43" table:formula="of:=[.R39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F39]+[.J39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43" table:formula="of:=[.U39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G39]+[.K39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43" table:formula="of:=[.X39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H39]+[.L39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7">
            <text:p>37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2" table:formula="of:=MID(['Charpad Export'.J216];2;2)" office:value-type="string" office:string-value="00">
            <text:p>00</text:p>
          </table:table-cell>
          <table:table-cell table:style-name="ce12" table:formula="of:=MID(['Charpad Export'.K216];2;2)" office:value-type="string" office:string-value="00">
            <text:p>00</text:p>
          </table:table-cell>
          <table:table-cell table:style-name="ce12" table:formula="of:=MID(['Charpad Export'.L216];2;2)" office:value-type="string" office:string-value="00">
            <text:p>00</text:p>
          </table:table-cell>
          <table:table-cell table:style-name="ce12" table:formula="of:=MID(['Charpad Export'.M216];2;2)" office:value-type="string" office:string-value="00">
            <text:p>00</text:p>
          </table:table-cell>
          <table:table-cell table:style-name="ce17" table:formula="of:=HEX2DEC([.A40])" office:value-type="float" office:value="0">
            <text:p>0</text:p>
          </table:table-cell>
          <table:table-cell table:style-name="ce20" table:formula="of:=HEX2DEC([.B40])" office:value-type="float" office:value="0">
            <text:p>0</text:p>
          </table:table-cell>
          <table:table-cell table:style-name="ce20" table:formula="of:=HEX2DEC([.C40])" office:value-type="float" office:value="0">
            <text:p>0</text:p>
          </table:table-cell>
          <table:table-cell table:style-name="ce20" table:formula="of:=HEX2DEC([.D40])" office:value-type="float" office:value="0">
            <text:p>0</text:p>
          </table:table-cell>
          <table:table-cell table:style-name="ce16" table:formula="of:=IF(AND([.E40]&gt;=0;[.E40]&lt;=31);&quot;+64&quot;;IF(AND([.E40]&gt;=32;[.E40]&lt;=63);&quot;0&quot;;IF(AND([.E40]&gt;=64;[.E40]&lt;=95);&quot;+32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+64">
            <text:p>+64</text:p>
          </table:table-cell>
          <table:table-cell table:style-name="ce16" table:formula="of:=IF(AND([.F40]&gt;=0;[.F40]&lt;=31);&quot;+64&quot;;IF(AND([.F40]&gt;=32;[.F40]&lt;=63);&quot;0&quot;;IF(AND([.F40]&gt;=64;[.F40]&lt;=95);&quot;+32&quot;;IF(AND([.F40]&gt;=96;[.F40]&lt;=127);&quot;+64&quot;;IF(AND([.F40]&gt;=128;[.F40]&lt;=159);&quot;-64&quot;;IF(AND([.F40]&gt;=160;[.F40]&lt;=191);&quot;-128&quot;;IF(AND([.F40]&gt;=192;[.F40]&lt;=254);&quot;0&quot;;IF(AND([.E40]=255);&quot;-64&quot;;&quot;&quot;))))))))" office:value-type="string" office:string-value="+64">
            <text:p>+64</text:p>
          </table:table-cell>
          <table:table-cell table:style-name="ce16" table:formula="of:=IF(AND([.G40]&gt;=0;[.G40]&lt;=31);&quot;+64&quot;;IF(AND([.G40]&gt;=32;[.G40]&lt;=63);&quot;0&quot;;IF(AND([.G40]&gt;=64;[.G40]&lt;=95);&quot;+32&quot;;IF(AND([.G40]&gt;=96;[.G40]&lt;=127);&quot;+64&quot;;IF(AND([.G40]&gt;=128;[.G40]&lt;=159);&quot;-64&quot;;IF(AND([.G40]&gt;=160;[.G40]&lt;=191);&quot;-128&quot;;IF(AND([.G40]&gt;=192;[.G40]&lt;=254);&quot;0&quot;;IF(AND([.E40]=255);&quot;-64&quot;;&quot;&quot;))))))))" office:value-type="string" office:string-value="+64">
            <text:p>+64</text:p>
          </table:table-cell>
          <table:table-cell table:style-name="ce16" table:formula="of:=IF(AND([.H40]&gt;=0;[.H40]&lt;=31);&quot;+64&quot;;IF(AND([.H40]&gt;=32;[.H40]&lt;=63);&quot;0&quot;;IF(AND([.H40]&gt;=64;[.H40]&lt;=95);&quot;+32&quot;;IF(AND([.H40]&gt;=96;[.H40]&lt;=127);&quot;+64&quot;;IF(AND([.H40]&gt;=128;[.H40]&lt;=159);&quot;-64&quot;;IF(AND([.H40]&gt;=160;[.H40]&lt;=191);&quot;-128&quot;;IF(AND([.H40]&gt;=192;[.H40]&lt;=254);&quot;0&quot;;IF(AND([.E40]=255);&quot;-64&quot;;&quot;&quot;))))))))" office:value-type="string" office:string-value="+64">
            <text:p>+64</text:p>
          </table:table-cell>
          <table:table-cell table:style-name="ce28"/>
          <table:table-cell table:style-name="ce20" table:formula="of:=HEX2DEC([.M40])" office:value-type="float" office:value="0">
            <text:p>0</text:p>
          </table:table-cell>
          <table:table-cell table:style-name="ce20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black}">
            <text:p>{black}</text:p>
          </table:table-cell>
          <table:table-cell table:style-name="ce33"/>
          <table:table-cell table:style-name="ce20" table:formula="of:=HEX2DEC([.P40])" office:value-type="float" office:value="0">
            <text:p>0</text:p>
          </table:table-cell>
          <table:table-cell table:style-name="ce20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black}">
            <text:p>{black}</text:p>
          </table:table-cell>
          <table:table-cell table:style-name="ce33"/>
          <table:table-cell table:style-name="ce20"/>
          <table:table-cell table:style-name="ce20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black}">
            <text:p>{black}</text:p>
          </table:table-cell>
          <table:table-cell table:style-name="ce38"/>
          <table:table-cell table:style-name="ce20" table:formula="of:=HEX2DEC([.V40])" office:value-type="float" office:value="0">
            <text:p>0</text:p>
          </table:table-cell>
          <table:table-cell table:style-name="ce20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black}">
            <text:p>{black}</text:p>
          </table:table-cell>
          <table:table-cell table:style-name="ce40" office:value-type="string">
            <text:p>data"</text:p>
          </table:table-cell>
          <table:table-cell table:style-name="ce43" table:formula="of:=[.O40]" office:value-type="string" office:string-value="{black}">
            <text:p>{black}</text:p>
          </table:table-cell>
          <table:table-cell table:style-name="ce43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43" office:value-type="string">
            <text:p>{</text:p>
          </table:table-cell>
          <table:table-cell table:style-name="ce43" table:formula="of:=[.E40]+[.I40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43" table:formula="of:=[.R40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F40]+[.J40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office:value-type="string">
            <text:p>{down}{left:2}</text:p>
          </table:table-cell>
          <table:table-cell table:style-name="ce43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43" table:formula="of:=[.U40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G40]+[.K40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3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43" table:formula="of:=[.X40]" office:value-type="string" office:string-value="{black}">
            <text:p>{black}</text:p>
          </table:table-cell>
          <table:table-cell table:style-name="ce43" office:value-type="string">
            <text:p>{</text:p>
          </table:table-cell>
          <table:table-cell table:style-name="ce43" table:formula="of:=[.H40]+[.L40]" office:value-type="float" office:value="64">
            <text:p>64</text:p>
          </table:table-cell>
          <table:table-cell table:style-name="ce43" office:value-type="string">
            <text:p>}</text:p>
          </table:table-cell>
          <table:table-cell table:style-name="ce47" office:value-type="string">
            <text:p>"</text:p>
          </table:table-cell>
          <table:table-cell table:style-name="ce11" office:value-type="float" office:value="38">
            <text:p>38</text:p>
          </table:table-cell>
          <table:table-cell table:style-name="ce32"/>
          <table:table-cell table:style-name="ce57" table:number-columns-repeated="5"/>
        </table:table-row>
        <table:table-row table:style-name="ro1">
          <table:table-cell table:style-name="ce12" table:formula="of:=MID(['Charpad Export'.N216];2;2)" office:value-type="string" office:string-value="00">
            <text:p>00</text:p>
          </table:table-cell>
          <table:table-cell table:style-name="ce12" table:formula="of:=MID(['Charpad Export'.O216];2;2)" office:value-type="string" office:string-value="00">
            <text:p>00</text:p>
          </table:table-cell>
          <table:table-cell table:style-name="ce12" table:formula="of:=MID(['Charpad Export'.P216];2;2)" office:value-type="string" office:string-value="00">
            <text:p>00</text:p>
          </table:table-cell>
          <table:table-cell table:style-name="ce12" table:formula="of:=MID(['Charpad Export'.Q216];2;2)" office:value-type="string" office:string-value="00">
            <text:p>00</text:p>
          </table:table-cell>
          <table:table-cell table:style-name="ce18" table:formula="of:=HEX2DEC([.A41])" office:value-type="float" office:value="0">
            <text:p>0</text:p>
          </table:table-cell>
          <table:table-cell table:style-name="ce21" table:formula="of:=HEX2DEC([.B41])" office:value-type="float" office:value="0">
            <text:p>0</text:p>
          </table:table-cell>
          <table:table-cell table:style-name="ce21" table:formula="of:=HEX2DEC([.C41])" office:value-type="float" office:value="0">
            <text:p>0</text:p>
          </table:table-cell>
          <table:table-cell table:style-name="ce21" table:formula="of:=HEX2DEC([.D41])" office:value-type="float" office:value="0">
            <text:p>0</text:p>
          </table:table-cell>
          <table:table-cell table:style-name="ce23" table:formula="of:=IF(AND([.E41]&gt;=0;[.E41]&lt;=31);&quot;+64&quot;;IF(AND([.E41]&gt;=32;[.E41]&lt;=63);&quot;0&quot;;IF(AND([.E41]&gt;=64;[.E41]&lt;=95);&quot;+32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+64">
            <text:p>+64</text:p>
          </table:table-cell>
          <table:table-cell table:style-name="ce23" table:formula="of:=IF(AND([.F41]&gt;=0;[.F41]&lt;=31);&quot;+64&quot;;IF(AND([.F41]&gt;=32;[.F41]&lt;=63);&quot;0&quot;;IF(AND([.F41]&gt;=64;[.F41]&lt;=95);&quot;+32&quot;;IF(AND([.F41]&gt;=96;[.F41]&lt;=127);&quot;+64&quot;;IF(AND([.F41]&gt;=128;[.F41]&lt;=159);&quot;-64&quot;;IF(AND([.F41]&gt;=160;[.F41]&lt;=191);&quot;-128&quot;;IF(AND([.F41]&gt;=192;[.F41]&lt;=254);&quot;0&quot;;IF(AND([.E41]=255);&quot;-64&quot;;&quot;&quot;))))))))" office:value-type="string" office:string-value="+64">
            <text:p>+64</text:p>
          </table:table-cell>
          <table:table-cell table:style-name="ce23" table:formula="of:=IF(AND([.G41]&gt;=0;[.G41]&lt;=31);&quot;+64&quot;;IF(AND([.G41]&gt;=32;[.G41]&lt;=63);&quot;0&quot;;IF(AND([.G41]&gt;=64;[.G41]&lt;=95);&quot;+32&quot;;IF(AND([.G41]&gt;=96;[.G41]&lt;=127);&quot;+64&quot;;IF(AND([.G41]&gt;=128;[.G41]&lt;=159);&quot;-64&quot;;IF(AND([.G41]&gt;=160;[.G41]&lt;=191);&quot;-128&quot;;IF(AND([.G41]&gt;=192;[.G41]&lt;=254);&quot;0&quot;;IF(AND([.E41]=255);&quot;-64&quot;;&quot;&quot;))))))))" office:value-type="string" office:string-value="+64">
            <text:p>+64</text:p>
          </table:table-cell>
          <table:table-cell table:style-name="ce23" table:formula="of:=IF(AND([.H41]&gt;=0;[.H41]&lt;=31);&quot;+64&quot;;IF(AND([.H41]&gt;=32;[.H41]&lt;=63);&quot;0&quot;;IF(AND([.H41]&gt;=64;[.H41]&lt;=95);&quot;+32&quot;;IF(AND([.H41]&gt;=96;[.H41]&lt;=127);&quot;+64&quot;;IF(AND([.H41]&gt;=128;[.H41]&lt;=159);&quot;-64&quot;;IF(AND([.H41]&gt;=160;[.H41]&lt;=191);&quot;-128&quot;;IF(AND([.H41]&gt;=192;[.H41]&lt;=254);&quot;0&quot;;IF(AND([.E41]=255);&quot;-64&quot;;&quot;&quot;))))))))" office:value-type="string" office:string-value="+64">
            <text:p>+64</text:p>
          </table:table-cell>
          <table:table-cell table:style-name="ce29"/>
          <table:table-cell table:style-name="ce21" table:formula="of:=HEX2DEC([.M41])" office:value-type="float" office:value="0">
            <text:p>0</text:p>
          </table:table-cell>
          <table:table-cell table:style-name="ce21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black}">
            <text:p>{black}</text:p>
          </table:table-cell>
          <table:table-cell table:style-name="ce35"/>
          <table:table-cell table:style-name="ce21" table:formula="of:=HEX2DEC([.P41])" office:value-type="float" office:value="0">
            <text:p>0</text:p>
          </table:table-cell>
          <table:table-cell table:style-name="ce21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black}">
            <text:p>{black}</text:p>
          </table:table-cell>
          <table:table-cell table:style-name="ce35"/>
          <table:table-cell table:style-name="ce21"/>
          <table:table-cell table:style-name="ce21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black}">
            <text:p>{black}</text:p>
          </table:table-cell>
          <table:table-cell table:style-name="ce39"/>
          <table:table-cell table:style-name="ce21" table:formula="of:=HEX2DEC([.V41])" office:value-type="float" office:value="0">
            <text:p>0</text:p>
          </table:table-cell>
          <table:table-cell table:style-name="ce21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black}">
            <text:p>{black}</text:p>
          </table:table-cell>
          <table:table-cell table:style-name="ce41" office:value-type="string">
            <text:p>data"</text:p>
          </table:table-cell>
          <table:table-cell table:style-name="ce44" table:formula="of:=[.O41]" office:value-type="string" office:string-value="{black}">
            <text:p>{black}</text:p>
          </table:table-cell>
          <table:table-cell table:style-name="ce44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44" office:value-type="string">
            <text:p>{</text:p>
          </table:table-cell>
          <table:table-cell table:style-name="ce44" table:formula="of:=[.E41]+[.I41]" office:value-type="float" office:value="64">
            <text:p>64</text:p>
          </table:table-cell>
          <table:table-cell table:style-name="ce44" office:value-type="string">
            <text:p>}</text:p>
          </table:table-cell>
          <table:table-cell table:style-name="ce44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44" table:formula="of:=[.R41]" office:value-type="string" office:string-value="{black}">
            <text:p>{black}</text:p>
          </table:table-cell>
          <table:table-cell table:style-name="ce44" office:value-type="string">
            <text:p>{</text:p>
          </table:table-cell>
          <table:table-cell table:style-name="ce44" table:formula="of:=[.F41]+[.J41]" office:value-type="float" office:value="64">
            <text:p>64</text:p>
          </table:table-cell>
          <table:table-cell table:style-name="ce44" office:value-type="string">
            <text:p>}</text:p>
          </table:table-cell>
          <table:table-cell table:style-name="ce44" office:value-type="string">
            <text:p>{down}{left:2}</text:p>
          </table:table-cell>
          <table:table-cell table:style-name="ce44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44" table:formula="of:=[.U41]" office:value-type="string" office:string-value="{black}">
            <text:p>{black}</text:p>
          </table:table-cell>
          <table:table-cell table:style-name="ce44" office:value-type="string">
            <text:p>{</text:p>
          </table:table-cell>
          <table:table-cell table:style-name="ce44" table:formula="of:=[.G41]+[.K41]" office:value-type="float" office:value="64">
            <text:p>64</text:p>
          </table:table-cell>
          <table:table-cell table:style-name="ce44" office:value-type="string">
            <text:p>}</text:p>
          </table:table-cell>
          <table:table-cell table:style-name="ce44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44" table:formula="of:=[.X41]" office:value-type="string" office:string-value="{black}">
            <text:p>{black}</text:p>
          </table:table-cell>
          <table:table-cell table:style-name="ce44" office:value-type="string">
            <text:p>{</text:p>
          </table:table-cell>
          <table:table-cell table:style-name="ce44" table:formula="of:=[.H41]+[.L41]" office:value-type="float" office:value="64">
            <text:p>64</text:p>
          </table:table-cell>
          <table:table-cell table:style-name="ce44" office:value-type="string">
            <text:p>}</text:p>
          </table:table-cell>
          <table:table-cell table:style-name="ce48" office:value-type="string">
            <text:p>"</text:p>
          </table:table-cell>
          <table:table-cell table:style-name="ce11" office:value-type="float" office:value="39">
            <text:p>39</text:p>
          </table:table-cell>
          <table:table-cell table:style-name="ce32"/>
          <table:table-cell table:style-name="ce57" table:number-columns-repeated="5"/>
        </table:table-row>
        <table:table-row table:style-name="ro1" table:number-rows-repeated="1048534">
          <table:table-cell table:number-columns-repeated="54"/>
        </table:table-row>
        <table:table-row table:style-name="ro1"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9">19.12.2022</text:date>, <text:time>19:51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19T19:51:10.02</dc:date>
    <meta:editing-duration>PT10H21M47S</meta:editing-duration>
    <meta:editing-cycles>22</meta:editing-cycles>
    <meta:generator>OpenOffice/4.1.12$Win32 OpenOffice.org_project/4112m1$Build-9809</meta:generator>
    <meta:document-statistic meta:table-count="3" meta:cell-count="9231" meta:object-count="0"/>
  </office:meta>
</office:document-meta>
</file>